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新細明體" svg:font-family="新細明體" style:font-family-generic="roman"/>
    <style:font-face style:name="標楷體" svg:font-family="標楷體" style:font-family-generic="script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58mm"/>
    </style:style>
    <style:style style:name="co2" style:family="table-column">
      <style:table-column-properties fo:break-before="auto" style:column-width="38.31mm"/>
    </style:style>
    <style:style style:name="co3" style:family="table-column">
      <style:table-column-properties fo:break-before="auto" style:column-width="19.47mm"/>
    </style:style>
    <style:style style:name="co4" style:family="table-column">
      <style:table-column-properties fo:break-before="auto" style:column-width="17.78mm"/>
    </style:style>
    <style:style style:name="co5" style:family="table-column">
      <style:table-column-properties fo:break-before="auto" style:column-width="17.99mm"/>
    </style:style>
    <style:style style:name="co6" style:family="table-column">
      <style:table-column-properties fo:break-before="auto" style:column-width="15.66mm"/>
    </style:style>
    <style:style style:name="co7" style:family="table-column">
      <style:table-column-properties fo:break-before="auto" style:column-width="12.28mm"/>
    </style:style>
    <style:style style:name="co8" style:family="table-column">
      <style:table-column-properties fo:break-before="auto" style:column-width="14.82mm"/>
    </style:style>
    <style:style style:name="co9" style:family="table-column">
      <style:table-column-properties fo:break-before="auto" style:column-width="16.72mm"/>
    </style:style>
    <style:style style:name="co10" style:family="table-column">
      <style:table-column-properties fo:break-before="auto" style:column-width="14.61mm"/>
    </style:style>
    <style:style style:name="co11" style:family="table-column">
      <style:table-column-properties fo:break-before="auto" style:column-width="15.45mm"/>
    </style:style>
    <style:style style:name="co12" style:family="table-column">
      <style:table-column-properties fo:break-before="auto" style:column-width="15.88mm"/>
    </style:style>
    <style:style style:name="co13" style:family="table-column">
      <style:table-column-properties fo:break-before="auto" style:column-width="16.93mm"/>
    </style:style>
    <style:style style:name="ro1" style:family="table-row">
      <style:table-row-properties style:row-height="23.28mm" fo:break-before="auto" style:use-optimal-row-height="false"/>
    </style:style>
    <style:style style:name="ro2" style:family="table-row">
      <style:table-row-properties style:row-height="13.23mm" fo:break-before="auto" style:use-optimal-row-height="false"/>
    </style:style>
    <style:style style:name="ro3" style:family="table-row">
      <style:table-row-properties style:row-height="11.11mm" fo:break-before="auto" style:use-optimal-row-height="false"/>
    </style:style>
    <style:style style:name="ro4" style:family="table-row">
      <style:table-row-properties style:row-height="5.72mm" fo:break-before="auto" style:use-optimal-row-height="true"/>
    </style:style>
    <style:style style:name="ta1" style:family="table" style:master-page-name="PageStyle_5f_出國按目的地及性別及年齡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ttb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ttb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ttb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ttb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ttb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 style:data-style-name="N141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 style:data-style-name="N141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 style:data-style-name="N141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42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none" svg:stroke-width="0mm" draw:fill="solid" draw:fill-color="#ffffff" draw:textarea-vertical-align="top" draw:auto-grow-height="false" draw:fit-to-size="false" fo:min-height="0mm" fo:min-width="0mm" fo:padding-top="0.76mm" fo:padding-bottom="0mm" fo:padding-left="0.76mm" fo:padding-right="0mm" fo:wrap-option="wrap"/>
    </style:style>
    <style:style style:name="P1" style:family="paragraph">
      <style:paragraph-properties fo:margin-top="0mm" fo:margin-bottom="0mm" fo:line-height="100%" fo:text-align="start" style:writing-mode="lr-tb"/>
    </style:style>
    <style:style style:name="P2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fo:font-family="新細明體" fo:font-size="10pt" fo:letter-spacing="normal" fo:font-style="normal" style:text-underline-style="none" fo:font-weight="normal" style:font-family-asian="新細明體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style:font-name="Times New Roman" fo:font-size="9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9pt" style:font-size-complex="9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出國按目的地及性別及年齡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6" table:default-cell-style-name="ce9"/>
        <table:table-column table:style-name="co10" table:default-cell-style-name="ce9"/>
        <table:table-column table:style-name="co9" table:default-cell-style-name="ce9"/>
        <table:table-column table:style-name="co11" table:default-cell-style-name="ce9"/>
        <table:table-column table:style-name="co12" table:default-cell-style-name="ce9"/>
        <table:table-column table:style-name="co9" table:default-cell-style-name="ce9"/>
        <table:table-column table:style-name="co10" table:number-columns-repeated="3" table:default-cell-style-name="ce9"/>
        <table:table-column table:style-name="co7" table:number-columns-repeated="2" table:default-cell-style-name="ce9"/>
        <table:table-column table:style-name="co6" table:default-cell-style-name="ce9"/>
        <table:table-column table:style-name="co7" table:number-columns-repeated="2" table:default-cell-style-name="ce9"/>
        <table:table-column table:style-name="co13" table:number-columns-repeated="995" table:default-cell-style-name="Default"/>
        <table:table-row table:style-name="ro1">
          <table:table-cell table:style-name="ce1" office:value-type="string" calcext:value-type="string" table:number-columns-spanned="29" table:number-rows-spanned="1">
            <text:p>表2-6  107年1至12月國人出國人次－按目的地、年齡別及性別分</text:p>
            <text:p>Table 2-6  Outbound Departures of Nationals of the Republic of China by Destination/Age/Gender, January-December,2018</text:p>
          </table:table-cell>
          <table:covered-table-cell table:number-columns-repeated="26" table:style-name="ce10"/>
          <table:covered-table-cell table:style-name="ce10">
            <draw:custom-shape table:end-cell-address="出國按目的地及性別及年齡.AC1" table:end-x="12.16mm" table:end-y="22.48mm" draw:z-index="0" draw:name="Text Box 9" draw:style-name="gr1" draw:text-style-name="P2" svg:width="21mm" svg:height="10.57mm" svg:x="3.44mm" svg:y="11.91mm">
              <text:p text:style-name="P1"><text:span text:style-name="T1">單位</text:span><text:span text:style-name="T1">:</text:span><text:span text:style-name="T1">人次</text:span></text:p>
              <text:p text:style-name="P1"><text:span text:style-name="T1">Unit: Persons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covered-table-cell table:style-name="ce10"/>
          <table:table-cell table:number-columns-repeated="995"/>
        </table:table-row>
        <table:table-row table:style-name="ro2">
          <table:table-cell table:style-name="ce2" office:value-type="string" calcext:value-type="string" table:number-columns-spanned="2" table:number-rows-spanned="2">
            <text:p>首站抵達地</text:p>
            <text:p><text:span text:style-name="T2">First Destination</text:span></text:p>
          </table:table-cell>
          <table:covered-table-cell table:style-name="ce2"/>
          <table:table-cell table:style-name="ce2" office:value-type="string" calcext:value-type="string" table:number-columns-spanned="3" table:number-rows-spanned="1">
            <text:p>總計</text:p>
            <text:p><text:span text:style-name="T2">Grand Total</text:span></text:p>
          </table:table-cell>
          <table:covered-table-cell table:style-name="ce18"/>
          <table:covered-table-cell table:style-name="ce19"/>
          <table:table-cell table:style-name="ce20" office:value-type="string" calcext:value-type="string" table:number-columns-spanned="3" table:number-rows-spanned="1">
            <text:p>12歲以下</text:p>
            <text:p>12 years old and Under</text:p>
          </table:table-cell>
          <table:covered-table-cell table:number-columns-repeated="2" table:style-name="ce20"/>
          <table:table-cell table:style-name="ce20" office:value-type="string" calcext:value-type="string" table:number-columns-spanned="3" table:number-rows-spanned="1">
            <text:p>13至19歲</text:p>
            <text:p>13-19 years old</text:p>
          </table:table-cell>
          <table:covered-table-cell table:number-columns-repeated="2" table:style-name="ce20"/>
          <table:table-cell table:style-name="ce20" office:value-type="string" calcext:value-type="string" table:number-columns-spanned="3" table:number-rows-spanned="1">
            <text:p>20至29歲</text:p>
            <text:p>20-29 years old</text:p>
          </table:table-cell>
          <table:covered-table-cell table:number-columns-repeated="2" table:style-name="ce20"/>
          <table:table-cell table:style-name="ce20" office:value-type="string" calcext:value-type="string" table:number-columns-spanned="3" table:number-rows-spanned="1">
            <text:p>30至39歲</text:p>
            <text:p>30-39 years old</text:p>
          </table:table-cell>
          <table:covered-table-cell table:number-columns-repeated="2" table:style-name="ce20"/>
          <table:table-cell table:style-name="ce20" office:value-type="string" calcext:value-type="string" table:number-columns-spanned="3" table:number-rows-spanned="1">
            <text:p>40至49歲</text:p>
            <text:p>40-49 years old</text:p>
          </table:table-cell>
          <table:covered-table-cell table:number-columns-repeated="2" table:style-name="ce20"/>
          <table:table-cell table:style-name="ce20" office:value-type="string" calcext:value-type="string" table:number-columns-spanned="3" table:number-rows-spanned="1">
            <text:p>50至59歲</text:p>
            <text:p>50-59 years old</text:p>
          </table:table-cell>
          <table:covered-table-cell table:number-columns-repeated="2" table:style-name="ce20"/>
          <table:table-cell table:style-name="ce20" office:value-type="string" calcext:value-type="string" table:number-columns-spanned="3" table:number-rows-spanned="1">
            <text:p>60至65歲</text:p>
            <text:p>60-65 years old</text:p>
          </table:table-cell>
          <table:covered-table-cell table:style-name="ce21"/>
          <table:covered-table-cell table:style-name="ce22"/>
          <table:table-cell table:style-name="ce20" office:value-type="string" calcext:value-type="string" table:number-columns-spanned="3" table:number-rows-spanned="1">
            <text:p>66歲以上</text:p>
            <text:p>66 years old and Over</text:p>
          </table:table-cell>
          <table:covered-table-cell table:style-name="ce21"/>
          <table:covered-table-cell table:style-name="ce22"/>
          <table:table-cell table:number-columns-repeated="995"/>
        </table:table-row>
        <table:table-row table:style-name="ro3">
          <table:covered-table-cell table:number-columns-repeated="2" table:style-name="ce2"/>
          <table:table-cell table:style-name="ce2" office:value-type="string" calcext:value-type="string">
            <text:p>合計</text:p>
            <text:p>Total</text:p>
          </table:table-cell>
          <table:table-cell table:style-name="ce2" office:value-type="string" calcext:value-type="string">
            <text:p>男</text:p>
            <text:p>Male</text:p>
          </table:table-cell>
          <table:table-cell table:style-name="ce2" office:value-type="string" calcext:value-type="string">
            <text:p>女</text:p>
            <text:p>Female</text:p>
          </table:table-cell>
          <table:table-cell table:style-name="ce2" office:value-type="string" calcext:value-type="string">
            <text:p>小計</text:p>
            <text:p><text:span text:style-name="T2">Subtotal</text:span></text:p>
          </table:table-cell>
          <table:table-cell table:style-name="ce2" office:value-type="string" calcext:value-type="string">
            <text:p>男</text:p>
            <text:p>Male</text:p>
          </table:table-cell>
          <table:table-cell table:style-name="ce2" office:value-type="string" calcext:value-type="string">
            <text:p>女</text:p>
            <text:p>Female</text:p>
          </table:table-cell>
          <table:table-cell table:style-name="ce2" office:value-type="string" calcext:value-type="string">
            <text:p>小計</text:p>
            <text:p><text:span text:style-name="T2">Subtotal</text:span></text:p>
          </table:table-cell>
          <table:table-cell table:style-name="ce2" office:value-type="string" calcext:value-type="string">
            <text:p>男</text:p>
            <text:p>Male</text:p>
          </table:table-cell>
          <table:table-cell table:style-name="ce2" office:value-type="string" calcext:value-type="string">
            <text:p>女</text:p>
            <text:p>Female</text:p>
          </table:table-cell>
          <table:table-cell table:style-name="ce2" office:value-type="string" calcext:value-type="string">
            <text:p>小計</text:p>
            <text:p><text:span text:style-name="T2">Subtotal</text:span></text:p>
          </table:table-cell>
          <table:table-cell table:style-name="ce2" office:value-type="string" calcext:value-type="string">
            <text:p>男</text:p>
            <text:p>Male</text:p>
          </table:table-cell>
          <table:table-cell table:style-name="ce2" office:value-type="string" calcext:value-type="string">
            <text:p>女</text:p>
            <text:p>Female</text:p>
          </table:table-cell>
          <table:table-cell table:style-name="ce2" office:value-type="string" calcext:value-type="string">
            <text:p>小計</text:p>
            <text:p><text:span text:style-name="T2">Subtotal</text:span></text:p>
          </table:table-cell>
          <table:table-cell table:style-name="ce2" office:value-type="string" calcext:value-type="string">
            <text:p>男</text:p>
            <text:p>Male</text:p>
          </table:table-cell>
          <table:table-cell table:style-name="ce2" office:value-type="string" calcext:value-type="string">
            <text:p>女</text:p>
            <text:p>Female</text:p>
          </table:table-cell>
          <table:table-cell table:style-name="ce2" office:value-type="string" calcext:value-type="string">
            <text:p>小計</text:p>
            <text:p><text:span text:style-name="T2">Subtotal</text:span></text:p>
          </table:table-cell>
          <table:table-cell table:style-name="ce2" office:value-type="string" calcext:value-type="string">
            <text:p>男</text:p>
            <text:p>Male</text:p>
          </table:table-cell>
          <table:table-cell table:style-name="ce2" office:value-type="string" calcext:value-type="string">
            <text:p>女</text:p>
            <text:p>Female</text:p>
          </table:table-cell>
          <table:table-cell table:style-name="ce2" office:value-type="string" calcext:value-type="string">
            <text:p>小計</text:p>
            <text:p><text:span text:style-name="T2">Subtotal</text:span></text:p>
          </table:table-cell>
          <table:table-cell table:style-name="ce2" office:value-type="string" calcext:value-type="string">
            <text:p>男</text:p>
            <text:p>Male</text:p>
          </table:table-cell>
          <table:table-cell table:style-name="ce2" office:value-type="string" calcext:value-type="string">
            <text:p>女</text:p>
            <text:p>Female</text:p>
          </table:table-cell>
          <table:table-cell table:style-name="ce2" office:value-type="string" calcext:value-type="string">
            <text:p>小計</text:p>
            <text:p><text:span text:style-name="T2">Subtotal</text:span></text:p>
          </table:table-cell>
          <table:table-cell table:style-name="ce2" office:value-type="string" calcext:value-type="string">
            <text:p>男</text:p>
            <text:p>Male</text:p>
          </table:table-cell>
          <table:table-cell table:style-name="ce2" office:value-type="string" calcext:value-type="string">
            <text:p>女</text:p>
            <text:p>Female</text:p>
          </table:table-cell>
          <table:table-cell table:style-name="ce2" office:value-type="string" calcext:value-type="string">
            <text:p>小計</text:p>
            <text:p><text:span text:style-name="T2">Subtotal</text:span></text:p>
          </table:table-cell>
          <table:table-cell table:style-name="ce2" office:value-type="string" calcext:value-type="string">
            <text:p>男</text:p>
            <text:p>Male</text:p>
          </table:table-cell>
          <table:table-cell table:style-name="ce2" office:value-type="string" calcext:value-type="string">
            <text:p>女</text:p>
            <text:p>Female</text:p>
          </table:table-cell>
          <table:table-cell table:number-columns-repeated="995"/>
        </table:table-row>
        <table:table-row table:style-name="ro4">
          <table:table-cell table:style-name="ce3" office:value-type="string" calcext:value-type="string" table:number-columns-spanned="1" table:number-rows-spanned="18">
            <text:p>亞洲地區</text:p>
          </table:table-cell>
          <table:table-cell table:style-name="ce11" office:value-type="string" calcext:value-type="string">
            <text:p>香港 Hong Kong</text:p>
          </table:table-cell>
          <table:table-cell table:style-name="ce14" table:formula="of:=[.D4]+[.E4]" office:value-type="float" office:value="1696265" calcext:value-type="float">
            <text:p>1,696,265 </text:p>
          </table:table-cell>
          <table:table-cell table:style-name="ce14" table:formula="of:=[.G4]+[.J4]+[.M4]+[.P4]+[.S4]+[.V4]+[.Y4]+[.AB4]" office:value-type="float" office:value="922666" calcext:value-type="float">
            <text:p>922,666 </text:p>
          </table:table-cell>
          <table:table-cell table:style-name="ce14" table:formula="of:=[.H4]+[.K4]+[.N4]+[.Q4]+[.T4]+[.W4]+[.Z4]+[.AC4]" office:value-type="float" office:value="773599" calcext:value-type="float">
            <text:p>773,599 </text:p>
          </table:table-cell>
          <table:table-cell table:style-name="ce14" table:formula="of:=[.G4]+[.H4]" office:value-type="float" office:value="99550" calcext:value-type="float">
            <text:p>99,550 </text:p>
          </table:table-cell>
          <table:table-cell table:style-name="ce14" office:value-type="float" office:value="49770" calcext:value-type="float">
            <text:p>49,770 </text:p>
          </table:table-cell>
          <table:table-cell table:style-name="ce14" office:value-type="float" office:value="49780" calcext:value-type="float">
            <text:p>49,780 </text:p>
          </table:table-cell>
          <table:table-cell table:style-name="ce14" table:formula="of:=[.J4]+[.K4]" office:value-type="float" office:value="50343" calcext:value-type="float">
            <text:p>50,343 </text:p>
          </table:table-cell>
          <table:table-cell table:style-name="ce14" office:value-type="float" office:value="23397" calcext:value-type="float">
            <text:p>23,397 </text:p>
          </table:table-cell>
          <table:table-cell table:style-name="ce14" office:value-type="float" office:value="26946" calcext:value-type="float">
            <text:p>26,946 </text:p>
          </table:table-cell>
          <table:table-cell table:style-name="ce14" table:formula="of:=[.M4]+[.N4]" office:value-type="float" office:value="236144" calcext:value-type="float">
            <text:p>236,144 </text:p>
          </table:table-cell>
          <table:table-cell table:style-name="ce14" office:value-type="float" office:value="95566" calcext:value-type="float">
            <text:p>95,566 </text:p>
          </table:table-cell>
          <table:table-cell table:style-name="ce14" office:value-type="float" office:value="140578" calcext:value-type="float">
            <text:p>140,578 </text:p>
          </table:table-cell>
          <table:table-cell table:style-name="ce14" table:formula="of:=[.P4]+[.Q4]" office:value-type="float" office:value="383332" calcext:value-type="float">
            <text:p>383,332 </text:p>
          </table:table-cell>
          <table:table-cell table:style-name="ce14" office:value-type="float" office:value="198348" calcext:value-type="float">
            <text:p>198,348 </text:p>
          </table:table-cell>
          <table:table-cell table:style-name="ce14" office:value-type="float" office:value="184984" calcext:value-type="float">
            <text:p>184,984 </text:p>
          </table:table-cell>
          <table:table-cell table:style-name="ce14" table:formula="of:=[.S4]+[.T4]" office:value-type="float" office:value="401901" calcext:value-type="float">
            <text:p>401,901 </text:p>
          </table:table-cell>
          <table:table-cell table:style-name="ce14" office:value-type="float" office:value="243899" calcext:value-type="float">
            <text:p>243,899 </text:p>
          </table:table-cell>
          <table:table-cell table:style-name="ce14" office:value-type="float" office:value="158002" calcext:value-type="float">
            <text:p>158,002 </text:p>
          </table:table-cell>
          <table:table-cell table:style-name="ce14" table:formula="of:=[.V4]+[.W4]" office:value-type="float" office:value="301650" calcext:value-type="float">
            <text:p>301,650 </text:p>
          </table:table-cell>
          <table:table-cell table:style-name="ce14" office:value-type="float" office:value="180211" calcext:value-type="float">
            <text:p>180,211 </text:p>
          </table:table-cell>
          <table:table-cell table:style-name="ce14" office:value-type="float" office:value="121439" calcext:value-type="float">
            <text:p>121,439 </text:p>
          </table:table-cell>
          <table:table-cell table:style-name="ce14" table:formula="of:=[.Y4]+[.Z4]" office:value-type="float" office:value="123583" calcext:value-type="float">
            <text:p>123,583 </text:p>
          </table:table-cell>
          <table:table-cell table:style-name="ce14" office:value-type="float" office:value="73604" calcext:value-type="float">
            <text:p>73,604 </text:p>
          </table:table-cell>
          <table:table-cell table:style-name="ce14" office:value-type="float" office:value="49979" calcext:value-type="float">
            <text:p>49,979 </text:p>
          </table:table-cell>
          <table:table-cell table:style-name="ce14" table:formula="of:=[.AB4]+[.AC4]" office:value-type="float" office:value="99762" calcext:value-type="float">
            <text:p>99,762 </text:p>
          </table:table-cell>
          <table:table-cell table:style-name="ce14" office:value-type="float" office:value="57871" calcext:value-type="float">
            <text:p>57,871 </text:p>
          </table:table-cell>
          <table:table-cell table:style-name="ce14" office:value-type="float" office:value="41891" calcext:value-type="float">
            <text:p>41,891 </text:p>
          </table:table-cell>
          <table:table-cell table:style-name="ce23"/>
          <table:table-cell table:number-columns-repeated="994"/>
        </table:table-row>
        <table:table-row table:style-name="ro4">
          <table:covered-table-cell table:style-name="ce4"/>
          <table:table-cell table:style-name="ce11" office:value-type="string" calcext:value-type="string">
            <text:p>澳門 Macao</text:p>
          </table:table-cell>
          <table:table-cell table:style-name="ce14" table:formula="of:=[.D5]+[.E5]" office:value-type="float" office:value="605468" calcext:value-type="float">
            <text:p>605,468 </text:p>
          </table:table-cell>
          <table:table-cell table:style-name="ce14" table:formula="of:=[.G5]+[.J5]+[.M5]+[.P5]+[.S5]+[.V5]+[.Y5]+[.AB5]" office:value-type="float" office:value="333132" calcext:value-type="float">
            <text:p>333,132 </text:p>
          </table:table-cell>
          <table:table-cell table:style-name="ce14" table:formula="of:=[.H5]+[.K5]+[.N5]+[.Q5]+[.T5]+[.W5]+[.Z5]+[.AC5]" office:value-type="float" office:value="272336" calcext:value-type="float">
            <text:p>272,336 </text:p>
          </table:table-cell>
          <table:table-cell table:style-name="ce14" table:formula="of:=[.G5]+[.H5]" office:value-type="float" office:value="45434" calcext:value-type="float">
            <text:p>45,434 </text:p>
          </table:table-cell>
          <table:table-cell table:style-name="ce14" office:value-type="float" office:value="23369" calcext:value-type="float">
            <text:p>23,369 </text:p>
          </table:table-cell>
          <table:table-cell table:style-name="ce14" office:value-type="float" office:value="22065" calcext:value-type="float">
            <text:p>22,065 </text:p>
          </table:table-cell>
          <table:table-cell table:style-name="ce14" table:formula="of:=[.J5]+[.K5]" office:value-type="float" office:value="18333" calcext:value-type="float">
            <text:p>18,333 </text:p>
          </table:table-cell>
          <table:table-cell table:style-name="ce14" office:value-type="float" office:value="8826" calcext:value-type="float">
            <text:p>8,826 </text:p>
          </table:table-cell>
          <table:table-cell table:style-name="ce14" office:value-type="float" office:value="9507" calcext:value-type="float">
            <text:p>9,507 </text:p>
          </table:table-cell>
          <table:table-cell table:style-name="ce14" table:formula="of:=[.M5]+[.N5]" office:value-type="float" office:value="82371" calcext:value-type="float">
            <text:p>82,371 </text:p>
          </table:table-cell>
          <table:table-cell table:style-name="ce14" office:value-type="float" office:value="33291" calcext:value-type="float">
            <text:p>33,291 </text:p>
          </table:table-cell>
          <table:table-cell table:style-name="ce14" office:value-type="float" office:value="49080" calcext:value-type="float">
            <text:p>49,080 </text:p>
          </table:table-cell>
          <table:table-cell table:style-name="ce14" table:formula="of:=[.P5]+[.Q5]" office:value-type="float" office:value="133945" calcext:value-type="float">
            <text:p>133,945 </text:p>
          </table:table-cell>
          <table:table-cell table:style-name="ce14" office:value-type="float" office:value="69046" calcext:value-type="float">
            <text:p>69,046 </text:p>
          </table:table-cell>
          <table:table-cell table:style-name="ce14" office:value-type="float" office:value="64899" calcext:value-type="float">
            <text:p>64,899 </text:p>
          </table:table-cell>
          <table:table-cell table:style-name="ce14" table:formula="of:=[.S5]+[.T5]" office:value-type="float" office:value="134288" calcext:value-type="float">
            <text:p>134,288 </text:p>
          </table:table-cell>
          <table:table-cell table:style-name="ce14" office:value-type="float" office:value="79331" calcext:value-type="float">
            <text:p>79,331 </text:p>
          </table:table-cell>
          <table:table-cell table:style-name="ce14" office:value-type="float" office:value="54957" calcext:value-type="float">
            <text:p>54,957 </text:p>
          </table:table-cell>
          <table:table-cell table:style-name="ce14" table:formula="of:=[.V5]+[.W5]" office:value-type="float" office:value="108360" calcext:value-type="float">
            <text:p>108,360 </text:p>
          </table:table-cell>
          <table:table-cell table:style-name="ce14" office:value-type="float" office:value="67224" calcext:value-type="float">
            <text:p>67,224 </text:p>
          </table:table-cell>
          <table:table-cell table:style-name="ce14" office:value-type="float" office:value="41136" calcext:value-type="float">
            <text:p>41,136 </text:p>
          </table:table-cell>
          <table:table-cell table:style-name="ce14" table:formula="of:=[.Y5]+[.Z5]" office:value-type="float" office:value="45295" calcext:value-type="float">
            <text:p>45,295 </text:p>
          </table:table-cell>
          <table:table-cell table:style-name="ce14" office:value-type="float" office:value="28665" calcext:value-type="float">
            <text:p>28,665 </text:p>
          </table:table-cell>
          <table:table-cell table:style-name="ce14" office:value-type="float" office:value="16630" calcext:value-type="float">
            <text:p>16,630 </text:p>
          </table:table-cell>
          <table:table-cell table:style-name="ce14" table:formula="of:=[.AB5]+[.AC5]" office:value-type="float" office:value="37442" calcext:value-type="float">
            <text:p>37,442 </text:p>
          </table:table-cell>
          <table:table-cell table:style-name="ce14" office:value-type="float" office:value="23380" calcext:value-type="float">
            <text:p>23,380 </text:p>
          </table:table-cell>
          <table:table-cell table:style-name="ce14" office:value-type="float" office:value="14062" calcext:value-type="float">
            <text:p>14,062 </text:p>
          </table:table-cell>
          <table:table-cell table:style-name="ce23"/>
          <table:table-cell table:number-columns-repeated="994"/>
        </table:table-row>
        <table:table-row table:style-name="ro4">
          <table:covered-table-cell table:style-name="ce4"/>
          <table:table-cell table:style-name="ce11" office:value-type="string" calcext:value-type="string">
            <text:p>大陸 Mainland China</text:p>
          </table:table-cell>
          <table:table-cell table:style-name="ce14" table:formula="of:=[.D6]+[.E6]" office:value-type="float" office:value="4172704" calcext:value-type="float">
            <text:p>4,172,704 </text:p>
          </table:table-cell>
          <table:table-cell table:style-name="ce14" table:formula="of:=[.G6]+[.J6]+[.M6]+[.P6]+[.S6]+[.V6]+[.Y6]+[.AB6]" office:value-type="float" office:value="2492730" calcext:value-type="float">
            <text:p>2,492,730 </text:p>
          </table:table-cell>
          <table:table-cell table:style-name="ce14" table:formula="of:=[.H6]+[.K6]+[.N6]+[.Q6]+[.T6]+[.W6]+[.Z6]+[.AC6]" office:value-type="float" office:value="1679974" calcext:value-type="float">
            <text:p>1,679,974 </text:p>
          </table:table-cell>
          <table:table-cell table:style-name="ce14" table:formula="of:=[.G6]+[.H6]" office:value-type="float" office:value="169067" calcext:value-type="float">
            <text:p>169,067 </text:p>
          </table:table-cell>
          <table:table-cell table:style-name="ce14" office:value-type="float" office:value="87969" calcext:value-type="float">
            <text:p>87,969 </text:p>
          </table:table-cell>
          <table:table-cell table:style-name="ce14" office:value-type="float" office:value="81098" calcext:value-type="float">
            <text:p>81,098 </text:p>
          </table:table-cell>
          <table:table-cell table:style-name="ce14" table:formula="of:=[.J6]+[.K6]" office:value-type="float" office:value="102930" calcext:value-type="float">
            <text:p>102,930 </text:p>
          </table:table-cell>
          <table:table-cell table:style-name="ce14" office:value-type="float" office:value="51362" calcext:value-type="float">
            <text:p>51,362 </text:p>
          </table:table-cell>
          <table:table-cell table:style-name="ce14" office:value-type="float" office:value="51568" calcext:value-type="float">
            <text:p>51,568 </text:p>
          </table:table-cell>
          <table:table-cell table:style-name="ce14" table:formula="of:=[.M6]+[.N6]" office:value-type="float" office:value="352375" calcext:value-type="float">
            <text:p>352,375 </text:p>
          </table:table-cell>
          <table:table-cell table:style-name="ce14" office:value-type="float" office:value="176717" calcext:value-type="float">
            <text:p>176,717 </text:p>
          </table:table-cell>
          <table:table-cell table:style-name="ce14" office:value-type="float" office:value="175658" calcext:value-type="float">
            <text:p>175,658 </text:p>
          </table:table-cell>
          <table:table-cell table:style-name="ce14" table:formula="of:=[.P6]+[.Q6]" office:value-type="float" office:value="657740" calcext:value-type="float">
            <text:p>657,740 </text:p>
          </table:table-cell>
          <table:table-cell table:style-name="ce14" office:value-type="float" office:value="404842" calcext:value-type="float">
            <text:p>404,842 </text:p>
          </table:table-cell>
          <table:table-cell table:style-name="ce14" office:value-type="float" office:value="252898" calcext:value-type="float">
            <text:p>252,898 </text:p>
          </table:table-cell>
          <table:table-cell table:style-name="ce14" table:formula="of:=[.S6]+[.T6]" office:value-type="float" office:value="968585" calcext:value-type="float">
            <text:p>968,585 </text:p>
          </table:table-cell>
          <table:table-cell table:style-name="ce14" office:value-type="float" office:value="611391" calcext:value-type="float">
            <text:p>611,391 </text:p>
          </table:table-cell>
          <table:table-cell table:style-name="ce14" office:value-type="float" office:value="357194" calcext:value-type="float">
            <text:p>357,194 </text:p>
          </table:table-cell>
          <table:table-cell table:style-name="ce14" table:formula="of:=[.V6]+[.W6]" office:value-type="float" office:value="1010930" calcext:value-type="float">
            <text:p>1,010,930 </text:p>
          </table:table-cell>
          <table:table-cell table:style-name="ce14" office:value-type="float" office:value="609683" calcext:value-type="float">
            <text:p>609,683 </text:p>
          </table:table-cell>
          <table:table-cell table:style-name="ce14" office:value-type="float" office:value="401247" calcext:value-type="float">
            <text:p>401,247 </text:p>
          </table:table-cell>
          <table:table-cell table:style-name="ce14" table:formula="of:=[.Y6]+[.Z6]" office:value-type="float" office:value="478553" calcext:value-type="float">
            <text:p>478,553 </text:p>
          </table:table-cell>
          <table:table-cell table:style-name="ce14" office:value-type="float" office:value="286798" calcext:value-type="float">
            <text:p>286,798 </text:p>
          </table:table-cell>
          <table:table-cell table:style-name="ce14" office:value-type="float" office:value="191755" calcext:value-type="float">
            <text:p>191,755 </text:p>
          </table:table-cell>
          <table:table-cell table:style-name="ce14" table:formula="of:=[.AB6]+[.AC6]" office:value-type="float" office:value="432524" calcext:value-type="float">
            <text:p>432,524 </text:p>
          </table:table-cell>
          <table:table-cell table:style-name="ce14" office:value-type="float" office:value="263968" calcext:value-type="float">
            <text:p>263,968 </text:p>
          </table:table-cell>
          <table:table-cell table:style-name="ce14" office:value-type="float" office:value="168556" calcext:value-type="float">
            <text:p>168,556 </text:p>
          </table:table-cell>
          <table:table-cell table:style-name="ce23"/>
          <table:table-cell table:number-columns-repeated="994"/>
        </table:table-row>
        <table:table-row table:style-name="ro4">
          <table:covered-table-cell table:style-name="ce4"/>
          <table:table-cell table:style-name="ce11" office:value-type="string" calcext:value-type="string">
            <text:p>日本 Japan</text:p>
          </table:table-cell>
          <table:table-cell table:style-name="ce14" table:formula="of:=[.D7]+[.E7]" office:value-type="float" office:value="4825948" calcext:value-type="float">
            <text:p>4,825,948 </text:p>
          </table:table-cell>
          <table:table-cell table:style-name="ce14" table:formula="of:=[.G7]+[.J7]+[.M7]+[.P7]+[.S7]+[.V7]+[.Y7]+[.AB7]" office:value-type="float" office:value="2081033" calcext:value-type="float">
            <text:p>2,081,033 </text:p>
          </table:table-cell>
          <table:table-cell table:style-name="ce14" table:formula="of:=[.H7]+[.K7]+[.N7]+[.Q7]+[.T7]+[.W7]+[.Z7]+[.AC7]" office:value-type="float" office:value="2744915" calcext:value-type="float">
            <text:p>2,744,915 </text:p>
          </table:table-cell>
          <table:table-cell table:style-name="ce14" table:formula="of:=[.G7]+[.H7]" office:value-type="float" office:value="476705" calcext:value-type="float">
            <text:p>476,705 </text:p>
          </table:table-cell>
          <table:table-cell table:style-name="ce14" office:value-type="float" office:value="241486" calcext:value-type="float">
            <text:p>241,486 </text:p>
          </table:table-cell>
          <table:table-cell table:style-name="ce14" office:value-type="float" office:value="235219" calcext:value-type="float">
            <text:p>235,219 </text:p>
          </table:table-cell>
          <table:table-cell table:style-name="ce14" table:formula="of:=[.J7]+[.K7]" office:value-type="float" office:value="219008" calcext:value-type="float">
            <text:p>219,008 </text:p>
          </table:table-cell>
          <table:table-cell table:style-name="ce14" office:value-type="float" office:value="105223" calcext:value-type="float">
            <text:p>105,223 </text:p>
          </table:table-cell>
          <table:table-cell table:style-name="ce14" office:value-type="float" office:value="113785" calcext:value-type="float">
            <text:p>113,785 </text:p>
          </table:table-cell>
          <table:table-cell table:style-name="ce14" table:formula="of:=[.M7]+[.N7]" office:value-type="float" office:value="793350" calcext:value-type="float">
            <text:p>793,350 </text:p>
          </table:table-cell>
          <table:table-cell table:style-name="ce14" office:value-type="float" office:value="324055" calcext:value-type="float">
            <text:p>324,055 </text:p>
          </table:table-cell>
          <table:table-cell table:style-name="ce14" office:value-type="float" office:value="469295" calcext:value-type="float">
            <text:p>469,295 </text:p>
          </table:table-cell>
          <table:table-cell table:style-name="ce14" table:formula="of:=[.P7]+[.Q7]" office:value-type="float" office:value="1127191" calcext:value-type="float">
            <text:p>1,127,191 </text:p>
          </table:table-cell>
          <table:table-cell table:style-name="ce14" office:value-type="float" office:value="496050" calcext:value-type="float">
            <text:p>496,050 </text:p>
          </table:table-cell>
          <table:table-cell table:style-name="ce14" office:value-type="float" office:value="631141" calcext:value-type="float">
            <text:p>631,141 </text:p>
          </table:table-cell>
          <table:table-cell table:style-name="ce14" table:formula="of:=[.S7]+[.T7]" office:value-type="float" office:value="898182" calcext:value-type="float">
            <text:p>898,182 </text:p>
          </table:table-cell>
          <table:table-cell table:style-name="ce14" office:value-type="float" office:value="383881" calcext:value-type="float">
            <text:p>383,881 </text:p>
          </table:table-cell>
          <table:table-cell table:style-name="ce14" office:value-type="float" office:value="514301" calcext:value-type="float">
            <text:p>514,301 </text:p>
          </table:table-cell>
          <table:table-cell table:style-name="ce14" table:formula="of:=[.V7]+[.W7]" office:value-type="float" office:value="682929" calcext:value-type="float">
            <text:p>682,929 </text:p>
          </table:table-cell>
          <table:table-cell table:style-name="ce14" office:value-type="float" office:value="267892" calcext:value-type="float">
            <text:p>267,892 </text:p>
          </table:table-cell>
          <table:table-cell table:style-name="ce14" office:value-type="float" office:value="415037" calcext:value-type="float">
            <text:p>415,037 </text:p>
          </table:table-cell>
          <table:table-cell table:style-name="ce14" table:formula="of:=[.Y7]+[.Z7]" office:value-type="float" office:value="313339" calcext:value-type="float">
            <text:p>313,339 </text:p>
          </table:table-cell>
          <table:table-cell table:style-name="ce14" office:value-type="float" office:value="125703" calcext:value-type="float">
            <text:p>125,703 </text:p>
          </table:table-cell>
          <table:table-cell table:style-name="ce14" office:value-type="float" office:value="187636" calcext:value-type="float">
            <text:p>187,636 </text:p>
          </table:table-cell>
          <table:table-cell table:style-name="ce14" table:formula="of:=[.AB7]+[.AC7]" office:value-type="float" office:value="315244" calcext:value-type="float">
            <text:p>315,244 </text:p>
          </table:table-cell>
          <table:table-cell table:style-name="ce14" office:value-type="float" office:value="136743" calcext:value-type="float">
            <text:p>136,743 </text:p>
          </table:table-cell>
          <table:table-cell table:style-name="ce14" office:value-type="float" office:value="178501" calcext:value-type="float">
            <text:p>178,501 </text:p>
          </table:table-cell>
          <table:table-cell table:style-name="ce23"/>
          <table:table-cell table:number-columns-repeated="994"/>
        </table:table-row>
        <table:table-row table:style-name="ro4">
          <table:covered-table-cell table:style-name="ce4"/>
          <table:table-cell table:style-name="ce11" office:value-type="string" calcext:value-type="string">
            <text:p>韓國 Korea,Republic of</text:p>
          </table:table-cell>
          <table:table-cell table:style-name="ce14" table:formula="of:=[.D8]+[.E8]" office:value-type="float" office:value="1086516" calcext:value-type="float">
            <text:p>1,086,516 </text:p>
          </table:table-cell>
          <table:table-cell table:style-name="ce14" table:formula="of:=[.G8]+[.J8]+[.M8]+[.P8]+[.S8]+[.V8]+[.Y8]+[.AB8]" office:value-type="float" office:value="352043" calcext:value-type="float">
            <text:p>352,043 </text:p>
          </table:table-cell>
          <table:table-cell table:style-name="ce14" table:formula="of:=[.H8]+[.K8]+[.N8]+[.Q8]+[.T8]+[.W8]+[.Z8]+[.AC8]" office:value-type="float" office:value="734473" calcext:value-type="float">
            <text:p>734,473 </text:p>
          </table:table-cell>
          <table:table-cell table:style-name="ce14" table:formula="of:=[.G8]+[.H8]" office:value-type="float" office:value="74929" calcext:value-type="float">
            <text:p>74,929 </text:p>
          </table:table-cell>
          <table:table-cell table:style-name="ce14" office:value-type="float" office:value="36240" calcext:value-type="float">
            <text:p>36,240 </text:p>
          </table:table-cell>
          <table:table-cell table:style-name="ce14" office:value-type="float" office:value="38689" calcext:value-type="float">
            <text:p>38,689 </text:p>
          </table:table-cell>
          <table:table-cell table:style-name="ce14" table:formula="of:=[.J8]+[.K8]" office:value-type="float" office:value="69778" calcext:value-type="float">
            <text:p>69,778 </text:p>
          </table:table-cell>
          <table:table-cell table:style-name="ce14" office:value-type="float" office:value="23451" calcext:value-type="float">
            <text:p>23,451 </text:p>
          </table:table-cell>
          <table:table-cell table:style-name="ce14" office:value-type="float" office:value="46327" calcext:value-type="float">
            <text:p>46,327 </text:p>
          </table:table-cell>
          <table:table-cell table:style-name="ce14" table:formula="of:=[.M8]+[.N8]" office:value-type="float" office:value="232447" calcext:value-type="float">
            <text:p>232,447 </text:p>
          </table:table-cell>
          <table:table-cell table:style-name="ce14" office:value-type="float" office:value="59179" calcext:value-type="float">
            <text:p>59,179 </text:p>
          </table:table-cell>
          <table:table-cell table:style-name="ce14" office:value-type="float" office:value="173268" calcext:value-type="float">
            <text:p>173,268 </text:p>
          </table:table-cell>
          <table:table-cell table:style-name="ce14" table:formula="of:=[.P8]+[.Q8]" office:value-type="float" office:value="265617" calcext:value-type="float">
            <text:p>265,617 </text:p>
          </table:table-cell>
          <table:table-cell table:style-name="ce14" office:value-type="float" office:value="81619" calcext:value-type="float">
            <text:p>81,619 </text:p>
          </table:table-cell>
          <table:table-cell table:style-name="ce14" office:value-type="float" office:value="183998" calcext:value-type="float">
            <text:p>183,998 </text:p>
          </table:table-cell>
          <table:table-cell table:style-name="ce14" table:formula="of:=[.S8]+[.T8]" office:value-type="float" office:value="213605" calcext:value-type="float">
            <text:p>213,605 </text:p>
          </table:table-cell>
          <table:table-cell table:style-name="ce14" office:value-type="float" office:value="70960" calcext:value-type="float">
            <text:p>70,960 </text:p>
          </table:table-cell>
          <table:table-cell table:style-name="ce14" office:value-type="float" office:value="142645" calcext:value-type="float">
            <text:p>142,645 </text:p>
          </table:table-cell>
          <table:table-cell table:style-name="ce14" table:formula="of:=[.V8]+[.W8]" office:value-type="float" office:value="135055" calcext:value-type="float">
            <text:p>135,055 </text:p>
          </table:table-cell>
          <table:table-cell table:style-name="ce14" office:value-type="float" office:value="45819" calcext:value-type="float">
            <text:p>45,819 </text:p>
          </table:table-cell>
          <table:table-cell table:style-name="ce14" office:value-type="float" office:value="89236" calcext:value-type="float">
            <text:p>89,236 </text:p>
          </table:table-cell>
          <table:table-cell table:style-name="ce14" table:formula="of:=[.Y8]+[.Z8]" office:value-type="float" office:value="49590" calcext:value-type="float">
            <text:p>49,590 </text:p>
          </table:table-cell>
          <table:table-cell table:style-name="ce14" office:value-type="float" office:value="17536" calcext:value-type="float">
            <text:p>17,536 </text:p>
          </table:table-cell>
          <table:table-cell table:style-name="ce14" office:value-type="float" office:value="32054" calcext:value-type="float">
            <text:p>32,054 </text:p>
          </table:table-cell>
          <table:table-cell table:style-name="ce14" table:formula="of:=[.AB8]+[.AC8]" office:value-type="float" office:value="45495" calcext:value-type="float">
            <text:p>45,495 </text:p>
          </table:table-cell>
          <table:table-cell table:style-name="ce14" office:value-type="float" office:value="17239" calcext:value-type="float">
            <text:p>17,239 </text:p>
          </table:table-cell>
          <table:table-cell table:style-name="ce14" office:value-type="float" office:value="28256" calcext:value-type="float">
            <text:p>28,256 </text:p>
          </table:table-cell>
          <table:table-cell table:style-name="ce23"/>
          <table:table-cell table:number-columns-repeated="994"/>
        </table:table-row>
        <table:table-row table:style-name="ro4">
          <table:covered-table-cell table:style-name="ce4"/>
          <table:table-cell table:style-name="ce11" office:value-type="string" calcext:value-type="string">
            <text:p>新加坡 Singapore</text:p>
          </table:table-cell>
          <table:table-cell table:style-name="ce14" table:formula="of:=[.D9]+[.E9]" office:value-type="float" office:value="354667" calcext:value-type="float">
            <text:p>354,667 </text:p>
          </table:table-cell>
          <table:table-cell table:style-name="ce14" table:formula="of:=[.G9]+[.J9]+[.M9]+[.P9]+[.S9]+[.V9]+[.Y9]+[.AB9]" office:value-type="float" office:value="160029" calcext:value-type="float">
            <text:p>160,029 </text:p>
          </table:table-cell>
          <table:table-cell table:style-name="ce14" table:formula="of:=[.H9]+[.K9]+[.N9]+[.Q9]+[.T9]+[.W9]+[.Z9]+[.AC9]" office:value-type="float" office:value="194638" calcext:value-type="float">
            <text:p>194,638 </text:p>
          </table:table-cell>
          <table:table-cell table:style-name="ce14" table:formula="of:=[.G9]+[.H9]" office:value-type="float" office:value="32231" calcext:value-type="float">
            <text:p>32,231 </text:p>
          </table:table-cell>
          <table:table-cell table:style-name="ce14" office:value-type="float" office:value="16955" calcext:value-type="float">
            <text:p>16,955 </text:p>
          </table:table-cell>
          <table:table-cell table:style-name="ce14" office:value-type="float" office:value="15276" calcext:value-type="float">
            <text:p>15,276 </text:p>
          </table:table-cell>
          <table:table-cell table:style-name="ce14" table:formula="of:=[.J9]+[.K9]" office:value-type="float" office:value="17071" calcext:value-type="float">
            <text:p>17,071 </text:p>
          </table:table-cell>
          <table:table-cell table:style-name="ce14" office:value-type="float" office:value="8056" calcext:value-type="float">
            <text:p>8,056 </text:p>
          </table:table-cell>
          <table:table-cell table:style-name="ce14" office:value-type="float" office:value="9015" calcext:value-type="float">
            <text:p>9,015 </text:p>
          </table:table-cell>
          <table:table-cell table:style-name="ce14" table:formula="of:=[.M9]+[.N9]" office:value-type="float" office:value="63690" calcext:value-type="float">
            <text:p>63,690 </text:p>
          </table:table-cell>
          <table:table-cell table:style-name="ce14" office:value-type="float" office:value="22825" calcext:value-type="float">
            <text:p>22,825 </text:p>
          </table:table-cell>
          <table:table-cell table:style-name="ce14" office:value-type="float" office:value="40865" calcext:value-type="float">
            <text:p>40,865 </text:p>
          </table:table-cell>
          <table:table-cell table:style-name="ce14" table:formula="of:=[.P9]+[.Q9]" office:value-type="float" office:value="79203" calcext:value-type="float">
            <text:p>79,203 </text:p>
          </table:table-cell>
          <table:table-cell table:style-name="ce14" office:value-type="float" office:value="35025" calcext:value-type="float">
            <text:p>35,025 </text:p>
          </table:table-cell>
          <table:table-cell table:style-name="ce14" office:value-type="float" office:value="44178" calcext:value-type="float">
            <text:p>44,178 </text:p>
          </table:table-cell>
          <table:table-cell table:style-name="ce14" table:formula="of:=[.S9]+[.T9]" office:value-type="float" office:value="71809" calcext:value-type="float">
            <text:p>71,809 </text:p>
          </table:table-cell>
          <table:table-cell table:style-name="ce14" office:value-type="float" office:value="34678" calcext:value-type="float">
            <text:p>34,678 </text:p>
          </table:table-cell>
          <table:table-cell table:style-name="ce14" office:value-type="float" office:value="37131" calcext:value-type="float">
            <text:p>37,131 </text:p>
          </table:table-cell>
          <table:table-cell table:style-name="ce14" table:formula="of:=[.V9]+[.W9]" office:value-type="float" office:value="49658" calcext:value-type="float">
            <text:p>49,658 </text:p>
          </table:table-cell>
          <table:table-cell table:style-name="ce14" office:value-type="float" office:value="23260" calcext:value-type="float">
            <text:p>23,260 </text:p>
          </table:table-cell>
          <table:table-cell table:style-name="ce14" office:value-type="float" office:value="26398" calcext:value-type="float">
            <text:p>26,398 </text:p>
          </table:table-cell>
          <table:table-cell table:style-name="ce14" table:formula="of:=[.Y9]+[.Z9]" office:value-type="float" office:value="20423" calcext:value-type="float">
            <text:p>20,423 </text:p>
          </table:table-cell>
          <table:table-cell table:style-name="ce14" office:value-type="float" office:value="9468" calcext:value-type="float">
            <text:p>9,468 </text:p>
          </table:table-cell>
          <table:table-cell table:style-name="ce14" office:value-type="float" office:value="10955" calcext:value-type="float">
            <text:p>10,955 </text:p>
          </table:table-cell>
          <table:table-cell table:style-name="ce14" table:formula="of:=[.AB9]+[.AC9]" office:value-type="float" office:value="20582" calcext:value-type="float">
            <text:p>20,582 </text:p>
          </table:table-cell>
          <table:table-cell table:style-name="ce14" office:value-type="float" office:value="9762" calcext:value-type="float">
            <text:p>9,762 </text:p>
          </table:table-cell>
          <table:table-cell table:style-name="ce14" office:value-type="float" office:value="10820" calcext:value-type="float">
            <text:p>10,820 </text:p>
          </table:table-cell>
          <table:table-cell table:style-name="ce23"/>
          <table:table-cell table:number-columns-repeated="994"/>
        </table:table-row>
        <table:table-row table:style-name="ro4">
          <table:covered-table-cell table:style-name="ce4"/>
          <table:table-cell table:style-name="ce11" office:value-type="string" calcext:value-type="string">
            <text:p>馬來西亞 Malaysia</text:p>
          </table:table-cell>
          <table:table-cell table:style-name="ce14" table:formula="of:=[.D10]+[.E10]" office:value-type="float" office:value="316926" calcext:value-type="float">
            <text:p>316,926 </text:p>
          </table:table-cell>
          <table:table-cell table:style-name="ce14" table:formula="of:=[.G10]+[.J10]+[.M10]+[.P10]+[.S10]+[.V10]+[.Y10]+[.AB10]" office:value-type="float" office:value="151666" calcext:value-type="float">
            <text:p>151,666 </text:p>
          </table:table-cell>
          <table:table-cell table:style-name="ce14" table:formula="of:=[.H10]+[.K10]+[.N10]+[.Q10]+[.T10]+[.W10]+[.Z10]+[.AC10]" office:value-type="float" office:value="165260" calcext:value-type="float">
            <text:p>165,260 </text:p>
          </table:table-cell>
          <table:table-cell table:style-name="ce14" table:formula="of:=[.G10]+[.H10]" office:value-type="float" office:value="21234" calcext:value-type="float">
            <text:p>21,234 </text:p>
          </table:table-cell>
          <table:table-cell table:style-name="ce14" office:value-type="float" office:value="11224" calcext:value-type="float">
            <text:p>11,224 </text:p>
          </table:table-cell>
          <table:table-cell table:style-name="ce14" office:value-type="float" office:value="10010" calcext:value-type="float">
            <text:p>10,010 </text:p>
          </table:table-cell>
          <table:table-cell table:style-name="ce14" table:formula="of:=[.J10]+[.K10]" office:value-type="float" office:value="14138" calcext:value-type="float">
            <text:p>14,138 </text:p>
          </table:table-cell>
          <table:table-cell table:style-name="ce14" office:value-type="float" office:value="7036" calcext:value-type="float">
            <text:p>7,036 </text:p>
          </table:table-cell>
          <table:table-cell table:style-name="ce14" office:value-type="float" office:value="7102" calcext:value-type="float">
            <text:p>7,102 </text:p>
          </table:table-cell>
          <table:table-cell table:style-name="ce14" table:formula="of:=[.M10]+[.N10]" office:value-type="float" office:value="52906" calcext:value-type="float">
            <text:p>52,906 </text:p>
          </table:table-cell>
          <table:table-cell table:style-name="ce14" office:value-type="float" office:value="23021" calcext:value-type="float">
            <text:p>23,021 </text:p>
          </table:table-cell>
          <table:table-cell table:style-name="ce14" office:value-type="float" office:value="29885" calcext:value-type="float">
            <text:p>29,885 </text:p>
          </table:table-cell>
          <table:table-cell table:style-name="ce14" table:formula="of:=[.P10]+[.Q10]" office:value-type="float" office:value="65184" calcext:value-type="float">
            <text:p>65,184 </text:p>
          </table:table-cell>
          <table:table-cell table:style-name="ce14" office:value-type="float" office:value="31632" calcext:value-type="float">
            <text:p>31,632 </text:p>
          </table:table-cell>
          <table:table-cell table:style-name="ce14" office:value-type="float" office:value="33552" calcext:value-type="float">
            <text:p>33,552 </text:p>
          </table:table-cell>
          <table:table-cell table:style-name="ce14" table:formula="of:=[.S10]+[.T10]" office:value-type="float" office:value="64365" calcext:value-type="float">
            <text:p>64,365 </text:p>
          </table:table-cell>
          <table:table-cell table:style-name="ce14" office:value-type="float" office:value="30709" calcext:value-type="float">
            <text:p>30,709 </text:p>
          </table:table-cell>
          <table:table-cell table:style-name="ce14" office:value-type="float" office:value="33656" calcext:value-type="float">
            <text:p>33,656 </text:p>
          </table:table-cell>
          <table:table-cell table:style-name="ce14" table:formula="of:=[.V10]+[.W10]" office:value-type="float" office:value="54336" calcext:value-type="float">
            <text:p>54,336 </text:p>
          </table:table-cell>
          <table:table-cell table:style-name="ce14" office:value-type="float" office:value="25771" calcext:value-type="float">
            <text:p>25,771 </text:p>
          </table:table-cell>
          <table:table-cell table:style-name="ce14" office:value-type="float" office:value="28565" calcext:value-type="float">
            <text:p>28,565 </text:p>
          </table:table-cell>
          <table:table-cell table:style-name="ce14" table:formula="of:=[.Y10]+[.Z10]" office:value-type="float" office:value="23942" calcext:value-type="float">
            <text:p>23,942 </text:p>
          </table:table-cell>
          <table:table-cell table:style-name="ce14" office:value-type="float" office:value="11726" calcext:value-type="float">
            <text:p>11,726 </text:p>
          </table:table-cell>
          <table:table-cell table:style-name="ce14" office:value-type="float" office:value="12216" calcext:value-type="float">
            <text:p>12,216 </text:p>
          </table:table-cell>
          <table:table-cell table:style-name="ce14" table:formula="of:=[.AB10]+[.AC10]" office:value-type="float" office:value="20821" calcext:value-type="float">
            <text:p>20,821 </text:p>
          </table:table-cell>
          <table:table-cell table:style-name="ce14" office:value-type="float" office:value="10547" calcext:value-type="float">
            <text:p>10,547 </text:p>
          </table:table-cell>
          <table:table-cell table:style-name="ce14" office:value-type="float" office:value="10274" calcext:value-type="float">
            <text:p>10,274 </text:p>
          </table:table-cell>
          <table:table-cell table:style-name="ce23"/>
          <table:table-cell table:number-columns-repeated="994"/>
        </table:table-row>
        <table:table-row table:style-name="ro4">
          <table:covered-table-cell table:style-name="ce4"/>
          <table:table-cell table:style-name="ce11" office:value-type="string" calcext:value-type="string">
            <text:p>泰國 Thailand</text:p>
          </table:table-cell>
          <table:table-cell table:style-name="ce14" table:formula="of:=[.D11]+[.E11]" office:value-type="float" office:value="679145" calcext:value-type="float">
            <text:p>679,145 </text:p>
          </table:table-cell>
          <table:table-cell table:style-name="ce14" table:formula="of:=[.G11]+[.J11]+[.M11]+[.P11]+[.S11]+[.V11]+[.Y11]+[.AB11]" office:value-type="float" office:value="324332" calcext:value-type="float">
            <text:p>324,332 </text:p>
          </table:table-cell>
          <table:table-cell table:style-name="ce14" table:formula="of:=[.H11]+[.K11]+[.N11]+[.Q11]+[.T11]+[.W11]+[.Z11]+[.AC11]" office:value-type="float" office:value="354813" calcext:value-type="float">
            <text:p>354,813 </text:p>
          </table:table-cell>
          <table:table-cell table:style-name="ce14" table:formula="of:=[.G11]+[.H11]" office:value-type="float" office:value="35952" calcext:value-type="float">
            <text:p>35,952 </text:p>
          </table:table-cell>
          <table:table-cell table:style-name="ce14" office:value-type="float" office:value="18420" calcext:value-type="float">
            <text:p>18,420 </text:p>
          </table:table-cell>
          <table:table-cell table:style-name="ce14" office:value-type="float" office:value="17532" calcext:value-type="float">
            <text:p>17,532 </text:p>
          </table:table-cell>
          <table:table-cell table:style-name="ce14" table:formula="of:=[.J11]+[.K11]" office:value-type="float" office:value="24735" calcext:value-type="float">
            <text:p>24,735 </text:p>
          </table:table-cell>
          <table:table-cell table:style-name="ce14" office:value-type="float" office:value="11618" calcext:value-type="float">
            <text:p>11,618 </text:p>
          </table:table-cell>
          <table:table-cell table:style-name="ce14" office:value-type="float" office:value="13117" calcext:value-type="float">
            <text:p>13,117 </text:p>
          </table:table-cell>
          <table:table-cell table:style-name="ce14" table:formula="of:=[.M11]+[.N11]" office:value-type="float" office:value="144771" calcext:value-type="float">
            <text:p>144,771 </text:p>
          </table:table-cell>
          <table:table-cell table:style-name="ce14" office:value-type="float" office:value="63211" calcext:value-type="float">
            <text:p>63,211 </text:p>
          </table:table-cell>
          <table:table-cell table:style-name="ce14" office:value-type="float" office:value="81560" calcext:value-type="float">
            <text:p>81,560 </text:p>
          </table:table-cell>
          <table:table-cell table:style-name="ce14" table:formula="of:=[.P11]+[.Q11]" office:value-type="float" office:value="166881" calcext:value-type="float">
            <text:p>166,881 </text:p>
          </table:table-cell>
          <table:table-cell table:style-name="ce14" office:value-type="float" office:value="79816" calcext:value-type="float">
            <text:p>79,816 </text:p>
          </table:table-cell>
          <table:table-cell table:style-name="ce14" office:value-type="float" office:value="87065" calcext:value-type="float">
            <text:p>87,065 </text:p>
          </table:table-cell>
          <table:table-cell table:style-name="ce14" table:formula="of:=[.S11]+[.T11]" office:value-type="float" office:value="131291" calcext:value-type="float">
            <text:p>131,291 </text:p>
          </table:table-cell>
          <table:table-cell table:style-name="ce14" office:value-type="float" office:value="63560" calcext:value-type="float">
            <text:p>63,560 </text:p>
          </table:table-cell>
          <table:table-cell table:style-name="ce14" office:value-type="float" office:value="67731" calcext:value-type="float">
            <text:p>67,731 </text:p>
          </table:table-cell>
          <table:table-cell table:style-name="ce14" table:formula="of:=[.V11]+[.W11]" office:value-type="float" office:value="99134" calcext:value-type="float">
            <text:p>99,134 </text:p>
          </table:table-cell>
          <table:table-cell table:style-name="ce14" office:value-type="float" office:value="48539" calcext:value-type="float">
            <text:p>48,539 </text:p>
          </table:table-cell>
          <table:table-cell table:style-name="ce14" office:value-type="float" office:value="50595" calcext:value-type="float">
            <text:p>50,595 </text:p>
          </table:table-cell>
          <table:table-cell table:style-name="ce14" table:formula="of:=[.Y11]+[.Z11]" office:value-type="float" office:value="40740" calcext:value-type="float">
            <text:p>40,740 </text:p>
          </table:table-cell>
          <table:table-cell table:style-name="ce14" office:value-type="float" office:value="20404" calcext:value-type="float">
            <text:p>20,404 </text:p>
          </table:table-cell>
          <table:table-cell table:style-name="ce14" office:value-type="float" office:value="20336" calcext:value-type="float">
            <text:p>20,336 </text:p>
          </table:table-cell>
          <table:table-cell table:style-name="ce14" table:formula="of:=[.AB11]+[.AC11]" office:value-type="float" office:value="35641" calcext:value-type="float">
            <text:p>35,641 </text:p>
          </table:table-cell>
          <table:table-cell table:style-name="ce14" office:value-type="float" office:value="18764" calcext:value-type="float">
            <text:p>18,764 </text:p>
          </table:table-cell>
          <table:table-cell table:style-name="ce14" office:value-type="float" office:value="16877" calcext:value-type="float">
            <text:p>16,877 </text:p>
          </table:table-cell>
          <table:table-cell table:style-name="ce23"/>
          <table:table-cell table:number-columns-repeated="994"/>
        </table:table-row>
        <table:table-row table:style-name="ro4">
          <table:covered-table-cell table:style-name="ce4"/>
          <table:table-cell table:style-name="ce11" office:value-type="string" calcext:value-type="string">
            <text:p>菲律賓 Philippines</text:p>
          </table:table-cell>
          <table:table-cell table:style-name="ce14" table:formula="of:=[.D12]+[.E12]" office:value-type="float" office:value="246691" calcext:value-type="float">
            <text:p>246,691 </text:p>
          </table:table-cell>
          <table:table-cell table:style-name="ce14" table:formula="of:=[.G12]+[.J12]+[.M12]+[.P12]+[.S12]+[.V12]+[.Y12]+[.AB12]" office:value-type="float" office:value="130463" calcext:value-type="float">
            <text:p>130,463 </text:p>
          </table:table-cell>
          <table:table-cell table:style-name="ce14" table:formula="of:=[.H12]+[.K12]+[.N12]+[.Q12]+[.T12]+[.W12]+[.Z12]+[.AC12]" office:value-type="float" office:value="116228" calcext:value-type="float">
            <text:p>116,228 </text:p>
          </table:table-cell>
          <table:table-cell table:style-name="ce14" table:formula="of:=[.G12]+[.H12]" office:value-type="float" office:value="11785" calcext:value-type="float">
            <text:p>11,785 </text:p>
          </table:table-cell>
          <table:table-cell table:style-name="ce14" office:value-type="float" office:value="6077" calcext:value-type="float">
            <text:p>6,077 </text:p>
          </table:table-cell>
          <table:table-cell table:style-name="ce14" office:value-type="float" office:value="5708" calcext:value-type="float">
            <text:p>5,708 </text:p>
          </table:table-cell>
          <table:table-cell table:style-name="ce14" table:formula="of:=[.J12]+[.K12]" office:value-type="float" office:value="9800" calcext:value-type="float">
            <text:p>9,800 </text:p>
          </table:table-cell>
          <table:table-cell table:style-name="ce14" office:value-type="float" office:value="4873" calcext:value-type="float">
            <text:p>4,873 </text:p>
          </table:table-cell>
          <table:table-cell table:style-name="ce14" office:value-type="float" office:value="4927" calcext:value-type="float">
            <text:p>4,927 </text:p>
          </table:table-cell>
          <table:table-cell table:style-name="ce14" table:formula="of:=[.M12]+[.N12]" office:value-type="float" office:value="61073" calcext:value-type="float">
            <text:p>61,073 </text:p>
          </table:table-cell>
          <table:table-cell table:style-name="ce14" office:value-type="float" office:value="26490" calcext:value-type="float">
            <text:p>26,490 </text:p>
          </table:table-cell>
          <table:table-cell table:style-name="ce14" office:value-type="float" office:value="34583" calcext:value-type="float">
            <text:p>34,583 </text:p>
          </table:table-cell>
          <table:table-cell table:style-name="ce14" table:formula="of:=[.P12]+[.Q12]" office:value-type="float" office:value="61593" calcext:value-type="float">
            <text:p>61,593 </text:p>
          </table:table-cell>
          <table:table-cell table:style-name="ce14" office:value-type="float" office:value="33237" calcext:value-type="float">
            <text:p>33,237 </text:p>
          </table:table-cell>
          <table:table-cell table:style-name="ce14" office:value-type="float" office:value="28356" calcext:value-type="float">
            <text:p>28,356 </text:p>
          </table:table-cell>
          <table:table-cell table:style-name="ce14" table:formula="of:=[.S12]+[.T12]" office:value-type="float" office:value="44973" calcext:value-type="float">
            <text:p>44,973 </text:p>
          </table:table-cell>
          <table:table-cell table:style-name="ce14" office:value-type="float" office:value="25685" calcext:value-type="float">
            <text:p>25,685 </text:p>
          </table:table-cell>
          <table:table-cell table:style-name="ce14" office:value-type="float" office:value="19288" calcext:value-type="float">
            <text:p>19,288 </text:p>
          </table:table-cell>
          <table:table-cell table:style-name="ce14" table:formula="of:=[.V12]+[.W12]" office:value-type="float" office:value="32460" calcext:value-type="float">
            <text:p>32,460 </text:p>
          </table:table-cell>
          <table:table-cell table:style-name="ce14" office:value-type="float" office:value="18934" calcext:value-type="float">
            <text:p>18,934 </text:p>
          </table:table-cell>
          <table:table-cell table:style-name="ce14" office:value-type="float" office:value="13526" calcext:value-type="float">
            <text:p>13,526 </text:p>
          </table:table-cell>
          <table:table-cell table:style-name="ce14" table:formula="of:=[.Y12]+[.Z12]" office:value-type="float" office:value="13095" calcext:value-type="float">
            <text:p>13,095 </text:p>
          </table:table-cell>
          <table:table-cell table:style-name="ce14" office:value-type="float" office:value="7915" calcext:value-type="float">
            <text:p>7,915 </text:p>
          </table:table-cell>
          <table:table-cell table:style-name="ce14" office:value-type="float" office:value="5180" calcext:value-type="float">
            <text:p>5,180 </text:p>
          </table:table-cell>
          <table:table-cell table:style-name="ce14" table:formula="of:=[.AB12]+[.AC12]" office:value-type="float" office:value="11912" calcext:value-type="float">
            <text:p>11,912 </text:p>
          </table:table-cell>
          <table:table-cell table:style-name="ce14" office:value-type="float" office:value="7252" calcext:value-type="float">
            <text:p>7,252 </text:p>
          </table:table-cell>
          <table:table-cell table:style-name="ce14" office:value-type="float" office:value="4660" calcext:value-type="float">
            <text:p>4,660 </text:p>
          </table:table-cell>
          <table:table-cell table:style-name="ce23"/>
          <table:table-cell table:number-columns-repeated="994"/>
        </table:table-row>
        <table:table-row table:style-name="ro4">
          <table:covered-table-cell table:style-name="ce4"/>
          <table:table-cell table:style-name="ce11" office:value-type="string" calcext:value-type="string">
            <text:p>印尼 Indonesia</text:p>
          </table:table-cell>
          <table:table-cell table:style-name="ce14" table:formula="of:=[.D13]+[.E13]" office:value-type="float" office:value="170013" calcext:value-type="float">
            <text:p>170,013 </text:p>
          </table:table-cell>
          <table:table-cell table:style-name="ce14" table:formula="of:=[.G13]+[.J13]+[.M13]+[.P13]+[.S13]+[.V13]+[.Y13]+[.AB13]" office:value-type="float" office:value="85293" calcext:value-type="float">
            <text:p>85,293 </text:p>
          </table:table-cell>
          <table:table-cell table:style-name="ce14" table:formula="of:=[.H13]+[.K13]+[.N13]+[.Q13]+[.T13]+[.W13]+[.Z13]+[.AC13]" office:value-type="float" office:value="84720" calcext:value-type="float">
            <text:p>84,720 </text:p>
          </table:table-cell>
          <table:table-cell table:style-name="ce14" table:formula="of:=[.G13]+[.H13]" office:value-type="float" office:value="10912" calcext:value-type="float">
            <text:p>10,912 </text:p>
          </table:table-cell>
          <table:table-cell table:style-name="ce14" office:value-type="float" office:value="5666" calcext:value-type="float">
            <text:p>5,666 </text:p>
          </table:table-cell>
          <table:table-cell table:style-name="ce14" office:value-type="float" office:value="5246" calcext:value-type="float">
            <text:p>5,246 </text:p>
          </table:table-cell>
          <table:table-cell table:style-name="ce14" table:formula="of:=[.J13]+[.K13]" office:value-type="float" office:value="6808" calcext:value-type="float">
            <text:p>6,808 </text:p>
          </table:table-cell>
          <table:table-cell table:style-name="ce14" office:value-type="float" office:value="3233" calcext:value-type="float">
            <text:p>3,233 </text:p>
          </table:table-cell>
          <table:table-cell table:style-name="ce14" office:value-type="float" office:value="3575" calcext:value-type="float">
            <text:p>3,575 </text:p>
          </table:table-cell>
          <table:table-cell table:style-name="ce14" table:formula="of:=[.M13]+[.N13]" office:value-type="float" office:value="28527" calcext:value-type="float">
            <text:p>28,527 </text:p>
          </table:table-cell>
          <table:table-cell table:style-name="ce14" office:value-type="float" office:value="12148" calcext:value-type="float">
            <text:p>12,148 </text:p>
          </table:table-cell>
          <table:table-cell table:style-name="ce14" office:value-type="float" office:value="16379" calcext:value-type="float">
            <text:p>16,379 </text:p>
          </table:table-cell>
          <table:table-cell table:style-name="ce14" table:formula="of:=[.P13]+[.Q13]" office:value-type="float" office:value="39958" calcext:value-type="float">
            <text:p>39,958 </text:p>
          </table:table-cell>
          <table:table-cell table:style-name="ce14" office:value-type="float" office:value="19676" calcext:value-type="float">
            <text:p>19,676 </text:p>
          </table:table-cell>
          <table:table-cell table:style-name="ce14" office:value-type="float" office:value="20282" calcext:value-type="float">
            <text:p>20,282 </text:p>
          </table:table-cell>
          <table:table-cell table:style-name="ce14" table:formula="of:=[.S13]+[.T13]" office:value-type="float" office:value="35491" calcext:value-type="float">
            <text:p>35,491 </text:p>
          </table:table-cell>
          <table:table-cell table:style-name="ce14" office:value-type="float" office:value="17607" calcext:value-type="float">
            <text:p>17,607 </text:p>
          </table:table-cell>
          <table:table-cell table:style-name="ce14" office:value-type="float" office:value="17884" calcext:value-type="float">
            <text:p>17,884 </text:p>
          </table:table-cell>
          <table:table-cell table:style-name="ce14" table:formula="of:=[.V13]+[.W13]" office:value-type="float" office:value="27860" calcext:value-type="float">
            <text:p>27,860 </text:p>
          </table:table-cell>
          <table:table-cell table:style-name="ce14" office:value-type="float" office:value="15282" calcext:value-type="float">
            <text:p>15,282 </text:p>
          </table:table-cell>
          <table:table-cell table:style-name="ce14" office:value-type="float" office:value="12578" calcext:value-type="float">
            <text:p>12,578 </text:p>
          </table:table-cell>
          <table:table-cell table:style-name="ce14" table:formula="of:=[.Y13]+[.Z13]" office:value-type="float" office:value="11065" calcext:value-type="float">
            <text:p>11,065 </text:p>
          </table:table-cell>
          <table:table-cell table:style-name="ce14" office:value-type="float" office:value="6441" calcext:value-type="float">
            <text:p>6,441 </text:p>
          </table:table-cell>
          <table:table-cell table:style-name="ce14" office:value-type="float" office:value="4624" calcext:value-type="float">
            <text:p>4,624 </text:p>
          </table:table-cell>
          <table:table-cell table:style-name="ce14" table:formula="of:=[.AB13]+[.AC13]" office:value-type="float" office:value="9392" calcext:value-type="float">
            <text:p>9,392 </text:p>
          </table:table-cell>
          <table:table-cell table:style-name="ce14" office:value-type="float" office:value="5240" calcext:value-type="float">
            <text:p>5,240 </text:p>
          </table:table-cell>
          <table:table-cell table:style-name="ce14" office:value-type="float" office:value="4152" calcext:value-type="float">
            <text:p>4,152 </text:p>
          </table:table-cell>
          <table:table-cell table:style-name="ce23"/>
          <table:table-cell table:number-columns-repeated="994"/>
        </table:table-row>
        <table:table-row table:style-name="ro4">
          <table:covered-table-cell table:style-name="ce4"/>
          <table:table-cell table:style-name="ce11" office:value-type="string" calcext:value-type="string">
            <text:p>汶淶 Brunei</text:p>
          </table:table-cell>
          <table:table-cell table:style-name="ce14" table:formula="of:=[.D14]+[.E14]" office:value-type="float" office:value="1093" calcext:value-type="float">
            <text:p>1,093 </text:p>
          </table:table-cell>
          <table:table-cell table:style-name="ce14" table:formula="of:=[.G14]+[.J14]+[.M14]+[.P14]+[.S14]+[.V14]+[.Y14]+[.AB14]" office:value-type="float" office:value="533" calcext:value-type="float">
            <text:p>533 </text:p>
          </table:table-cell>
          <table:table-cell table:style-name="ce14" table:formula="of:=[.H14]+[.K14]+[.N14]+[.Q14]+[.T14]+[.W14]+[.Z14]+[.AC14]" office:value-type="float" office:value="560" calcext:value-type="float">
            <text:p>560 </text:p>
          </table:table-cell>
          <table:table-cell table:style-name="ce14" table:formula="of:=[.G14]+[.H14]" office:value-type="float" office:value="15" calcext:value-type="float">
            <text:p>15 </text:p>
          </table:table-cell>
          <table:table-cell table:style-name="ce14" office:value-type="float" office:value="11" calcext:value-type="float">
            <text:p>11 </text:p>
          </table:table-cell>
          <table:table-cell table:style-name="ce14" office:value-type="float" office:value="4" calcext:value-type="float">
            <text:p>4 </text:p>
          </table:table-cell>
          <table:table-cell table:style-name="ce14" table:formula="of:=[.J14]+[.K14]" office:value-type="float" office:value="9" calcext:value-type="float">
            <text:p>9 </text:p>
          </table:table-cell>
          <table:table-cell table:style-name="ce14" office:value-type="float" office:value="6" calcext:value-type="float">
            <text:p>6 </text:p>
          </table:table-cell>
          <table:table-cell table:style-name="ce14" office:value-type="float" office:value="3" calcext:value-type="float">
            <text:p>3 </text:p>
          </table:table-cell>
          <table:table-cell table:style-name="ce14" table:formula="of:=[.M14]+[.N14]" office:value-type="float" office:value="84" calcext:value-type="float">
            <text:p>84 </text:p>
          </table:table-cell>
          <table:table-cell table:style-name="ce14" office:value-type="float" office:value="37" calcext:value-type="float">
            <text:p>37 </text:p>
          </table:table-cell>
          <table:table-cell table:style-name="ce14" office:value-type="float" office:value="47" calcext:value-type="float">
            <text:p>47 </text:p>
          </table:table-cell>
          <table:table-cell table:style-name="ce14" table:formula="of:=[.P14]+[.Q14]" office:value-type="float" office:value="114" calcext:value-type="float">
            <text:p>114 </text:p>
          </table:table-cell>
          <table:table-cell table:style-name="ce14" office:value-type="float" office:value="60" calcext:value-type="float">
            <text:p>60 </text:p>
          </table:table-cell>
          <table:table-cell table:style-name="ce14" office:value-type="float" office:value="54" calcext:value-type="float">
            <text:p>54 </text:p>
          </table:table-cell>
          <table:table-cell table:style-name="ce14" table:formula="of:=[.S14]+[.T14]" office:value-type="float" office:value="174" calcext:value-type="float">
            <text:p>174 </text:p>
          </table:table-cell>
          <table:table-cell table:style-name="ce14" office:value-type="float" office:value="93" calcext:value-type="float">
            <text:p>93 </text:p>
          </table:table-cell>
          <table:table-cell table:style-name="ce14" office:value-type="float" office:value="81" calcext:value-type="float">
            <text:p>81 </text:p>
          </table:table-cell>
          <table:table-cell table:style-name="ce14" table:formula="of:=[.V14]+[.W14]" office:value-type="float" office:value="298" calcext:value-type="float">
            <text:p>298 </text:p>
          </table:table-cell>
          <table:table-cell table:style-name="ce14" office:value-type="float" office:value="125" calcext:value-type="float">
            <text:p>125 </text:p>
          </table:table-cell>
          <table:table-cell table:style-name="ce14" office:value-type="float" office:value="173" calcext:value-type="float">
            <text:p>173 </text:p>
          </table:table-cell>
          <table:table-cell table:style-name="ce14" table:formula="of:=[.Y14]+[.Z14]" office:value-type="float" office:value="180" calcext:value-type="float">
            <text:p>180 </text:p>
          </table:table-cell>
          <table:table-cell table:style-name="ce14" office:value-type="float" office:value="91" calcext:value-type="float">
            <text:p>91 </text:p>
          </table:table-cell>
          <table:table-cell table:style-name="ce14" office:value-type="float" office:value="89" calcext:value-type="float">
            <text:p>89 </text:p>
          </table:table-cell>
          <table:table-cell table:style-name="ce14" table:formula="of:=[.AB14]+[.AC14]" office:value-type="float" office:value="219" calcext:value-type="float">
            <text:p>219 </text:p>
          </table:table-cell>
          <table:table-cell table:style-name="ce14" office:value-type="float" office:value="110" calcext:value-type="float">
            <text:p>110 </text:p>
          </table:table-cell>
          <table:table-cell table:style-name="ce14" office:value-type="float" office:value="109" calcext:value-type="float">
            <text:p>109 </text:p>
          </table:table-cell>
          <table:table-cell table:style-name="ce23"/>
          <table:table-cell table:number-columns-repeated="994"/>
        </table:table-row>
        <table:table-row table:style-name="ro4">
          <table:covered-table-cell table:style-name="ce4"/>
          <table:table-cell table:style-name="ce11" office:value-type="string" calcext:value-type="string">
            <text:p>越南 Vietnam</text:p>
          </table:table-cell>
          <table:table-cell table:style-name="ce14" table:formula="of:=[.D15]+[.E15]" office:value-type="float" office:value="659123" calcext:value-type="float">
            <text:p>659,123 </text:p>
          </table:table-cell>
          <table:table-cell table:style-name="ce14" table:formula="of:=[.G15]+[.J15]+[.M15]+[.P15]+[.S15]+[.V15]+[.Y15]+[.AB15]" office:value-type="float" office:value="365086" calcext:value-type="float">
            <text:p>365,086 </text:p>
          </table:table-cell>
          <table:table-cell table:style-name="ce14" table:formula="of:=[.H15]+[.K15]+[.N15]+[.Q15]+[.T15]+[.W15]+[.Z15]+[.AC15]" office:value-type="float" office:value="294037" calcext:value-type="float">
            <text:p>294,037 </text:p>
          </table:table-cell>
          <table:table-cell table:style-name="ce14" table:formula="of:=[.G15]+[.H15]" office:value-type="float" office:value="40332" calcext:value-type="float">
            <text:p>40,332 </text:p>
          </table:table-cell>
          <table:table-cell table:style-name="ce14" office:value-type="float" office:value="20611" calcext:value-type="float">
            <text:p>20,611 </text:p>
          </table:table-cell>
          <table:table-cell table:style-name="ce14" office:value-type="float" office:value="19721" calcext:value-type="float">
            <text:p>19,721 </text:p>
          </table:table-cell>
          <table:table-cell table:style-name="ce14" table:formula="of:=[.J15]+[.K15]" office:value-type="float" office:value="22176" calcext:value-type="float">
            <text:p>22,176 </text:p>
          </table:table-cell>
          <table:table-cell table:style-name="ce14" office:value-type="float" office:value="10478" calcext:value-type="float">
            <text:p>10,478 </text:p>
          </table:table-cell>
          <table:table-cell table:style-name="ce14" office:value-type="float" office:value="11698" calcext:value-type="float">
            <text:p>11,698 </text:p>
          </table:table-cell>
          <table:table-cell table:style-name="ce14" table:formula="of:=[.M15]+[.N15]" office:value-type="float" office:value="59077" calcext:value-type="float">
            <text:p>59,077 </text:p>
          </table:table-cell>
          <table:table-cell table:style-name="ce14" office:value-type="float" office:value="28780" calcext:value-type="float">
            <text:p>28,780 </text:p>
          </table:table-cell>
          <table:table-cell table:style-name="ce14" office:value-type="float" office:value="30297" calcext:value-type="float">
            <text:p>30,297 </text:p>
          </table:table-cell>
          <table:table-cell table:style-name="ce14" table:formula="of:=[.P15]+[.Q15]" office:value-type="float" office:value="155283" calcext:value-type="float">
            <text:p>155,283 </text:p>
          </table:table-cell>
          <table:table-cell table:style-name="ce14" office:value-type="float" office:value="73170" calcext:value-type="float">
            <text:p>73,170 </text:p>
          </table:table-cell>
          <table:table-cell table:style-name="ce14" office:value-type="float" office:value="82113" calcext:value-type="float">
            <text:p>82,113 </text:p>
          </table:table-cell>
          <table:table-cell table:style-name="ce14" table:formula="of:=[.S15]+[.T15]" office:value-type="float" office:value="143180" calcext:value-type="float">
            <text:p>143,180 </text:p>
          </table:table-cell>
          <table:table-cell table:style-name="ce14" office:value-type="float" office:value="83571" calcext:value-type="float">
            <text:p>83,571 </text:p>
          </table:table-cell>
          <table:table-cell table:style-name="ce14" office:value-type="float" office:value="59609" calcext:value-type="float">
            <text:p>59,609 </text:p>
          </table:table-cell>
          <table:table-cell table:style-name="ce14" table:formula="of:=[.V15]+[.W15]" office:value-type="float" office:value="131687" calcext:value-type="float">
            <text:p>131,687 </text:p>
          </table:table-cell>
          <table:table-cell table:style-name="ce14" office:value-type="float" office:value="82103" calcext:value-type="float">
            <text:p>82,103 </text:p>
          </table:table-cell>
          <table:table-cell table:style-name="ce14" office:value-type="float" office:value="49584" calcext:value-type="float">
            <text:p>49,584 </text:p>
          </table:table-cell>
          <table:table-cell table:style-name="ce14" table:formula="of:=[.Y15]+[.Z15]" office:value-type="float" office:value="60289" calcext:value-type="float">
            <text:p>60,289 </text:p>
          </table:table-cell>
          <table:table-cell table:style-name="ce14" office:value-type="float" office:value="37849" calcext:value-type="float">
            <text:p>37,849 </text:p>
          </table:table-cell>
          <table:table-cell table:style-name="ce14" office:value-type="float" office:value="22440" calcext:value-type="float">
            <text:p>22,440 </text:p>
          </table:table-cell>
          <table:table-cell table:style-name="ce14" table:formula="of:=[.AB15]+[.AC15]" office:value-type="float" office:value="47099" calcext:value-type="float">
            <text:p>47,099 </text:p>
          </table:table-cell>
          <table:table-cell table:style-name="ce14" office:value-type="float" office:value="28524" calcext:value-type="float">
            <text:p>28,524 </text:p>
          </table:table-cell>
          <table:table-cell table:style-name="ce14" office:value-type="float" office:value="18575" calcext:value-type="float">
            <text:p>18,575 </text:p>
          </table:table-cell>
          <table:table-cell table:style-name="ce23"/>
          <table:table-cell table:number-columns-repeated="994"/>
        </table:table-row>
        <table:table-row table:style-name="ro4">
          <table:covered-table-cell table:style-name="ce4"/>
          <table:table-cell table:style-name="ce11" office:value-type="string" calcext:value-type="string">
            <text:p>緬甸 Myanmar</text:p>
          </table:table-cell>
          <table:table-cell table:style-name="ce14" table:formula="of:=[.D16]+[.E16]" office:value-type="float" office:value="25101" calcext:value-type="float">
            <text:p>25,101 </text:p>
          </table:table-cell>
          <table:table-cell table:style-name="ce14" table:formula="of:=[.G16]+[.J16]+[.M16]+[.P16]+[.S16]+[.V16]+[.Y16]+[.AB16]" office:value-type="float" office:value="14652" calcext:value-type="float">
            <text:p>14,652 </text:p>
          </table:table-cell>
          <table:table-cell table:style-name="ce14" table:formula="of:=[.H16]+[.K16]+[.N16]+[.Q16]+[.T16]+[.W16]+[.Z16]+[.AC16]" office:value-type="float" office:value="10449" calcext:value-type="float">
            <text:p>10,449 </text:p>
          </table:table-cell>
          <table:table-cell table:style-name="ce14" table:formula="of:=[.G16]+[.H16]" office:value-type="float" office:value="960" calcext:value-type="float">
            <text:p>960 </text:p>
          </table:table-cell>
          <table:table-cell table:style-name="ce14" office:value-type="float" office:value="498" calcext:value-type="float">
            <text:p>498 </text:p>
          </table:table-cell>
          <table:table-cell table:style-name="ce14" office:value-type="float" office:value="462" calcext:value-type="float">
            <text:p>462 </text:p>
          </table:table-cell>
          <table:table-cell table:style-name="ce14" table:formula="of:=[.J16]+[.K16]" office:value-type="float" office:value="629" calcext:value-type="float">
            <text:p>629 </text:p>
          </table:table-cell>
          <table:table-cell table:style-name="ce14" office:value-type="float" office:value="295" calcext:value-type="float">
            <text:p>295 </text:p>
          </table:table-cell>
          <table:table-cell table:style-name="ce14" office:value-type="float" office:value="334" calcext:value-type="float">
            <text:p>334 </text:p>
          </table:table-cell>
          <table:table-cell table:style-name="ce14" table:formula="of:=[.M16]+[.N16]" office:value-type="float" office:value="2128" calcext:value-type="float">
            <text:p>2,128 </text:p>
          </table:table-cell>
          <table:table-cell table:style-name="ce14" office:value-type="float" office:value="1158" calcext:value-type="float">
            <text:p>1,158 </text:p>
          </table:table-cell>
          <table:table-cell table:style-name="ce14" office:value-type="float" office:value="970" calcext:value-type="float">
            <text:p>970 </text:p>
          </table:table-cell>
          <table:table-cell table:style-name="ce14" table:formula="of:=[.P16]+[.Q16]" office:value-type="float" office:value="4110" calcext:value-type="float">
            <text:p>4,110 </text:p>
          </table:table-cell>
          <table:table-cell table:style-name="ce14" office:value-type="float" office:value="2525" calcext:value-type="float">
            <text:p>2,525 </text:p>
          </table:table-cell>
          <table:table-cell table:style-name="ce14" office:value-type="float" office:value="1585" calcext:value-type="float">
            <text:p>1,585 </text:p>
          </table:table-cell>
          <table:table-cell table:style-name="ce14" table:formula="of:=[.S16]+[.T16]" office:value-type="float" office:value="5527" calcext:value-type="float">
            <text:p>5,527 </text:p>
          </table:table-cell>
          <table:table-cell table:style-name="ce14" office:value-type="float" office:value="3224" calcext:value-type="float">
            <text:p>3,224 </text:p>
          </table:table-cell>
          <table:table-cell table:style-name="ce14" office:value-type="float" office:value="2303" calcext:value-type="float">
            <text:p>2,303 </text:p>
          </table:table-cell>
          <table:table-cell table:style-name="ce14" table:formula="of:=[.V16]+[.W16]" office:value-type="float" office:value="6392" calcext:value-type="float">
            <text:p>6,392 </text:p>
          </table:table-cell>
          <table:table-cell table:style-name="ce14" office:value-type="float" office:value="3721" calcext:value-type="float">
            <text:p>3,721 </text:p>
          </table:table-cell>
          <table:table-cell table:style-name="ce14" office:value-type="float" office:value="2671" calcext:value-type="float">
            <text:p>2,671 </text:p>
          </table:table-cell>
          <table:table-cell table:style-name="ce14" table:formula="of:=[.Y16]+[.Z16]" office:value-type="float" office:value="2878" calcext:value-type="float">
            <text:p>2,878 </text:p>
          </table:table-cell>
          <table:table-cell table:style-name="ce14" office:value-type="float" office:value="1738" calcext:value-type="float">
            <text:p>1,738 </text:p>
          </table:table-cell>
          <table:table-cell table:style-name="ce14" office:value-type="float" office:value="1140" calcext:value-type="float">
            <text:p>1,140 </text:p>
          </table:table-cell>
          <table:table-cell table:style-name="ce14" table:formula="of:=[.AB16]+[.AC16]" office:value-type="float" office:value="2477" calcext:value-type="float">
            <text:p>2,477 </text:p>
          </table:table-cell>
          <table:table-cell table:style-name="ce14" office:value-type="float" office:value="1493" calcext:value-type="float">
            <text:p>1,493 </text:p>
          </table:table-cell>
          <table:table-cell table:style-name="ce14" office:value-type="float" office:value="984" calcext:value-type="float">
            <text:p>984 </text:p>
          </table:table-cell>
          <table:table-cell table:style-name="ce23"/>
          <table:table-cell table:number-columns-repeated="994"/>
        </table:table-row>
        <table:table-row table:style-name="ro4">
          <table:covered-table-cell table:style-name="ce4"/>
          <table:table-cell table:style-name="ce11" office:value-type="string" calcext:value-type="string">
            <text:p>柬埔寨 Cambodia</text:p>
          </table:table-cell>
          <table:table-cell table:style-name="ce14" table:formula="of:=[.D17]+[.E17]" office:value-type="float" office:value="93313" calcext:value-type="float">
            <text:p>93,313 </text:p>
          </table:table-cell>
          <table:table-cell table:style-name="ce14" table:formula="of:=[.G17]+[.J17]+[.M17]+[.P17]+[.S17]+[.V17]+[.Y17]+[.AB17]" office:value-type="float" office:value="51031" calcext:value-type="float">
            <text:p>51,031 </text:p>
          </table:table-cell>
          <table:table-cell table:style-name="ce14" table:formula="of:=[.H17]+[.K17]+[.N17]+[.Q17]+[.T17]+[.W17]+[.Z17]+[.AC17]" office:value-type="float" office:value="42282" calcext:value-type="float">
            <text:p>42,282 </text:p>
          </table:table-cell>
          <table:table-cell table:style-name="ce14" table:formula="of:=[.G17]+[.H17]" office:value-type="float" office:value="2122" calcext:value-type="float">
            <text:p>2,122 </text:p>
          </table:table-cell>
          <table:table-cell table:style-name="ce14" office:value-type="float" office:value="1112" calcext:value-type="float">
            <text:p>1,112 </text:p>
          </table:table-cell>
          <table:table-cell table:style-name="ce14" office:value-type="float" office:value="1010" calcext:value-type="float">
            <text:p>1,010 </text:p>
          </table:table-cell>
          <table:table-cell table:style-name="ce14" table:formula="of:=[.J17]+[.K17]" office:value-type="float" office:value="2189" calcext:value-type="float">
            <text:p>2,189 </text:p>
          </table:table-cell>
          <table:table-cell table:style-name="ce14" office:value-type="float" office:value="1088" calcext:value-type="float">
            <text:p>1,088 </text:p>
          </table:table-cell>
          <table:table-cell table:style-name="ce14" office:value-type="float" office:value="1101" calcext:value-type="float">
            <text:p>1,101 </text:p>
          </table:table-cell>
          <table:table-cell table:style-name="ce14" table:formula="of:=[.M17]+[.N17]" office:value-type="float" office:value="11997" calcext:value-type="float">
            <text:p>11,997 </text:p>
          </table:table-cell>
          <table:table-cell table:style-name="ce14" office:value-type="float" office:value="5870" calcext:value-type="float">
            <text:p>5,870 </text:p>
          </table:table-cell>
          <table:table-cell table:style-name="ce14" office:value-type="float" office:value="6127" calcext:value-type="float">
            <text:p>6,127 </text:p>
          </table:table-cell>
          <table:table-cell table:style-name="ce14" table:formula="of:=[.P17]+[.Q17]" office:value-type="float" office:value="18093" calcext:value-type="float">
            <text:p>18,093 </text:p>
          </table:table-cell>
          <table:table-cell table:style-name="ce14" office:value-type="float" office:value="9531" calcext:value-type="float">
            <text:p>9,531 </text:p>
          </table:table-cell>
          <table:table-cell table:style-name="ce14" office:value-type="float" office:value="8562" calcext:value-type="float">
            <text:p>8,562 </text:p>
          </table:table-cell>
          <table:table-cell table:style-name="ce14" table:formula="of:=[.S17]+[.T17]" office:value-type="float" office:value="19383" calcext:value-type="float">
            <text:p>19,383 </text:p>
          </table:table-cell>
          <table:table-cell table:style-name="ce14" office:value-type="float" office:value="10844" calcext:value-type="float">
            <text:p>10,844 </text:p>
          </table:table-cell>
          <table:table-cell table:style-name="ce14" office:value-type="float" office:value="8539" calcext:value-type="float">
            <text:p>8,539 </text:p>
          </table:table-cell>
          <table:table-cell table:style-name="ce14" table:formula="of:=[.V17]+[.W17]" office:value-type="float" office:value="21879" calcext:value-type="float">
            <text:p>21,879 </text:p>
          </table:table-cell>
          <table:table-cell table:style-name="ce14" office:value-type="float" office:value="11950" calcext:value-type="float">
            <text:p>11,950 </text:p>
          </table:table-cell>
          <table:table-cell table:style-name="ce14" office:value-type="float" office:value="9929" calcext:value-type="float">
            <text:p>9,929 </text:p>
          </table:table-cell>
          <table:table-cell table:style-name="ce14" table:formula="of:=[.Y17]+[.Z17]" office:value-type="float" office:value="9914" calcext:value-type="float">
            <text:p>9,914 </text:p>
          </table:table-cell>
          <table:table-cell table:style-name="ce14" office:value-type="float" office:value="5887" calcext:value-type="float">
            <text:p>5,887 </text:p>
          </table:table-cell>
          <table:table-cell table:style-name="ce14" office:value-type="float" office:value="4027" calcext:value-type="float">
            <text:p>4,027 </text:p>
          </table:table-cell>
          <table:table-cell table:style-name="ce14" table:formula="of:=[.AB17]+[.AC17]" office:value-type="float" office:value="7736" calcext:value-type="float">
            <text:p>7,736 </text:p>
          </table:table-cell>
          <table:table-cell table:style-name="ce14" office:value-type="float" office:value="4749" calcext:value-type="float">
            <text:p>4,749 </text:p>
          </table:table-cell>
          <table:table-cell table:style-name="ce14" office:value-type="float" office:value="2987" calcext:value-type="float">
            <text:p>2,987 </text:p>
          </table:table-cell>
          <table:table-cell table:style-name="ce23"/>
          <table:table-cell table:number-columns-repeated="994"/>
        </table:table-row>
        <table:table-row table:style-name="ro4">
          <table:covered-table-cell table:style-name="ce4"/>
          <table:table-cell table:style-name="ce11" office:value-type="string" calcext:value-type="string">
            <text:p>阿拉伯聯合大公國 United Arab Emirates</text:p>
          </table:table-cell>
          <table:table-cell table:style-name="ce14" table:formula="of:=[.D18]+[.E18]" office:value-type="float" office:value="83158" calcext:value-type="float">
            <text:p>83,158 </text:p>
          </table:table-cell>
          <table:table-cell table:style-name="ce14" table:formula="of:=[.G18]+[.J18]+[.M18]+[.P18]+[.S18]+[.V18]+[.Y18]+[.AB18]" office:value-type="float" office:value="32569" calcext:value-type="float">
            <text:p>32,569 </text:p>
          </table:table-cell>
          <table:table-cell table:style-name="ce14" table:formula="of:=[.H18]+[.K18]+[.N18]+[.Q18]+[.T18]+[.W18]+[.Z18]+[.AC18]" office:value-type="float" office:value="50589" calcext:value-type="float">
            <text:p>50,589 </text:p>
          </table:table-cell>
          <table:table-cell table:style-name="ce14" table:formula="of:=[.G18]+[.H18]" office:value-type="float" office:value="2596" calcext:value-type="float">
            <text:p>2,596 </text:p>
          </table:table-cell>
          <table:table-cell table:style-name="ce14" office:value-type="float" office:value="1319" calcext:value-type="float">
            <text:p>1,319 </text:p>
          </table:table-cell>
          <table:table-cell table:style-name="ce14" office:value-type="float" office:value="1277" calcext:value-type="float">
            <text:p>1,277 </text:p>
          </table:table-cell>
          <table:table-cell table:style-name="ce14" table:formula="of:=[.J18]+[.K18]" office:value-type="float" office:value="2774" calcext:value-type="float">
            <text:p>2,774 </text:p>
          </table:table-cell>
          <table:table-cell table:style-name="ce14" office:value-type="float" office:value="1348" calcext:value-type="float">
            <text:p>1,348 </text:p>
          </table:table-cell>
          <table:table-cell table:style-name="ce14" office:value-type="float" office:value="1426" calcext:value-type="float">
            <text:p>1,426 </text:p>
          </table:table-cell>
          <table:table-cell table:style-name="ce14" table:formula="of:=[.M18]+[.N18]" office:value-type="float" office:value="10918" calcext:value-type="float">
            <text:p>10,918 </text:p>
          </table:table-cell>
          <table:table-cell table:style-name="ce14" office:value-type="float" office:value="4192" calcext:value-type="float">
            <text:p>4,192 </text:p>
          </table:table-cell>
          <table:table-cell table:style-name="ce14" office:value-type="float" office:value="6726" calcext:value-type="float">
            <text:p>6,726 </text:p>
          </table:table-cell>
          <table:table-cell table:style-name="ce14" table:formula="of:=[.P18]+[.Q18]" office:value-type="float" office:value="15743" calcext:value-type="float">
            <text:p>15,743 </text:p>
          </table:table-cell>
          <table:table-cell table:style-name="ce14" office:value-type="float" office:value="6660" calcext:value-type="float">
            <text:p>6,660 </text:p>
          </table:table-cell>
          <table:table-cell table:style-name="ce14" office:value-type="float" office:value="9083" calcext:value-type="float">
            <text:p>9,083 </text:p>
          </table:table-cell>
          <table:table-cell table:style-name="ce14" table:formula="of:=[.S18]+[.T18]" office:value-type="float" office:value="13389" calcext:value-type="float">
            <text:p>13,389 </text:p>
          </table:table-cell>
          <table:table-cell table:style-name="ce14" office:value-type="float" office:value="4844" calcext:value-type="float">
            <text:p>4,844 </text:p>
          </table:table-cell>
          <table:table-cell table:style-name="ce14" office:value-type="float" office:value="8545" calcext:value-type="float">
            <text:p>8,545 </text:p>
          </table:table-cell>
          <table:table-cell table:style-name="ce14" table:formula="of:=[.V18]+[.W18]" office:value-type="float" office:value="17506" calcext:value-type="float">
            <text:p>17,506 </text:p>
          </table:table-cell>
          <table:table-cell table:style-name="ce14" office:value-type="float" office:value="5742" calcext:value-type="float">
            <text:p>5,742 </text:p>
          </table:table-cell>
          <table:table-cell table:style-name="ce14" office:value-type="float" office:value="11764" calcext:value-type="float">
            <text:p>11,764 </text:p>
          </table:table-cell>
          <table:table-cell table:style-name="ce14" table:formula="of:=[.Y18]+[.Z18]" office:value-type="float" office:value="10440" calcext:value-type="float">
            <text:p>10,440 </text:p>
          </table:table-cell>
          <table:table-cell table:style-name="ce14" office:value-type="float" office:value="4024" calcext:value-type="float">
            <text:p>4,024 </text:p>
          </table:table-cell>
          <table:table-cell table:style-name="ce14" office:value-type="float" office:value="6416" calcext:value-type="float">
            <text:p>6,416 </text:p>
          </table:table-cell>
          <table:table-cell table:style-name="ce14" table:formula="of:=[.AB18]+[.AC18]" office:value-type="float" office:value="9792" calcext:value-type="float">
            <text:p>9,792 </text:p>
          </table:table-cell>
          <table:table-cell table:style-name="ce14" office:value-type="float" office:value="4440" calcext:value-type="float">
            <text:p>4,440 </text:p>
          </table:table-cell>
          <table:table-cell table:style-name="ce14" office:value-type="float" office:value="5352" calcext:value-type="float">
            <text:p>5,352 </text:p>
          </table:table-cell>
          <table:table-cell table:style-name="ce23"/>
          <table:table-cell table:number-columns-repeated="994"/>
        </table:table-row>
        <table:table-row table:style-name="ro4">
          <table:covered-table-cell table:style-name="ce4"/>
          <table:table-cell table:style-name="ce11" office:value-type="string" calcext:value-type="string">
            <text:p>土耳其 Turkey</text:p>
          </table:table-cell>
          <table:table-cell table:style-name="ce14" table:formula="of:=[.D19]+[.E19]" office:value-type="float" office:value="83933" calcext:value-type="float">
            <text:p>83,933 </text:p>
          </table:table-cell>
          <table:table-cell table:style-name="ce14" table:formula="of:=[.G19]+[.J19]+[.M19]+[.P19]+[.S19]+[.V19]+[.Y19]+[.AB19]" office:value-type="float" office:value="30160" calcext:value-type="float">
            <text:p>30,160 </text:p>
          </table:table-cell>
          <table:table-cell table:style-name="ce14" table:formula="of:=[.H19]+[.K19]+[.N19]+[.Q19]+[.T19]+[.W19]+[.Z19]+[.AC19]" office:value-type="float" office:value="53773" calcext:value-type="float">
            <text:p>53,773 </text:p>
          </table:table-cell>
          <table:table-cell table:style-name="ce14" table:formula="of:=[.G19]+[.H19]" office:value-type="float" office:value="1418" calcext:value-type="float">
            <text:p>1,418 </text:p>
          </table:table-cell>
          <table:table-cell table:style-name="ce14" office:value-type="float" office:value="712" calcext:value-type="float">
            <text:p>712 </text:p>
          </table:table-cell>
          <table:table-cell table:style-name="ce14" office:value-type="float" office:value="706" calcext:value-type="float">
            <text:p>706 </text:p>
          </table:table-cell>
          <table:table-cell table:style-name="ce14" table:formula="of:=[.J19]+[.K19]" office:value-type="float" office:value="2237" calcext:value-type="float">
            <text:p>2,237 </text:p>
          </table:table-cell>
          <table:table-cell table:style-name="ce14" office:value-type="float" office:value="1111" calcext:value-type="float">
            <text:p>1,111 </text:p>
          </table:table-cell>
          <table:table-cell table:style-name="ce14" office:value-type="float" office:value="1126" calcext:value-type="float">
            <text:p>1,126 </text:p>
          </table:table-cell>
          <table:table-cell table:style-name="ce14" table:formula="of:=[.M19]+[.N19]" office:value-type="float" office:value="7826" calcext:value-type="float">
            <text:p>7,826 </text:p>
          </table:table-cell>
          <table:table-cell table:style-name="ce14" office:value-type="float" office:value="2907" calcext:value-type="float">
            <text:p>2,907 </text:p>
          </table:table-cell>
          <table:table-cell table:style-name="ce14" office:value-type="float" office:value="4919" calcext:value-type="float">
            <text:p>4,919 </text:p>
          </table:table-cell>
          <table:table-cell table:style-name="ce14" table:formula="of:=[.P19]+[.Q19]" office:value-type="float" office:value="13481" calcext:value-type="float">
            <text:p>13,481 </text:p>
          </table:table-cell>
          <table:table-cell table:style-name="ce14" office:value-type="float" office:value="5030" calcext:value-type="float">
            <text:p>5,030 </text:p>
          </table:table-cell>
          <table:table-cell table:style-name="ce14" office:value-type="float" office:value="8451" calcext:value-type="float">
            <text:p>8,451 </text:p>
          </table:table-cell>
          <table:table-cell table:style-name="ce14" table:formula="of:=[.S19]+[.T19]" office:value-type="float" office:value="15255" calcext:value-type="float">
            <text:p>15,255 </text:p>
          </table:table-cell>
          <table:table-cell table:style-name="ce14" office:value-type="float" office:value="4713" calcext:value-type="float">
            <text:p>4,713 </text:p>
          </table:table-cell>
          <table:table-cell table:style-name="ce14" office:value-type="float" office:value="10542" calcext:value-type="float">
            <text:p>10,542 </text:p>
          </table:table-cell>
          <table:table-cell table:style-name="ce14" table:formula="of:=[.V19]+[.W19]" office:value-type="float" office:value="21995" calcext:value-type="float">
            <text:p>21,995 </text:p>
          </table:table-cell>
          <table:table-cell table:style-name="ce14" office:value-type="float" office:value="6739" calcext:value-type="float">
            <text:p>6,739 </text:p>
          </table:table-cell>
          <table:table-cell table:style-name="ce14" office:value-type="float" office:value="15256" calcext:value-type="float">
            <text:p>15,256 </text:p>
          </table:table-cell>
          <table:table-cell table:style-name="ce14" table:formula="of:=[.Y19]+[.Z19]" office:value-type="float" office:value="11903" calcext:value-type="float">
            <text:p>11,903 </text:p>
          </table:table-cell>
          <table:table-cell table:style-name="ce14" office:value-type="float" office:value="4495" calcext:value-type="float">
            <text:p>4,495 </text:p>
          </table:table-cell>
          <table:table-cell table:style-name="ce14" office:value-type="float" office:value="7408" calcext:value-type="float">
            <text:p>7,408 </text:p>
          </table:table-cell>
          <table:table-cell table:style-name="ce14" table:formula="of:=[.AB19]+[.AC19]" office:value-type="float" office:value="9818" calcext:value-type="float">
            <text:p>9,818 </text:p>
          </table:table-cell>
          <table:table-cell table:style-name="ce14" office:value-type="float" office:value="4453" calcext:value-type="float">
            <text:p>4,453 </text:p>
          </table:table-cell>
          <table:table-cell table:style-name="ce14" office:value-type="float" office:value="5365" calcext:value-type="float">
            <text:p>5,365 </text:p>
          </table:table-cell>
          <table:table-cell table:style-name="ce23"/>
          <table:table-cell table:number-columns-repeated="994"/>
        </table:table-row>
        <table:table-row table:style-name="ro4">
          <table:covered-table-cell table:style-name="ce4"/>
          <table:table-cell table:style-name="ce11" office:value-type="string" calcext:value-type="string">
            <text:p>亞洲其他地區 Others</text:p>
          </table:table-cell>
          <table:table-cell table:style-name="ce14" table:formula="of:=[.C21]-[.C4]-[.C5]-[.C6]-[.C7]-[.C8]-[.C9]-[.C10]-[.C11]-[.C12]-[.C13]-[.C14]-[.C15]-[.C16]-[.C17]-[.C18]-[.C19]" office:value-type="float" office:value="52483" calcext:value-type="float">
            <text:p>52,483 </text:p>
          </table:table-cell>
          <table:table-cell table:style-name="ce14" table:formula="of:=[.G20]+[.J20]+[.M20]+[.P20]+[.S20]+[.V20]+[.Y20]+[.AB20]" office:value-type="float" office:value="27551" calcext:value-type="float">
            <text:p>27,551 </text:p>
          </table:table-cell>
          <table:table-cell table:style-name="ce14" table:formula="of:=[.H20]+[.K20]+[.N20]+[.Q20]+[.T20]+[.W20]+[.Z20]+[.AC20]" office:value-type="float" office:value="24932" calcext:value-type="float">
            <text:p>24,932 </text:p>
          </table:table-cell>
          <table:table-cell table:style-name="ce14" table:formula="of:=[.F21]-[.F4]-[.F5]-[.F6]-[.F7]-[.F8]-[.F9]-[.F10]-[.F11]-[.F12]-[.F13]-[.F14]-[.F15]-[.F16]-[.F17]-[.F18]-[.F19]" office:value-type="float" office:value="122" calcext:value-type="float">
            <text:p>122 </text:p>
          </table:table-cell>
          <table:table-cell table:style-name="ce14" table:formula="of:=[.G21]-[.G4]-[.G5]-[.G6]-[.G7]-[.G8]-[.G9]-[.G10]-[.G11]-[.G12]-[.G13]-[.G14]-[.G15]-[.G16]-[.G17]-[.G18]-[.G19]" office:value-type="float" office:value="68" calcext:value-type="float">
            <text:p>68 </text:p>
          </table:table-cell>
          <table:table-cell table:style-name="ce14" table:formula="of:=[.H21]-[.H4]-[.H5]-[.H6]-[.H7]-[.H8]-[.H9]-[.H10]-[.H11]-[.H12]-[.H13]-[.H14]-[.H15]-[.H16]-[.H17]-[.H18]-[.H19]" office:value-type="float" office:value="54" calcext:value-type="float">
            <text:p>54 </text:p>
          </table:table-cell>
          <table:table-cell table:style-name="ce14" table:formula="of:=[.I21]-[.I4]-[.I5]-[.I6]-[.I7]-[.I8]-[.I9]-[.I10]-[.I11]-[.I12]-[.I13]-[.I14]-[.I15]-[.I16]-[.I17]-[.I18]-[.I19]" office:value-type="float" office:value="825" calcext:value-type="float">
            <text:p>825 </text:p>
          </table:table-cell>
          <table:table-cell table:style-name="ce14" table:formula="of:=[.J21]-[.J4]-[.J5]-[.J6]-[.J7]-[.J8]-[.J9]-[.J10]-[.J11]-[.J12]-[.J13]-[.J14]-[.J15]-[.J16]-[.J17]-[.J18]-[.J19]" office:value-type="float" office:value="429" calcext:value-type="float">
            <text:p>429 </text:p>
          </table:table-cell>
          <table:table-cell table:style-name="ce14" table:formula="of:=[.K21]-[.K4]-[.K5]-[.K6]-[.K7]-[.K8]-[.K9]-[.K10]-[.K11]-[.K12]-[.K13]-[.K14]-[.K15]-[.K16]-[.K17]-[.K18]-[.K19]" office:value-type="float" office:value="396" calcext:value-type="float">
            <text:p>396 </text:p>
          </table:table-cell>
          <table:table-cell table:style-name="ce14" table:formula="of:=[.L21]-[.L4]-[.L5]-[.L6]-[.L7]-[.L8]-[.L9]-[.L10]-[.L11]-[.L12]-[.L13]-[.L14]-[.L15]-[.L16]-[.L17]-[.L18]-[.L19]" office:value-type="float" office:value="5955" calcext:value-type="float">
            <text:p>5,955 </text:p>
          </table:table-cell>
          <table:table-cell table:style-name="ce14" table:formula="of:=[.M21]-[.M4]-[.M5]-[.M6]-[.M7]-[.M8]-[.M9]-[.M10]-[.M11]-[.M12]-[.M13]-[.M14]-[.M15]-[.M16]-[.M17]-[.M18]-[.M19]" office:value-type="float" office:value="2643" calcext:value-type="float">
            <text:p>2,643 </text:p>
          </table:table-cell>
          <table:table-cell table:style-name="ce14" table:formula="of:=[.N21]-[.N4]-[.N5]-[.N6]-[.N7]-[.N8]-[.N9]-[.N10]-[.N11]-[.N12]-[.N13]-[.N14]-[.N15]-[.N16]-[.N17]-[.N18]-[.N19]" office:value-type="float" office:value="3312" calcext:value-type="float">
            <text:p>3,312 </text:p>
          </table:table-cell>
          <table:table-cell table:style-name="ce14" table:formula="of:=[.O21]-[.O4]-[.O5]-[.O6]-[.O7]-[.O8]-[.O9]-[.O10]-[.O11]-[.O12]-[.O13]-[.O14]-[.O15]-[.O16]-[.O17]-[.O18]-[.O19]" office:value-type="float" office:value="11928" calcext:value-type="float">
            <text:p>11,928 </text:p>
          </table:table-cell>
          <table:table-cell table:style-name="ce14" table:formula="of:=[.P21]-[.P4]-[.P5]-[.P6]-[.P7]-[.P8]-[.P9]-[.P10]-[.P11]-[.P12]-[.P13]-[.P14]-[.P15]-[.P16]-[.P17]-[.P18]-[.P19]" office:value-type="float" office:value="6711" calcext:value-type="float">
            <text:p>6,711 </text:p>
          </table:table-cell>
          <table:table-cell table:style-name="ce14" table:formula="of:=[.Q21]-[.Q4]-[.Q5]-[.Q6]-[.Q7]-[.Q8]-[.Q9]-[.Q10]-[.Q11]-[.Q12]-[.Q13]-[.Q14]-[.Q15]-[.Q16]-[.Q17]-[.Q18]-[.Q19]" office:value-type="float" office:value="5217" calcext:value-type="float">
            <text:p>5,217 </text:p>
          </table:table-cell>
          <table:table-cell table:style-name="ce14" table:formula="of:=[.R21]-[.R4]-[.R5]-[.R6]-[.R7]-[.R8]-[.R9]-[.R10]-[.R11]-[.R12]-[.R13]-[.R14]-[.R15]-[.R16]-[.R17]-[.R18]-[.R19]" office:value-type="float" office:value="11931" calcext:value-type="float">
            <text:p>11,931 </text:p>
          </table:table-cell>
          <table:table-cell table:style-name="ce14" table:formula="of:=[.S21]-[.S4]-[.S5]-[.S6]-[.S7]-[.S8]-[.S9]-[.S10]-[.S11]-[.S12]-[.S13]-[.S14]-[.S15]-[.S16]-[.S17]-[.S18]-[.S19]" office:value-type="float" office:value="6771" calcext:value-type="float">
            <text:p>6,771 </text:p>
          </table:table-cell>
          <table:table-cell table:style-name="ce14" table:formula="of:=[.T21]-[.T4]-[.T5]-[.T6]-[.T7]-[.T8]-[.T9]-[.T10]-[.T11]-[.T12]-[.T13]-[.T14]-[.T15]-[.T16]-[.T17]-[.T18]-[.T19]" office:value-type="float" office:value="5160" calcext:value-type="float">
            <text:p>5,160 </text:p>
          </table:table-cell>
          <table:table-cell table:style-name="ce14" table:formula="of:=[.U21]-[.U4]-[.U5]-[.U6]-[.U7]-[.U8]-[.U9]-[.U10]-[.U11]-[.U12]-[.U13]-[.U14]-[.U15]-[.U16]-[.U17]-[.U18]-[.U19]" office:value-type="float" office:value="11754" calcext:value-type="float">
            <text:p>11,754 </text:p>
          </table:table-cell>
          <table:table-cell table:style-name="ce14" table:formula="of:=[.V21]-[.V4]-[.V5]-[.V6]-[.V7]-[.V8]-[.V9]-[.V10]-[.V11]-[.V12]-[.V13]-[.V14]-[.V15]-[.V16]-[.V17]-[.V18]-[.V19]" office:value-type="float" office:value="5823" calcext:value-type="float">
            <text:p>5,823 </text:p>
          </table:table-cell>
          <table:table-cell table:style-name="ce14" table:formula="of:=[.W21]-[.W4]-[.W5]-[.W6]-[.W7]-[.W8]-[.W9]-[.W10]-[.W11]-[.W12]-[.W13]-[.W14]-[.W15]-[.W16]-[.W17]-[.W18]-[.W19]" office:value-type="float" office:value="5931" calcext:value-type="float">
            <text:p>5,931 </text:p>
          </table:table-cell>
          <table:table-cell table:style-name="ce14" table:formula="of:=[.X21]-[.X4]-[.X5]-[.X6]-[.X7]-[.X8]-[.X9]-[.X10]-[.X11]-[.X12]-[.X13]-[.X14]-[.X15]-[.X16]-[.X17]-[.X18]-[.X19]" office:value-type="float" office:value="5426" calcext:value-type="float">
            <text:p>5,426 </text:p>
          </table:table-cell>
          <table:table-cell table:style-name="ce14" table:formula="of:=[.Y21]-[.Y4]-[.Y5]-[.Y6]-[.Y7]-[.Y8]-[.Y9]-[.Y10]-[.Y11]-[.Y12]-[.Y13]-[.Y14]-[.Y15]-[.Y16]-[.Y17]-[.Y18]-[.Y19]" office:value-type="float" office:value="2720" calcext:value-type="float">
            <text:p>2,720 </text:p>
          </table:table-cell>
          <table:table-cell table:style-name="ce14" table:formula="of:=[.Z21]-[.Z4]-[.Z5]-[.Z6]-[.Z7]-[.Z8]-[.Z9]-[.Z10]-[.Z11]-[.Z12]-[.Z13]-[.Z14]-[.Z15]-[.Z16]-[.Z17]-[.Z18]-[.Z19]" office:value-type="float" office:value="2706" calcext:value-type="float">
            <text:p>2,706 </text:p>
          </table:table-cell>
          <table:table-cell table:style-name="ce14" table:formula="of:=[.AA21]-[.AA4]-[.AA5]-[.AA6]-[.AA7]-[.AA8]-[.AA9]-[.AA10]-[.AA11]-[.AA12]-[.AA13]-[.AA14]-[.AA15]-[.AA16]-[.AA17]-[.AA18]-[.AA19]" office:value-type="float" office:value="4542" calcext:value-type="float">
            <text:p>4,542 </text:p>
          </table:table-cell>
          <table:table-cell table:style-name="ce14" table:formula="of:=[.AB21]-[.AB4]-[.AB5]-[.AB6]-[.AB7]-[.AB8]-[.AB9]-[.AB10]-[.AB11]-[.AB12]-[.AB13]-[.AB14]-[.AB15]-[.AB16]-[.AB17]-[.AB18]-[.AB19]" office:value-type="float" office:value="2386" calcext:value-type="float">
            <text:p>2,386 </text:p>
          </table:table-cell>
          <table:table-cell table:style-name="ce14" table:formula="of:=[.AC21]-[.AC4]-[.AC5]-[.AC6]-[.AC7]-[.AC8]-[.AC9]-[.AC10]-[.AC11]-[.AC12]-[.AC13]-[.AC14]-[.AC15]-[.AC16]-[.AC17]-[.AC18]-[.AC19]" office:value-type="float" office:value="2156" calcext:value-type="float">
            <text:p>2,156 </text:p>
          </table:table-cell>
          <table:table-cell table:style-name="ce23"/>
          <table:table-cell table:number-columns-repeated="994"/>
        </table:table-row>
        <table:table-row table:style-name="ro4">
          <table:covered-table-cell table:style-name="ce5"/>
          <table:table-cell table:style-name="ce11" office:value-type="string" calcext:value-type="string">
            <text:p>亞洲合計 Total</text:p>
          </table:table-cell>
          <table:table-cell table:style-name="ce14" table:formula="of:=[.D21]+[.E21]" office:value-type="float" office:value="15152547" calcext:value-type="float">
            <text:p>15,152,547 </text:p>
          </table:table-cell>
          <table:table-cell table:style-name="ce14" table:formula="of:=[.G21]+[.J21]+[.M21]+[.P21]+[.S21]+[.V21]+[.Y21]+[.AB21]" office:value-type="float" office:value="7554969" calcext:value-type="float">
            <text:p>7,554,969 </text:p>
          </table:table-cell>
          <table:table-cell table:style-name="ce14" table:formula="of:=[.H21]+[.K21]+[.N21]+[.Q21]+[.T21]+[.W21]+[.Z21]+[.AC21]" office:value-type="float" office:value="7597578" calcext:value-type="float">
            <text:p>7,597,578 </text:p>
          </table:table-cell>
          <table:table-cell table:style-name="ce14" table:formula="of:=[.G21]+[.H21]" office:value-type="float" office:value="1025364" calcext:value-type="float">
            <text:p>1,025,364 </text:p>
          </table:table-cell>
          <table:table-cell table:style-name="ce14" office:value-type="float" office:value="521507" calcext:value-type="float">
            <text:p>521,507 </text:p>
          </table:table-cell>
          <table:table-cell table:style-name="ce14" office:value-type="float" office:value="503857" calcext:value-type="float">
            <text:p>503,857 </text:p>
          </table:table-cell>
          <table:table-cell table:style-name="ce14" table:formula="of:=[.J21]+[.K21]" office:value-type="float" office:value="563783" calcext:value-type="float">
            <text:p>563,783 </text:p>
          </table:table-cell>
          <table:table-cell table:style-name="ce14" office:value-type="float" office:value="261830" calcext:value-type="float">
            <text:p>261,830 </text:p>
          </table:table-cell>
          <table:table-cell table:style-name="ce14" office:value-type="float" office:value="301953" calcext:value-type="float">
            <text:p>301,953 </text:p>
          </table:table-cell>
          <table:table-cell table:style-name="ce14" table:formula="of:=[.M21]+[.N21]" office:value-type="float" office:value="2145639" calcext:value-type="float">
            <text:p>2,145,639 </text:p>
          </table:table-cell>
          <table:table-cell table:style-name="ce14" office:value-type="float" office:value="882090" calcext:value-type="float">
            <text:p>882,090 </text:p>
          </table:table-cell>
          <table:table-cell table:style-name="ce14" office:value-type="float" office:value="1263549" calcext:value-type="float">
            <text:p>1,263,549 </text:p>
          </table:table-cell>
          <table:table-cell table:style-name="ce14" table:formula="of:=[.P21]+[.Q21]" office:value-type="float" office:value="3199396" calcext:value-type="float">
            <text:p>3,199,396 </text:p>
          </table:table-cell>
          <table:table-cell table:style-name="ce14" office:value-type="float" office:value="1552978" calcext:value-type="float">
            <text:p>1,552,978 </text:p>
          </table:table-cell>
          <table:table-cell table:style-name="ce14" office:value-type="float" office:value="1646418" calcext:value-type="float">
            <text:p>1,646,418 </text:p>
          </table:table-cell>
          <table:table-cell table:style-name="ce14" table:formula="of:=[.S21]+[.T21]" office:value-type="float" office:value="3173329" calcext:value-type="float">
            <text:p>3,173,329 </text:p>
          </table:table-cell>
          <table:table-cell table:style-name="ce14" office:value-type="float" office:value="1675761" calcext:value-type="float">
            <text:p>1,675,761 </text:p>
          </table:table-cell>
          <table:table-cell table:style-name="ce14" office:value-type="float" office:value="1497568" calcext:value-type="float">
            <text:p>1,497,568 </text:p>
          </table:table-cell>
          <table:table-cell table:style-name="ce14" table:formula="of:=[.V21]+[.W21]" office:value-type="float" office:value="2713883" calcext:value-type="float">
            <text:p>2,713,883 </text:p>
          </table:table-cell>
          <table:table-cell table:style-name="ce14" office:value-type="float" office:value="1418818" calcext:value-type="float">
            <text:p>1,418,818 </text:p>
          </table:table-cell>
          <table:table-cell table:style-name="ce14" office:value-type="float" office:value="1295065" calcext:value-type="float">
            <text:p>1,295,065 </text:p>
          </table:table-cell>
          <table:table-cell table:style-name="ce14" table:formula="of:=[.Y21]+[.Z21]" office:value-type="float" office:value="1220655" calcext:value-type="float">
            <text:p>1,220,655 </text:p>
          </table:table-cell>
          <table:table-cell table:style-name="ce14" office:value-type="float" office:value="645064" calcext:value-type="float">
            <text:p>645,064 </text:p>
          </table:table-cell>
          <table:table-cell table:style-name="ce14" office:value-type="float" office:value="575591" calcext:value-type="float">
            <text:p>575,591 </text:p>
          </table:table-cell>
          <table:table-cell table:style-name="ce14" table:formula="of:=[.AB21]+[.AC21]" office:value-type="float" office:value="1110498" calcext:value-type="float">
            <text:p>1,110,498 </text:p>
          </table:table-cell>
          <table:table-cell table:style-name="ce14" office:value-type="float" office:value="596921" calcext:value-type="float">
            <text:p>596,921 </text:p>
          </table:table-cell>
          <table:table-cell table:style-name="ce14" office:value-type="float" office:value="513577" calcext:value-type="float">
            <text:p>513,577 </text:p>
          </table:table-cell>
          <table:table-cell table:style-name="ce23"/>
          <table:table-cell table:number-columns-repeated="994"/>
        </table:table-row>
        <table:table-row table:style-name="ro4">
          <table:table-cell table:style-name="ce3" office:value-type="string" calcext:value-type="string" table:number-columns-spanned="1" table:number-rows-spanned="4">
            <text:p>美洲地區</text:p>
          </table:table-cell>
          <table:table-cell table:style-name="ce11" office:value-type="string" calcext:value-type="string">
            <text:p>美國 United States of America</text:p>
          </table:table-cell>
          <table:table-cell table:style-name="ce14" table:formula="of:=[.D22]+[.E22]" office:value-type="float" office:value="569180" calcext:value-type="float">
            <text:p>569,180 </text:p>
          </table:table-cell>
          <table:table-cell table:style-name="ce14" table:formula="of:=[.G22]+[.J22]+[.M22]+[.P22]+[.S22]+[.V22]+[.Y22]+[.AB22]" office:value-type="float" office:value="270251" calcext:value-type="float">
            <text:p>270,251 </text:p>
          </table:table-cell>
          <table:table-cell table:style-name="ce14" table:formula="of:=[.H22]+[.K22]+[.N22]+[.Q22]+[.T22]+[.W22]+[.Z22]+[.AC22]" office:value-type="float" office:value="298929" calcext:value-type="float">
            <text:p>298,929 </text:p>
          </table:table-cell>
          <table:table-cell table:style-name="ce14" table:formula="of:=[.G22]+[.H22]" office:value-type="float" office:value="26787" calcext:value-type="float">
            <text:p>26,787 </text:p>
          </table:table-cell>
          <table:table-cell table:style-name="ce14" office:value-type="float" office:value="13510" calcext:value-type="float">
            <text:p>13,510 </text:p>
          </table:table-cell>
          <table:table-cell table:style-name="ce14" office:value-type="float" office:value="13277" calcext:value-type="float">
            <text:p>13,277 </text:p>
          </table:table-cell>
          <table:table-cell table:style-name="ce14" table:formula="of:=[.J22]+[.K22]" office:value-type="float" office:value="23222" calcext:value-type="float">
            <text:p>23,222 </text:p>
          </table:table-cell>
          <table:table-cell table:style-name="ce14" office:value-type="float" office:value="11682" calcext:value-type="float">
            <text:p>11,682 </text:p>
          </table:table-cell>
          <table:table-cell table:style-name="ce14" office:value-type="float" office:value="11540" calcext:value-type="float">
            <text:p>11,540 </text:p>
          </table:table-cell>
          <table:table-cell table:style-name="ce14" table:formula="of:=[.M22]+[.N22]" office:value-type="float" office:value="75379" calcext:value-type="float">
            <text:p>75,379 </text:p>
          </table:table-cell>
          <table:table-cell table:style-name="ce14" office:value-type="float" office:value="31820" calcext:value-type="float">
            <text:p>31,820 </text:p>
          </table:table-cell>
          <table:table-cell table:style-name="ce14" office:value-type="float" office:value="43559" calcext:value-type="float">
            <text:p>43,559 </text:p>
          </table:table-cell>
          <table:table-cell table:style-name="ce14" table:formula="of:=[.P22]+[.Q22]" office:value-type="float" office:value="101913" calcext:value-type="float">
            <text:p>101,913 </text:p>
          </table:table-cell>
          <table:table-cell table:style-name="ce14" office:value-type="float" office:value="48670" calcext:value-type="float">
            <text:p>48,670 </text:p>
          </table:table-cell>
          <table:table-cell table:style-name="ce14" office:value-type="float" office:value="53243" calcext:value-type="float">
            <text:p>53,243 </text:p>
          </table:table-cell>
          <table:table-cell table:style-name="ce14" table:formula="of:=[.S22]+[.T22]" office:value-type="float" office:value="102093" calcext:value-type="float">
            <text:p>102,093 </text:p>
          </table:table-cell>
          <table:table-cell table:style-name="ce14" office:value-type="float" office:value="53068" calcext:value-type="float">
            <text:p>53,068 </text:p>
          </table:table-cell>
          <table:table-cell table:style-name="ce14" office:value-type="float" office:value="49025" calcext:value-type="float">
            <text:p>49,025 </text:p>
          </table:table-cell>
          <table:table-cell table:style-name="ce14" table:formula="of:=[.V22]+[.W22]" office:value-type="float" office:value="100146" calcext:value-type="float">
            <text:p>100,146 </text:p>
          </table:table-cell>
          <table:table-cell table:style-name="ce14" office:value-type="float" office:value="45471" calcext:value-type="float">
            <text:p>45,471 </text:p>
          </table:table-cell>
          <table:table-cell table:style-name="ce14" office:value-type="float" office:value="54675" calcext:value-type="float">
            <text:p>54,675 </text:p>
          </table:table-cell>
          <table:table-cell table:style-name="ce14" table:formula="of:=[.Y22]+[.Z22]" office:value-type="float" office:value="62485" calcext:value-type="float">
            <text:p>62,485 </text:p>
          </table:table-cell>
          <table:table-cell table:style-name="ce14" office:value-type="float" office:value="28498" calcext:value-type="float">
            <text:p>28,498 </text:p>
          </table:table-cell>
          <table:table-cell table:style-name="ce14" office:value-type="float" office:value="33987" calcext:value-type="float">
            <text:p>33,987 </text:p>
          </table:table-cell>
          <table:table-cell table:style-name="ce14" table:formula="of:=[.AB22]+[.AC22]" office:value-type="float" office:value="77155" calcext:value-type="float">
            <text:p>77,155 </text:p>
          </table:table-cell>
          <table:table-cell table:style-name="ce14" office:value-type="float" office:value="37532" calcext:value-type="float">
            <text:p>37,532 </text:p>
          </table:table-cell>
          <table:table-cell table:style-name="ce14" office:value-type="float" office:value="39623" calcext:value-type="float">
            <text:p>39,623 </text:p>
          </table:table-cell>
          <table:table-cell table:style-name="ce23"/>
          <table:table-cell table:number-columns-repeated="994"/>
        </table:table-row>
        <table:table-row table:style-name="ro4">
          <table:covered-table-cell table:style-name="ce4"/>
          <table:table-cell table:style-name="ce11" office:value-type="string" calcext:value-type="string">
            <text:p>加拿大 Canada</text:p>
          </table:table-cell>
          <table:table-cell table:style-name="ce14" table:formula="of:=[.D23]+[.E23]" office:value-type="float" office:value="133757" calcext:value-type="float">
            <text:p>133,757 </text:p>
          </table:table-cell>
          <table:table-cell table:style-name="ce14" table:formula="of:=[.G23]+[.J23]+[.M23]+[.P23]+[.S23]+[.V23]+[.Y23]+[.AB23]" office:value-type="float" office:value="55602" calcext:value-type="float">
            <text:p>55,602 </text:p>
          </table:table-cell>
          <table:table-cell table:style-name="ce14" table:formula="of:=[.H23]+[.K23]+[.N23]+[.Q23]+[.T23]+[.W23]+[.Z23]+[.AC23]" office:value-type="float" office:value="78155" calcext:value-type="float">
            <text:p>78,155 </text:p>
          </table:table-cell>
          <table:table-cell table:style-name="ce14" table:formula="of:=[.G23]+[.H23]" office:value-type="float" office:value="6963" calcext:value-type="float">
            <text:p>6,963 </text:p>
          </table:table-cell>
          <table:table-cell table:style-name="ce14" office:value-type="float" office:value="3503" calcext:value-type="float">
            <text:p>3,503 </text:p>
          </table:table-cell>
          <table:table-cell table:style-name="ce14" office:value-type="float" office:value="3460" calcext:value-type="float">
            <text:p>3,460 </text:p>
          </table:table-cell>
          <table:table-cell table:style-name="ce14" table:formula="of:=[.J23]+[.K23]" office:value-type="float" office:value="7265" calcext:value-type="float">
            <text:p>7,265 </text:p>
          </table:table-cell>
          <table:table-cell table:style-name="ce14" office:value-type="float" office:value="3640" calcext:value-type="float">
            <text:p>3,640 </text:p>
          </table:table-cell>
          <table:table-cell table:style-name="ce14" office:value-type="float" office:value="3625" calcext:value-type="float">
            <text:p>3,625 </text:p>
          </table:table-cell>
          <table:table-cell table:style-name="ce14" table:formula="of:=[.M23]+[.N23]" office:value-type="float" office:value="17363" calcext:value-type="float">
            <text:p>17,363 </text:p>
          </table:table-cell>
          <table:table-cell table:style-name="ce14" office:value-type="float" office:value="6959" calcext:value-type="float">
            <text:p>6,959 </text:p>
          </table:table-cell>
          <table:table-cell table:style-name="ce14" office:value-type="float" office:value="10404" calcext:value-type="float">
            <text:p>10,404 </text:p>
          </table:table-cell>
          <table:table-cell table:style-name="ce14" table:formula="of:=[.P23]+[.Q23]" office:value-type="float" office:value="18655" calcext:value-type="float">
            <text:p>18,655 </text:p>
          </table:table-cell>
          <table:table-cell table:style-name="ce14" office:value-type="float" office:value="7441" calcext:value-type="float">
            <text:p>7,441 </text:p>
          </table:table-cell>
          <table:table-cell table:style-name="ce14" office:value-type="float" office:value="11214" calcext:value-type="float">
            <text:p>11,214 </text:p>
          </table:table-cell>
          <table:table-cell table:style-name="ce14" table:formula="of:=[.S23]+[.T23]" office:value-type="float" office:value="19687" calcext:value-type="float">
            <text:p>19,687 </text:p>
          </table:table-cell>
          <table:table-cell table:style-name="ce14" office:value-type="float" office:value="7493" calcext:value-type="float">
            <text:p>7,493 </text:p>
          </table:table-cell>
          <table:table-cell table:style-name="ce14" office:value-type="float" office:value="12194" calcext:value-type="float">
            <text:p>12,194 </text:p>
          </table:table-cell>
          <table:table-cell table:style-name="ce14" table:formula="of:=[.V23]+[.W23]" office:value-type="float" office:value="28713" calcext:value-type="float">
            <text:p>28,713 </text:p>
          </table:table-cell>
          <table:table-cell table:style-name="ce14" office:value-type="float" office:value="10599" calcext:value-type="float">
            <text:p>10,599 </text:p>
          </table:table-cell>
          <table:table-cell table:style-name="ce14" office:value-type="float" office:value="18114" calcext:value-type="float">
            <text:p>18,114 </text:p>
          </table:table-cell>
          <table:table-cell table:style-name="ce14" table:formula="of:=[.Y23]+[.Z23]" office:value-type="float" office:value="17196" calcext:value-type="float">
            <text:p>17,196 </text:p>
          </table:table-cell>
          <table:table-cell table:style-name="ce14" office:value-type="float" office:value="7168" calcext:value-type="float">
            <text:p>7,168 </text:p>
          </table:table-cell>
          <table:table-cell table:style-name="ce14" office:value-type="float" office:value="10028" calcext:value-type="float">
            <text:p>10,028 </text:p>
          </table:table-cell>
          <table:table-cell table:style-name="ce14" table:formula="of:=[.AB23]+[.AC23]" office:value-type="float" office:value="17915" calcext:value-type="float">
            <text:p>17,915 </text:p>
          </table:table-cell>
          <table:table-cell table:style-name="ce14" office:value-type="float" office:value="8799" calcext:value-type="float">
            <text:p>8,799 </text:p>
          </table:table-cell>
          <table:table-cell table:style-name="ce14" office:value-type="float" office:value="9116" calcext:value-type="float">
            <text:p>9,116 </text:p>
          </table:table-cell>
          <table:table-cell table:style-name="ce23"/>
          <table:table-cell table:number-columns-repeated="994"/>
        </table:table-row>
        <table:table-row table:style-name="ro4">
          <table:covered-table-cell table:style-name="ce4"/>
          <table:table-cell table:style-name="ce11" office:value-type="string" calcext:value-type="string">
            <text:p>美洲其他地區 Others</text:p>
          </table:table-cell>
          <table:table-cell table:style-name="ce14" table:formula="of:=[.C25]-[.C22]-[.C23]" office:value-type="float" office:value="7102" calcext:value-type="float">
            <text:p>7,102 </text:p>
          </table:table-cell>
          <table:table-cell table:style-name="ce14" table:formula="of:=[.G24]+[.J24]+[.M24]+[.P24]+[.S24]+[.V24]+[.Y24]+[.AB24]" office:value-type="float" office:value="4198" calcext:value-type="float">
            <text:p>4,198 </text:p>
          </table:table-cell>
          <table:table-cell table:style-name="ce14" table:formula="of:=[.H24]+[.K24]+[.N24]+[.Q24]+[.T24]+[.W24]+[.Z24]+[.AC24]" office:value-type="float" office:value="2904" calcext:value-type="float">
            <text:p>2,904 </text:p>
          </table:table-cell>
          <table:table-cell table:style-name="ce14" table:formula="of:=[.F25]-[.F22]-[.F23]" office:value-type="float" office:value="0" calcext:value-type="float">
            <text:p>0 </text:p>
          </table:table-cell>
          <table:table-cell table:style-name="ce14" table:formula="of:=[.G25]-[.G22]-[.G23]" office:value-type="float" office:value="0" calcext:value-type="float">
            <text:p>0 </text:p>
          </table:table-cell>
          <table:table-cell table:style-name="ce14" table:formula="of:=[.H25]-[.H22]-[.H23]" office:value-type="float" office:value="0" calcext:value-type="float">
            <text:p>0 </text:p>
          </table:table-cell>
          <table:table-cell table:style-name="ce14" table:formula="of:=[.I25]-[.I22]-[.I23]" office:value-type="float" office:value="152" calcext:value-type="float">
            <text:p>152 </text:p>
          </table:table-cell>
          <table:table-cell table:style-name="ce14" table:formula="of:=[.J25]-[.J22]-[.J23]" office:value-type="float" office:value="83" calcext:value-type="float">
            <text:p>83 </text:p>
          </table:table-cell>
          <table:table-cell table:style-name="ce14" table:formula="of:=[.K25]-[.K22]-[.K23]" office:value-type="float" office:value="69" calcext:value-type="float">
            <text:p>69 </text:p>
          </table:table-cell>
          <table:table-cell table:style-name="ce14" table:formula="of:=[.L25]-[.L22]-[.L23]" office:value-type="float" office:value="762" calcext:value-type="float">
            <text:p>762 </text:p>
          </table:table-cell>
          <table:table-cell table:style-name="ce14" table:formula="of:=[.M25]-[.M22]-[.M23]" office:value-type="float" office:value="359" calcext:value-type="float">
            <text:p>359 </text:p>
          </table:table-cell>
          <table:table-cell table:style-name="ce14" table:formula="of:=[.N25]-[.N22]-[.N23]" office:value-type="float" office:value="403" calcext:value-type="float">
            <text:p>403 </text:p>
          </table:table-cell>
          <table:table-cell table:style-name="ce14" table:formula="of:=[.O25]-[.O22]-[.O23]" office:value-type="float" office:value="1744" calcext:value-type="float">
            <text:p>1,744 </text:p>
          </table:table-cell>
          <table:table-cell table:style-name="ce14" table:formula="of:=[.P25]-[.P22]-[.P23]" office:value-type="float" office:value="1062" calcext:value-type="float">
            <text:p>1,062 </text:p>
          </table:table-cell>
          <table:table-cell table:style-name="ce14" table:formula="of:=[.Q25]-[.Q22]-[.Q23]" office:value-type="float" office:value="682" calcext:value-type="float">
            <text:p>682 </text:p>
          </table:table-cell>
          <table:table-cell table:style-name="ce14" table:formula="of:=[.R25]-[.R22]-[.R23]" office:value-type="float" office:value="1761" calcext:value-type="float">
            <text:p>1,761 </text:p>
          </table:table-cell>
          <table:table-cell table:style-name="ce14" table:formula="of:=[.S25]-[.S22]-[.S23]" office:value-type="float" office:value="1133" calcext:value-type="float">
            <text:p>1,133 </text:p>
          </table:table-cell>
          <table:table-cell table:style-name="ce14" table:formula="of:=[.T25]-[.T22]-[.T23]" office:value-type="float" office:value="628" calcext:value-type="float">
            <text:p>628 </text:p>
          </table:table-cell>
          <table:table-cell table:style-name="ce14" table:formula="of:=[.U25]-[.U22]-[.U23]" office:value-type="float" office:value="1478" calcext:value-type="float">
            <text:p>1,478 </text:p>
          </table:table-cell>
          <table:table-cell table:style-name="ce14" table:formula="of:=[.V25]-[.V22]-[.V23]" office:value-type="float" office:value="816" calcext:value-type="float">
            <text:p>816 </text:p>
          </table:table-cell>
          <table:table-cell table:style-name="ce14" table:formula="of:=[.W25]-[.W22]-[.W23]" office:value-type="float" office:value="662" calcext:value-type="float">
            <text:p>662 </text:p>
          </table:table-cell>
          <table:table-cell table:style-name="ce14" table:formula="of:=[.X25]-[.X22]-[.X23]" office:value-type="float" office:value="734" calcext:value-type="float">
            <text:p>734 </text:p>
          </table:table-cell>
          <table:table-cell table:style-name="ce14" table:formula="of:=[.Y25]-[.Y22]-[.Y23]" office:value-type="float" office:value="432" calcext:value-type="float">
            <text:p>432 </text:p>
          </table:table-cell>
          <table:table-cell table:style-name="ce14" table:formula="of:=[.Z25]-[.Z22]-[.Z23]" office:value-type="float" office:value="302" calcext:value-type="float">
            <text:p>302 </text:p>
          </table:table-cell>
          <table:table-cell table:style-name="ce14" table:formula="of:=[.AA25]-[.AA22]-[.AA23]" office:value-type="float" office:value="471" calcext:value-type="float">
            <text:p>471 </text:p>
          </table:table-cell>
          <table:table-cell table:style-name="ce14" table:formula="of:=[.AB25]-[.AB22]-[.AB23]" office:value-type="float" office:value="313" calcext:value-type="float">
            <text:p>313 </text:p>
          </table:table-cell>
          <table:table-cell table:style-name="ce14" table:formula="of:=[.AC25]-[.AC22]-[.AC23]" office:value-type="float" office:value="158" calcext:value-type="float">
            <text:p>158 </text:p>
          </table:table-cell>
          <table:table-cell table:style-name="ce23"/>
          <table:table-cell table:number-columns-repeated="994"/>
        </table:table-row>
        <table:table-row table:style-name="ro4">
          <table:covered-table-cell table:style-name="ce5"/>
          <table:table-cell table:style-name="ce11" office:value-type="string" calcext:value-type="string">
            <text:p>美洲合計 Total</text:p>
          </table:table-cell>
          <table:table-cell table:style-name="ce14" table:formula="of:=[.D25]+[.E25]" office:value-type="float" office:value="710039" calcext:value-type="float">
            <text:p>710,039 </text:p>
          </table:table-cell>
          <table:table-cell table:style-name="ce14" table:formula="of:=[.G25]+[.J25]+[.M25]+[.P25]+[.S25]+[.V25]+[.Y25]+[.AB25]" office:value-type="float" office:value="330051" calcext:value-type="float">
            <text:p>330,051 </text:p>
          </table:table-cell>
          <table:table-cell table:style-name="ce14" table:formula="of:=[.H25]+[.K25]+[.N25]+[.Q25]+[.T25]+[.W25]+[.Z25]+[.AC25]" office:value-type="float" office:value="379988" calcext:value-type="float">
            <text:p>379,988 </text:p>
          </table:table-cell>
          <table:table-cell table:style-name="ce14" table:formula="of:=[.G25]+[.H25]" office:value-type="float" office:value="33750" calcext:value-type="float">
            <text:p>33,750 </text:p>
          </table:table-cell>
          <table:table-cell table:style-name="ce14" office:value-type="float" office:value="17013" calcext:value-type="float">
            <text:p>17,013 </text:p>
          </table:table-cell>
          <table:table-cell table:style-name="ce14" office:value-type="float" office:value="16737" calcext:value-type="float">
            <text:p>16,737 </text:p>
          </table:table-cell>
          <table:table-cell table:style-name="ce14" table:formula="of:=[.J25]+[.K25]" office:value-type="float" office:value="30639" calcext:value-type="float">
            <text:p>30,639 </text:p>
          </table:table-cell>
          <table:table-cell table:style-name="ce14" office:value-type="float" office:value="15405" calcext:value-type="float">
            <text:p>15,405 </text:p>
          </table:table-cell>
          <table:table-cell table:style-name="ce14" office:value-type="float" office:value="15234" calcext:value-type="float">
            <text:p>15,234 </text:p>
          </table:table-cell>
          <table:table-cell table:style-name="ce14" table:formula="of:=[.M25]+[.N25]" office:value-type="float" office:value="93504" calcext:value-type="float">
            <text:p>93,504 </text:p>
          </table:table-cell>
          <table:table-cell table:style-name="ce14" office:value-type="float" office:value="39138" calcext:value-type="float">
            <text:p>39,138 </text:p>
          </table:table-cell>
          <table:table-cell table:style-name="ce14" office:value-type="float" office:value="54366" calcext:value-type="float">
            <text:p>54,366 </text:p>
          </table:table-cell>
          <table:table-cell table:style-name="ce14" table:formula="of:=[.P25]+[.Q25]" office:value-type="float" office:value="122312" calcext:value-type="float">
            <text:p>122,312 </text:p>
          </table:table-cell>
          <table:table-cell table:style-name="ce14" office:value-type="float" office:value="57173" calcext:value-type="float">
            <text:p>57,173 </text:p>
          </table:table-cell>
          <table:table-cell table:style-name="ce14" office:value-type="float" office:value="65139" calcext:value-type="float">
            <text:p>65,139 </text:p>
          </table:table-cell>
          <table:table-cell table:style-name="ce14" table:formula="of:=[.S25]+[.T25]" office:value-type="float" office:value="123541" calcext:value-type="float">
            <text:p>123,541 </text:p>
          </table:table-cell>
          <table:table-cell table:style-name="ce14" office:value-type="float" office:value="61694" calcext:value-type="float">
            <text:p>61,694 </text:p>
          </table:table-cell>
          <table:table-cell table:style-name="ce14" office:value-type="float" office:value="61847" calcext:value-type="float">
            <text:p>61,847 </text:p>
          </table:table-cell>
          <table:table-cell table:style-name="ce14" table:formula="of:=[.V25]+[.W25]" office:value-type="float" office:value="130337" calcext:value-type="float">
            <text:p>130,337 </text:p>
          </table:table-cell>
          <table:table-cell table:style-name="ce14" office:value-type="float" office:value="56886" calcext:value-type="float">
            <text:p>56,886 </text:p>
          </table:table-cell>
          <table:table-cell table:style-name="ce14" office:value-type="float" office:value="73451" calcext:value-type="float">
            <text:p>73,451 </text:p>
          </table:table-cell>
          <table:table-cell table:style-name="ce14" table:formula="of:=[.Y25]+[.Z25]" office:value-type="float" office:value="80415" calcext:value-type="float">
            <text:p>80,415 </text:p>
          </table:table-cell>
          <table:table-cell table:style-name="ce14" office:value-type="float" office:value="36098" calcext:value-type="float">
            <text:p>36,098 </text:p>
          </table:table-cell>
          <table:table-cell table:style-name="ce14" office:value-type="float" office:value="44317" calcext:value-type="float">
            <text:p>44,317 </text:p>
          </table:table-cell>
          <table:table-cell table:style-name="ce14" table:formula="of:=[.AB25]+[.AC25]" office:value-type="float" office:value="95541" calcext:value-type="float">
            <text:p>95,541 </text:p>
          </table:table-cell>
          <table:table-cell table:style-name="ce14" office:value-type="float" office:value="46644" calcext:value-type="float">
            <text:p>46,644 </text:p>
          </table:table-cell>
          <table:table-cell table:style-name="ce14" office:value-type="float" office:value="48897" calcext:value-type="float">
            <text:p>48,897 </text:p>
          </table:table-cell>
          <table:table-cell table:style-name="ce23"/>
          <table:table-cell table:number-columns-repeated="994"/>
        </table:table-row>
        <table:table-row table:style-name="ro4">
          <table:table-cell table:style-name="ce3" office:value-type="string" calcext:value-type="string" table:number-columns-spanned="1" table:number-rows-spanned="9">
            <text:p>歐洲地區</text:p>
          </table:table-cell>
          <table:table-cell table:style-name="ce11" office:value-type="string" calcext:value-type="string">
            <text:p>法國 France</text:p>
          </table:table-cell>
          <table:table-cell table:style-name="ce14" table:formula="of:=[.D26]+[.E26]" office:value-type="float" office:value="81814" calcext:value-type="float">
            <text:p>81,814 </text:p>
          </table:table-cell>
          <table:table-cell table:style-name="ce14" table:formula="of:=[.G26]+[.J26]+[.M26]+[.P26]+[.S26]+[.V26]+[.Y26]+[.AB26]" office:value-type="float" office:value="31462" calcext:value-type="float">
            <text:p>31,462 </text:p>
          </table:table-cell>
          <table:table-cell table:style-name="ce14" table:formula="of:=[.H26]+[.K26]+[.N26]+[.Q26]+[.T26]+[.W26]+[.Z26]+[.AC26]" office:value-type="float" office:value="50352" calcext:value-type="float">
            <text:p>50,352 </text:p>
          </table:table-cell>
          <table:table-cell table:style-name="ce14" table:formula="of:=[.G26]+[.H26]" office:value-type="float" office:value="2644" calcext:value-type="float">
            <text:p>2,644 </text:p>
          </table:table-cell>
          <table:table-cell table:style-name="ce14" office:value-type="float" office:value="1260" calcext:value-type="float">
            <text:p>1,260 </text:p>
          </table:table-cell>
          <table:table-cell table:style-name="ce14" office:value-type="float" office:value="1384" calcext:value-type="float">
            <text:p>1,384 </text:p>
          </table:table-cell>
          <table:table-cell table:style-name="ce14" table:formula="of:=[.J26]+[.K26]" office:value-type="float" office:value="2612" calcext:value-type="float">
            <text:p>2,612 </text:p>
          </table:table-cell>
          <table:table-cell table:style-name="ce14" office:value-type="float" office:value="1135" calcext:value-type="float">
            <text:p>1,135 </text:p>
          </table:table-cell>
          <table:table-cell table:style-name="ce14" office:value-type="float" office:value="1477" calcext:value-type="float">
            <text:p>1,477 </text:p>
          </table:table-cell>
          <table:table-cell table:style-name="ce14" table:formula="of:=[.M26]+[.N26]" office:value-type="float" office:value="12388" calcext:value-type="float">
            <text:p>12,388 </text:p>
          </table:table-cell>
          <table:table-cell table:style-name="ce14" office:value-type="float" office:value="4160" calcext:value-type="float">
            <text:p>4,160 </text:p>
          </table:table-cell>
          <table:table-cell table:style-name="ce14" office:value-type="float" office:value="8228" calcext:value-type="float">
            <text:p>8,228 </text:p>
          </table:table-cell>
          <table:table-cell table:style-name="ce14" table:formula="of:=[.P26]+[.Q26]" office:value-type="float" office:value="19935" calcext:value-type="float">
            <text:p>19,935 </text:p>
          </table:table-cell>
          <table:table-cell table:style-name="ce14" office:value-type="float" office:value="7541" calcext:value-type="float">
            <text:p>7,541 </text:p>
          </table:table-cell>
          <table:table-cell table:style-name="ce14" office:value-type="float" office:value="12394" calcext:value-type="float">
            <text:p>12,394 </text:p>
          </table:table-cell>
          <table:table-cell table:style-name="ce14" table:formula="of:=[.S26]+[.T26]" office:value-type="float" office:value="17188" calcext:value-type="float">
            <text:p>17,188 </text:p>
          </table:table-cell>
          <table:table-cell table:style-name="ce14" office:value-type="float" office:value="6544" calcext:value-type="float">
            <text:p>6,544 </text:p>
          </table:table-cell>
          <table:table-cell table:style-name="ce14" office:value-type="float" office:value="10644" calcext:value-type="float">
            <text:p>10,644 </text:p>
          </table:table-cell>
          <table:table-cell table:style-name="ce14" table:formula="of:=[.V26]+[.W26]" office:value-type="float" office:value="15831" calcext:value-type="float">
            <text:p>15,831 </text:p>
          </table:table-cell>
          <table:table-cell table:style-name="ce14" office:value-type="float" office:value="5962" calcext:value-type="float">
            <text:p>5,962 </text:p>
          </table:table-cell>
          <table:table-cell table:style-name="ce14" office:value-type="float" office:value="9869" calcext:value-type="float">
            <text:p>9,869 </text:p>
          </table:table-cell>
          <table:table-cell table:style-name="ce14" table:formula="of:=[.Y26]+[.Z26]" office:value-type="float" office:value="6471" calcext:value-type="float">
            <text:p>6,471 </text:p>
          </table:table-cell>
          <table:table-cell table:style-name="ce14" office:value-type="float" office:value="2684" calcext:value-type="float">
            <text:p>2,684 </text:p>
          </table:table-cell>
          <table:table-cell table:style-name="ce14" office:value-type="float" office:value="3787" calcext:value-type="float">
            <text:p>3,787 </text:p>
          </table:table-cell>
          <table:table-cell table:style-name="ce14" table:formula="of:=[.AB26]+[.AC26]" office:value-type="float" office:value="4745" calcext:value-type="float">
            <text:p>4,745 </text:p>
          </table:table-cell>
          <table:table-cell table:style-name="ce14" office:value-type="float" office:value="2176" calcext:value-type="float">
            <text:p>2,176 </text:p>
          </table:table-cell>
          <table:table-cell table:style-name="ce14" office:value-type="float" office:value="2569" calcext:value-type="float">
            <text:p>2,569 </text:p>
          </table:table-cell>
          <table:table-cell table:style-name="ce23"/>
          <table:table-cell table:number-columns-repeated="994"/>
        </table:table-row>
        <table:table-row table:style-name="ro4">
          <table:covered-table-cell table:style-name="ce4"/>
          <table:table-cell table:style-name="ce11" office:value-type="string" calcext:value-type="string">
            <text:p>德國 Germany</text:p>
          </table:table-cell>
          <table:table-cell table:style-name="ce14" table:formula="of:=[.D27]+[.E27]" office:value-type="float" office:value="90350" calcext:value-type="float">
            <text:p>90,350 </text:p>
          </table:table-cell>
          <table:table-cell table:style-name="ce14" table:formula="of:=[.G27]+[.J27]+[.M27]+[.P27]+[.S27]+[.V27]+[.Y27]+[.AB27]" office:value-type="float" office:value="42064" calcext:value-type="float">
            <text:p>42,064 </text:p>
          </table:table-cell>
          <table:table-cell table:style-name="ce14" table:formula="of:=[.H27]+[.K27]+[.N27]+[.Q27]+[.T27]+[.W27]+[.Z27]+[.AC27]" office:value-type="float" office:value="48286" calcext:value-type="float">
            <text:p>48,286 </text:p>
          </table:table-cell>
          <table:table-cell table:style-name="ce14" table:formula="of:=[.G27]+[.H27]" office:value-type="float" office:value="1838" calcext:value-type="float">
            <text:p>1,838 </text:p>
          </table:table-cell>
          <table:table-cell table:style-name="ce14" office:value-type="float" office:value="928" calcext:value-type="float">
            <text:p>928 </text:p>
          </table:table-cell>
          <table:table-cell table:style-name="ce14" office:value-type="float" office:value="910" calcext:value-type="float">
            <text:p>910 </text:p>
          </table:table-cell>
          <table:table-cell table:style-name="ce14" table:formula="of:=[.J27]+[.K27]" office:value-type="float" office:value="2811" calcext:value-type="float">
            <text:p>2,811 </text:p>
          </table:table-cell>
          <table:table-cell table:style-name="ce14" office:value-type="float" office:value="1355" calcext:value-type="float">
            <text:p>1,355 </text:p>
          </table:table-cell>
          <table:table-cell table:style-name="ce14" office:value-type="float" office:value="1456" calcext:value-type="float">
            <text:p>1,456 </text:p>
          </table:table-cell>
          <table:table-cell table:style-name="ce14" table:formula="of:=[.M27]+[.N27]" office:value-type="float" office:value="12049" calcext:value-type="float">
            <text:p>12,049 </text:p>
          </table:table-cell>
          <table:table-cell table:style-name="ce14" office:value-type="float" office:value="4571" calcext:value-type="float">
            <text:p>4,571 </text:p>
          </table:table-cell>
          <table:table-cell table:style-name="ce14" office:value-type="float" office:value="7478" calcext:value-type="float">
            <text:p>7,478 </text:p>
          </table:table-cell>
          <table:table-cell table:style-name="ce14" table:formula="of:=[.P27]+[.Q27]" office:value-type="float" office:value="20729" calcext:value-type="float">
            <text:p>20,729 </text:p>
          </table:table-cell>
          <table:table-cell table:style-name="ce14" office:value-type="float" office:value="10093" calcext:value-type="float">
            <text:p>10,093 </text:p>
          </table:table-cell>
          <table:table-cell table:style-name="ce14" office:value-type="float" office:value="10636" calcext:value-type="float">
            <text:p>10,636 </text:p>
          </table:table-cell>
          <table:table-cell table:style-name="ce14" table:formula="of:=[.S27]+[.T27]" office:value-type="float" office:value="19364" calcext:value-type="float">
            <text:p>19,364 </text:p>
          </table:table-cell>
          <table:table-cell table:style-name="ce14" office:value-type="float" office:value="9619" calcext:value-type="float">
            <text:p>9,619 </text:p>
          </table:table-cell>
          <table:table-cell table:style-name="ce14" office:value-type="float" office:value="9745" calcext:value-type="float">
            <text:p>9,745 </text:p>
          </table:table-cell>
          <table:table-cell table:style-name="ce14" table:formula="of:=[.V27]+[.W27]" office:value-type="float" office:value="19336" calcext:value-type="float">
            <text:p>19,336 </text:p>
          </table:table-cell>
          <table:table-cell table:style-name="ce14" office:value-type="float" office:value="8656" calcext:value-type="float">
            <text:p>8,656 </text:p>
          </table:table-cell>
          <table:table-cell table:style-name="ce14" office:value-type="float" office:value="10680" calcext:value-type="float">
            <text:p>10,680 </text:p>
          </table:table-cell>
          <table:table-cell table:style-name="ce14" table:formula="of:=[.Y27]+[.Z27]" office:value-type="float" office:value="8308" calcext:value-type="float">
            <text:p>8,308 </text:p>
          </table:table-cell>
          <table:table-cell table:style-name="ce14" office:value-type="float" office:value="3829" calcext:value-type="float">
            <text:p>3,829 </text:p>
          </table:table-cell>
          <table:table-cell table:style-name="ce14" office:value-type="float" office:value="4479" calcext:value-type="float">
            <text:p>4,479 </text:p>
          </table:table-cell>
          <table:table-cell table:style-name="ce14" table:formula="of:=[.AB27]+[.AC27]" office:value-type="float" office:value="5915" calcext:value-type="float">
            <text:p>5,915 </text:p>
          </table:table-cell>
          <table:table-cell table:style-name="ce14" office:value-type="float" office:value="3013" calcext:value-type="float">
            <text:p>3,013 </text:p>
          </table:table-cell>
          <table:table-cell table:style-name="ce14" office:value-type="float" office:value="2902" calcext:value-type="float">
            <text:p>2,902 </text:p>
          </table:table-cell>
          <table:table-cell table:style-name="ce23"/>
          <table:table-cell table:number-columns-repeated="994"/>
        </table:table-row>
        <table:table-row table:style-name="ro4">
          <table:covered-table-cell table:style-name="ce4"/>
          <table:table-cell table:style-name="ce11" office:value-type="string" calcext:value-type="string">
            <text:p>義大利 Italy</text:p>
          </table:table-cell>
          <table:table-cell table:style-name="ce14" table:formula="of:=[.D28]+[.E28]" office:value-type="float" office:value="44940" calcext:value-type="float">
            <text:p>44,940 </text:p>
          </table:table-cell>
          <table:table-cell table:style-name="ce14" table:formula="of:=[.G28]+[.J28]+[.M28]+[.P28]+[.S28]+[.V28]+[.Y28]+[.AB28]" office:value-type="float" office:value="18646" calcext:value-type="float">
            <text:p>18,646 </text:p>
          </table:table-cell>
          <table:table-cell table:style-name="ce14" table:formula="of:=[.H28]+[.K28]+[.N28]+[.Q28]+[.T28]+[.W28]+[.Z28]+[.AC28]" office:value-type="float" office:value="26294" calcext:value-type="float">
            <text:p>26,294 </text:p>
          </table:table-cell>
          <table:table-cell table:style-name="ce14" table:formula="of:=[.G28]+[.H28]" office:value-type="float" office:value="535" calcext:value-type="float">
            <text:p>535 </text:p>
          </table:table-cell>
          <table:table-cell table:style-name="ce14" office:value-type="float" office:value="279" calcext:value-type="float">
            <text:p>279 </text:p>
          </table:table-cell>
          <table:table-cell table:style-name="ce14" office:value-type="float" office:value="256" calcext:value-type="float">
            <text:p>256 </text:p>
          </table:table-cell>
          <table:table-cell table:style-name="ce14" table:formula="of:=[.J28]+[.K28]" office:value-type="float" office:value="1077" calcext:value-type="float">
            <text:p>1,077 </text:p>
          </table:table-cell>
          <table:table-cell table:style-name="ce14" office:value-type="float" office:value="508" calcext:value-type="float">
            <text:p>508 </text:p>
          </table:table-cell>
          <table:table-cell table:style-name="ce14" office:value-type="float" office:value="569" calcext:value-type="float">
            <text:p>569 </text:p>
          </table:table-cell>
          <table:table-cell table:style-name="ce14" table:formula="of:=[.M28]+[.N28]" office:value-type="float" office:value="6034" calcext:value-type="float">
            <text:p>6,034 </text:p>
          </table:table-cell>
          <table:table-cell table:style-name="ce14" office:value-type="float" office:value="2145" calcext:value-type="float">
            <text:p>2,145 </text:p>
          </table:table-cell>
          <table:table-cell table:style-name="ce14" office:value-type="float" office:value="3889" calcext:value-type="float">
            <text:p>3,889 </text:p>
          </table:table-cell>
          <table:table-cell table:style-name="ce14" table:formula="of:=[.P28]+[.Q28]" office:value-type="float" office:value="12165" calcext:value-type="float">
            <text:p>12,165 </text:p>
          </table:table-cell>
          <table:table-cell table:style-name="ce14" office:value-type="float" office:value="5411" calcext:value-type="float">
            <text:p>5,411 </text:p>
          </table:table-cell>
          <table:table-cell table:style-name="ce14" office:value-type="float" office:value="6754" calcext:value-type="float">
            <text:p>6,754 </text:p>
          </table:table-cell>
          <table:table-cell table:style-name="ce14" table:formula="of:=[.S28]+[.T28]" office:value-type="float" office:value="8413" calcext:value-type="float">
            <text:p>8,413 </text:p>
          </table:table-cell>
          <table:table-cell table:style-name="ce14" office:value-type="float" office:value="3312" calcext:value-type="float">
            <text:p>3,312 </text:p>
          </table:table-cell>
          <table:table-cell table:style-name="ce14" office:value-type="float" office:value="5101" calcext:value-type="float">
            <text:p>5,101 </text:p>
          </table:table-cell>
          <table:table-cell table:style-name="ce14" table:formula="of:=[.V28]+[.W28]" office:value-type="float" office:value="9650" calcext:value-type="float">
            <text:p>9,650 </text:p>
          </table:table-cell>
          <table:table-cell table:style-name="ce14" office:value-type="float" office:value="3740" calcext:value-type="float">
            <text:p>3,740 </text:p>
          </table:table-cell>
          <table:table-cell table:style-name="ce14" office:value-type="float" office:value="5910" calcext:value-type="float">
            <text:p>5,910 </text:p>
          </table:table-cell>
          <table:table-cell table:style-name="ce14" table:formula="of:=[.Y28]+[.Z28]" office:value-type="float" office:value="4087" calcext:value-type="float">
            <text:p>4,087 </text:p>
          </table:table-cell>
          <table:table-cell table:style-name="ce14" office:value-type="float" office:value="1778" calcext:value-type="float">
            <text:p>1,778 </text:p>
          </table:table-cell>
          <table:table-cell table:style-name="ce14" office:value-type="float" office:value="2309" calcext:value-type="float">
            <text:p>2,309 </text:p>
          </table:table-cell>
          <table:table-cell table:style-name="ce14" table:formula="of:=[.AB28]+[.AC28]" office:value-type="float" office:value="2979" calcext:value-type="float">
            <text:p>2,979 </text:p>
          </table:table-cell>
          <table:table-cell table:style-name="ce14" office:value-type="float" office:value="1473" calcext:value-type="float">
            <text:p>1,473 </text:p>
          </table:table-cell>
          <table:table-cell table:style-name="ce14" office:value-type="float" office:value="1506" calcext:value-type="float">
            <text:p>1,506 </text:p>
          </table:table-cell>
          <table:table-cell table:style-name="ce23"/>
          <table:table-cell table:number-columns-repeated="994"/>
        </table:table-row>
        <table:table-row table:style-name="ro4">
          <table:covered-table-cell table:style-name="ce4"/>
          <table:table-cell table:style-name="ce11" office:value-type="string" calcext:value-type="string">
            <text:p>荷蘭 Netherlands</text:p>
          </table:table-cell>
          <table:table-cell table:style-name="ce14" table:formula="of:=[.D29]+[.E29]" office:value-type="float" office:value="63907" calcext:value-type="float">
            <text:p>63,907 </text:p>
          </table:table-cell>
          <table:table-cell table:style-name="ce14" table:formula="of:=[.G29]+[.J29]+[.M29]+[.P29]+[.S29]+[.V29]+[.Y29]+[.AB29]" office:value-type="float" office:value="26623" calcext:value-type="float">
            <text:p>26,623 </text:p>
          </table:table-cell>
          <table:table-cell table:style-name="ce14" table:formula="of:=[.H29]+[.K29]+[.N29]+[.Q29]+[.T29]+[.W29]+[.Z29]+[.AC29]" office:value-type="float" office:value="37284" calcext:value-type="float">
            <text:p>37,284 </text:p>
          </table:table-cell>
          <table:table-cell table:style-name="ce14" table:formula="of:=[.G29]+[.H29]" office:value-type="float" office:value="2389" calcext:value-type="float">
            <text:p>2,389 </text:p>
          </table:table-cell>
          <table:table-cell table:style-name="ce14" office:value-type="float" office:value="1193" calcext:value-type="float">
            <text:p>1,193 </text:p>
          </table:table-cell>
          <table:table-cell table:style-name="ce14" office:value-type="float" office:value="1196" calcext:value-type="float">
            <text:p>1,196 </text:p>
          </table:table-cell>
          <table:table-cell table:style-name="ce14" table:formula="of:=[.J29]+[.K29]" office:value-type="float" office:value="2177" calcext:value-type="float">
            <text:p>2,177 </text:p>
          </table:table-cell>
          <table:table-cell table:style-name="ce14" office:value-type="float" office:value="1045" calcext:value-type="float">
            <text:p>1,045 </text:p>
          </table:table-cell>
          <table:table-cell table:style-name="ce14" office:value-type="float" office:value="1132" calcext:value-type="float">
            <text:p>1,132 </text:p>
          </table:table-cell>
          <table:table-cell table:style-name="ce14" table:formula="of:=[.M29]+[.N29]" office:value-type="float" office:value="9502" calcext:value-type="float">
            <text:p>9,502 </text:p>
          </table:table-cell>
          <table:table-cell table:style-name="ce14" office:value-type="float" office:value="3450" calcext:value-type="float">
            <text:p>3,450 </text:p>
          </table:table-cell>
          <table:table-cell table:style-name="ce14" office:value-type="float" office:value="6052" calcext:value-type="float">
            <text:p>6,052 </text:p>
          </table:table-cell>
          <table:table-cell table:style-name="ce14" table:formula="of:=[.P29]+[.Q29]" office:value-type="float" office:value="15768" calcext:value-type="float">
            <text:p>15,768 </text:p>
          </table:table-cell>
          <table:table-cell table:style-name="ce14" office:value-type="float" office:value="6707" calcext:value-type="float">
            <text:p>6,707 </text:p>
          </table:table-cell>
          <table:table-cell table:style-name="ce14" office:value-type="float" office:value="9061" calcext:value-type="float">
            <text:p>9,061 </text:p>
          </table:table-cell>
          <table:table-cell table:style-name="ce14" table:formula="of:=[.S29]+[.T29]" office:value-type="float" office:value="12955" calcext:value-type="float">
            <text:p>12,955 </text:p>
          </table:table-cell>
          <table:table-cell table:style-name="ce14" office:value-type="float" office:value="5536" calcext:value-type="float">
            <text:p>5,536 </text:p>
          </table:table-cell>
          <table:table-cell table:style-name="ce14" office:value-type="float" office:value="7419" calcext:value-type="float">
            <text:p>7,419 </text:p>
          </table:table-cell>
          <table:table-cell table:style-name="ce14" table:formula="of:=[.V29]+[.W29]" office:value-type="float" office:value="11821" calcext:value-type="float">
            <text:p>11,821 </text:p>
          </table:table-cell>
          <table:table-cell table:style-name="ce14" office:value-type="float" office:value="4534" calcext:value-type="float">
            <text:p>4,534 </text:p>
          </table:table-cell>
          <table:table-cell table:style-name="ce14" office:value-type="float" office:value="7287" calcext:value-type="float">
            <text:p>7,287 </text:p>
          </table:table-cell>
          <table:table-cell table:style-name="ce14" table:formula="of:=[.Y29]+[.Z29]" office:value-type="float" office:value="5312" calcext:value-type="float">
            <text:p>5,312 </text:p>
          </table:table-cell>
          <table:table-cell table:style-name="ce14" office:value-type="float" office:value="2294" calcext:value-type="float">
            <text:p>2,294 </text:p>
          </table:table-cell>
          <table:table-cell table:style-name="ce14" office:value-type="float" office:value="3018" calcext:value-type="float">
            <text:p>3,018 </text:p>
          </table:table-cell>
          <table:table-cell table:style-name="ce14" table:formula="of:=[.AB29]+[.AC29]" office:value-type="float" office:value="3983" calcext:value-type="float">
            <text:p>3,983 </text:p>
          </table:table-cell>
          <table:table-cell table:style-name="ce14" office:value-type="float" office:value="1864" calcext:value-type="float">
            <text:p>1,864 </text:p>
          </table:table-cell>
          <table:table-cell table:style-name="ce14" office:value-type="float" office:value="2119" calcext:value-type="float">
            <text:p>2,119 </text:p>
          </table:table-cell>
          <table:table-cell table:style-name="ce23"/>
          <table:table-cell table:number-columns-repeated="994"/>
        </table:table-row>
        <table:table-row table:style-name="ro4">
          <table:covered-table-cell table:style-name="ce4"/>
          <table:table-cell table:style-name="ce11" office:value-type="string" calcext:value-type="string">
            <text:p>瑞士 Switzerland</text:p>
          </table:table-cell>
          <table:table-cell table:style-name="ce14" table:formula="of:=[.D30]+[.E30]" office:value-type="float" office:value="15337" calcext:value-type="float">
            <text:p>15,337 </text:p>
          </table:table-cell>
          <table:table-cell table:style-name="ce14" table:formula="of:=[.G30]+[.J30]+[.M30]+[.P30]+[.S30]+[.V30]+[.Y30]+[.AB30]" office:value-type="float" office:value="6226" calcext:value-type="float">
            <text:p>6,226 </text:p>
          </table:table-cell>
          <table:table-cell table:style-name="ce14" table:formula="of:=[.H30]+[.K30]+[.N30]+[.Q30]+[.T30]+[.W30]+[.Z30]+[.AC30]" office:value-type="float" office:value="9111" calcext:value-type="float">
            <text:p>9,111 </text:p>
          </table:table-cell>
          <table:table-cell table:style-name="ce14" table:formula="of:=[.G30]+[.H30]" office:value-type="float" office:value="0" calcext:value-type="float">
            <text:p>0 </text:p>
          </table:table-cell>
          <table:table-cell table:number-columns-repeated="2" table:style-name="ce14" office:value-type="float" office:value="0" calcext:value-type="float">
            <text:p>0 </text:p>
          </table:table-cell>
          <table:table-cell table:style-name="ce14" table:formula="of:=[.J30]+[.K30]" office:value-type="float" office:value="306" calcext:value-type="float">
            <text:p>306 </text:p>
          </table:table-cell>
          <table:table-cell table:style-name="ce14" office:value-type="float" office:value="156" calcext:value-type="float">
            <text:p>156 </text:p>
          </table:table-cell>
          <table:table-cell table:style-name="ce14" office:value-type="float" office:value="150" calcext:value-type="float">
            <text:p>150 </text:p>
          </table:table-cell>
          <table:table-cell table:style-name="ce14" table:formula="of:=[.M30]+[.N30]" office:value-type="float" office:value="1636" calcext:value-type="float">
            <text:p>1,636 </text:p>
          </table:table-cell>
          <table:table-cell table:style-name="ce14" office:value-type="float" office:value="557" calcext:value-type="float">
            <text:p>557 </text:p>
          </table:table-cell>
          <table:table-cell table:style-name="ce14" office:value-type="float" office:value="1079" calcext:value-type="float">
            <text:p>1,079 </text:p>
          </table:table-cell>
          <table:table-cell table:style-name="ce14" table:formula="of:=[.P30]+[.Q30]" office:value-type="float" office:value="2509" calcext:value-type="float">
            <text:p>2,509 </text:p>
          </table:table-cell>
          <table:table-cell table:style-name="ce14" office:value-type="float" office:value="1049" calcext:value-type="float">
            <text:p>1,049 </text:p>
          </table:table-cell>
          <table:table-cell table:style-name="ce14" office:value-type="float" office:value="1460" calcext:value-type="float">
            <text:p>1,460 </text:p>
          </table:table-cell>
          <table:table-cell table:style-name="ce14" table:formula="of:=[.S30]+[.T30]" office:value-type="float" office:value="2716" calcext:value-type="float">
            <text:p>2,716 </text:p>
          </table:table-cell>
          <table:table-cell table:style-name="ce14" office:value-type="float" office:value="1085" calcext:value-type="float">
            <text:p>1,085 </text:p>
          </table:table-cell>
          <table:table-cell table:style-name="ce14" office:value-type="float" office:value="1631" calcext:value-type="float">
            <text:p>1,631 </text:p>
          </table:table-cell>
          <table:table-cell table:style-name="ce14" table:formula="of:=[.V30]+[.W30]" office:value-type="float" office:value="4215" calcext:value-type="float">
            <text:p>4,215 </text:p>
          </table:table-cell>
          <table:table-cell table:style-name="ce14" office:value-type="float" office:value="1538" calcext:value-type="float">
            <text:p>1,538 </text:p>
          </table:table-cell>
          <table:table-cell table:style-name="ce14" office:value-type="float" office:value="2677" calcext:value-type="float">
            <text:p>2,677 </text:p>
          </table:table-cell>
          <table:table-cell table:style-name="ce14" table:formula="of:=[.Y30]+[.Z30]" office:value-type="float" office:value="2315" calcext:value-type="float">
            <text:p>2,315 </text:p>
          </table:table-cell>
          <table:table-cell table:style-name="ce14" office:value-type="float" office:value="997" calcext:value-type="float">
            <text:p>997 </text:p>
          </table:table-cell>
          <table:table-cell table:style-name="ce14" office:value-type="float" office:value="1318" calcext:value-type="float">
            <text:p>1,318 </text:p>
          </table:table-cell>
          <table:table-cell table:style-name="ce14" table:formula="of:=[.AB30]+[.AC30]" office:value-type="float" office:value="1640" calcext:value-type="float">
            <text:p>1,640 </text:p>
          </table:table-cell>
          <table:table-cell table:style-name="ce14" office:value-type="float" office:value="844" calcext:value-type="float">
            <text:p>844 </text:p>
          </table:table-cell>
          <table:table-cell table:style-name="ce14" office:value-type="float" office:value="796" calcext:value-type="float">
            <text:p>796 </text:p>
          </table:table-cell>
          <table:table-cell table:style-name="ce23"/>
          <table:table-cell table:number-columns-repeated="994"/>
        </table:table-row>
        <table:table-row table:style-name="ro4">
          <table:covered-table-cell table:style-name="ce4"/>
          <table:table-cell table:style-name="ce11" office:value-type="string" calcext:value-type="string">
            <text:p>英國 United Kingdom</text:p>
          </table:table-cell>
          <table:table-cell table:style-name="ce14" table:formula="of:=[.D31]+[.E31]" office:value-type="float" office:value="69211" calcext:value-type="float">
            <text:p>69,211 </text:p>
          </table:table-cell>
          <table:table-cell table:style-name="ce14" table:formula="of:=[.G31]+[.J31]+[.M31]+[.P31]+[.S31]+[.V31]+[.Y31]+[.AB31]" office:value-type="float" office:value="25594" calcext:value-type="float">
            <text:p>25,594 </text:p>
          </table:table-cell>
          <table:table-cell table:style-name="ce14" table:formula="of:=[.H31]+[.K31]+[.N31]+[.Q31]+[.T31]+[.W31]+[.Z31]+[.AC31]" office:value-type="float" office:value="43617" calcext:value-type="float">
            <text:p>43,617 </text:p>
          </table:table-cell>
          <table:table-cell table:style-name="ce14" table:formula="of:=[.G31]+[.H31]" office:value-type="float" office:value="2028" calcext:value-type="float">
            <text:p>2,028 </text:p>
          </table:table-cell>
          <table:table-cell table:style-name="ce14" office:value-type="float" office:value="1003" calcext:value-type="float">
            <text:p>1,003 </text:p>
          </table:table-cell>
          <table:table-cell table:style-name="ce14" office:value-type="float" office:value="1025" calcext:value-type="float">
            <text:p>1,025 </text:p>
          </table:table-cell>
          <table:table-cell table:style-name="ce14" table:formula="of:=[.J31]+[.K31]" office:value-type="float" office:value="3585" calcext:value-type="float">
            <text:p>3,585 </text:p>
          </table:table-cell>
          <table:table-cell table:style-name="ce14" office:value-type="float" office:value="1568" calcext:value-type="float">
            <text:p>1,568 </text:p>
          </table:table-cell>
          <table:table-cell table:style-name="ce14" office:value-type="float" office:value="2017" calcext:value-type="float">
            <text:p>2,017 </text:p>
          </table:table-cell>
          <table:table-cell table:style-name="ce14" table:formula="of:=[.M31]+[.N31]" office:value-type="float" office:value="14266" calcext:value-type="float">
            <text:p>14,266 </text:p>
          </table:table-cell>
          <table:table-cell table:style-name="ce14" office:value-type="float" office:value="4429" calcext:value-type="float">
            <text:p>4,429 </text:p>
          </table:table-cell>
          <table:table-cell table:style-name="ce14" office:value-type="float" office:value="9837" calcext:value-type="float">
            <text:p>9,837 </text:p>
          </table:table-cell>
          <table:table-cell table:style-name="ce14" table:formula="of:=[.P31]+[.Q31]" office:value-type="float" office:value="15680" calcext:value-type="float">
            <text:p>15,680 </text:p>
          </table:table-cell>
          <table:table-cell table:style-name="ce14" office:value-type="float" office:value="5795" calcext:value-type="float">
            <text:p>5,795 </text:p>
          </table:table-cell>
          <table:table-cell table:style-name="ce14" office:value-type="float" office:value="9885" calcext:value-type="float">
            <text:p>9,885 </text:p>
          </table:table-cell>
          <table:table-cell table:style-name="ce14" table:formula="of:=[.S31]+[.T31]" office:value-type="float" office:value="12684" calcext:value-type="float">
            <text:p>12,684 </text:p>
          </table:table-cell>
          <table:table-cell table:style-name="ce14" office:value-type="float" office:value="4615" calcext:value-type="float">
            <text:p>4,615 </text:p>
          </table:table-cell>
          <table:table-cell table:style-name="ce14" office:value-type="float" office:value="8069" calcext:value-type="float">
            <text:p>8,069 </text:p>
          </table:table-cell>
          <table:table-cell table:style-name="ce14" table:formula="of:=[.V31]+[.W31]" office:value-type="float" office:value="12188" calcext:value-type="float">
            <text:p>12,188 </text:p>
          </table:table-cell>
          <table:table-cell table:style-name="ce14" office:value-type="float" office:value="4344" calcext:value-type="float">
            <text:p>4,344 </text:p>
          </table:table-cell>
          <table:table-cell table:style-name="ce14" office:value-type="float" office:value="7844" calcext:value-type="float">
            <text:p>7,844 </text:p>
          </table:table-cell>
          <table:table-cell table:style-name="ce14" table:formula="of:=[.Y31]+[.Z31]" office:value-type="float" office:value="5026" calcext:value-type="float">
            <text:p>5,026 </text:p>
          </table:table-cell>
          <table:table-cell table:style-name="ce14" office:value-type="float" office:value="2093" calcext:value-type="float">
            <text:p>2,093 </text:p>
          </table:table-cell>
          <table:table-cell table:style-name="ce14" office:value-type="float" office:value="2933" calcext:value-type="float">
            <text:p>2,933 </text:p>
          </table:table-cell>
          <table:table-cell table:style-name="ce14" table:formula="of:=[.AB31]+[.AC31]" office:value-type="float" office:value="3754" calcext:value-type="float">
            <text:p>3,754 </text:p>
          </table:table-cell>
          <table:table-cell table:style-name="ce14" office:value-type="float" office:value="1747" calcext:value-type="float">
            <text:p>1,747 </text:p>
          </table:table-cell>
          <table:table-cell table:style-name="ce14" office:value-type="float" office:value="2007" calcext:value-type="float">
            <text:p>2,007 </text:p>
          </table:table-cell>
          <table:table-cell table:style-name="ce23"/>
          <table:table-cell table:number-columns-repeated="994"/>
        </table:table-row>
        <table:table-row table:style-name="ro4">
          <table:covered-table-cell table:style-name="ce4"/>
          <table:table-cell table:style-name="ce11" office:value-type="string" calcext:value-type="string">
            <text:p>奧地利 Austria</text:p>
          </table:table-cell>
          <table:table-cell table:style-name="ce14" table:formula="of:=[.D32]+[.E32]" office:value-type="float" office:value="91031" calcext:value-type="float">
            <text:p>91,031 </text:p>
          </table:table-cell>
          <table:table-cell table:style-name="ce14" table:formula="of:=[.G32]+[.J32]+[.M32]+[.P32]+[.S32]+[.V32]+[.Y32]+[.AB32]" office:value-type="float" office:value="34485" calcext:value-type="float">
            <text:p>34,485 </text:p>
          </table:table-cell>
          <table:table-cell table:style-name="ce14" table:formula="of:=[.H32]+[.K32]+[.N32]+[.Q32]+[.T32]+[.W32]+[.Z32]+[.AC32]" office:value-type="float" office:value="56546" calcext:value-type="float">
            <text:p>56,546 </text:p>
          </table:table-cell>
          <table:table-cell table:style-name="ce14" table:formula="of:=[.G32]+[.H32]" office:value-type="float" office:value="2070" calcext:value-type="float">
            <text:p>2,070 </text:p>
          </table:table-cell>
          <table:table-cell table:style-name="ce14" office:value-type="float" office:value="1052" calcext:value-type="float">
            <text:p>1,052 </text:p>
          </table:table-cell>
          <table:table-cell table:style-name="ce14" office:value-type="float" office:value="1018" calcext:value-type="float">
            <text:p>1,018 </text:p>
          </table:table-cell>
          <table:table-cell table:style-name="ce14" table:formula="of:=[.J32]+[.K32]" office:value-type="float" office:value="2809" calcext:value-type="float">
            <text:p>2,809 </text:p>
          </table:table-cell>
          <table:table-cell table:style-name="ce14" office:value-type="float" office:value="1232" calcext:value-type="float">
            <text:p>1,232 </text:p>
          </table:table-cell>
          <table:table-cell table:style-name="ce14" office:value-type="float" office:value="1577" calcext:value-type="float">
            <text:p>1,577 </text:p>
          </table:table-cell>
          <table:table-cell table:style-name="ce14" table:formula="of:=[.M32]+[.N32]" office:value-type="float" office:value="9233" calcext:value-type="float">
            <text:p>9,233 </text:p>
          </table:table-cell>
          <table:table-cell table:style-name="ce14" office:value-type="float" office:value="3144" calcext:value-type="float">
            <text:p>3,144 </text:p>
          </table:table-cell>
          <table:table-cell table:style-name="ce14" office:value-type="float" office:value="6089" calcext:value-type="float">
            <text:p>6,089 </text:p>
          </table:table-cell>
          <table:table-cell table:style-name="ce14" table:formula="of:=[.P32]+[.Q32]" office:value-type="float" office:value="16157" calcext:value-type="float">
            <text:p>16,157 </text:p>
          </table:table-cell>
          <table:table-cell table:style-name="ce14" office:value-type="float" office:value="6686" calcext:value-type="float">
            <text:p>6,686 </text:p>
          </table:table-cell>
          <table:table-cell table:style-name="ce14" office:value-type="float" office:value="9471" calcext:value-type="float">
            <text:p>9,471 </text:p>
          </table:table-cell>
          <table:table-cell table:style-name="ce14" table:formula="of:=[.S32]+[.T32]" office:value-type="float" office:value="16391" calcext:value-type="float">
            <text:p>16,391 </text:p>
          </table:table-cell>
          <table:table-cell table:style-name="ce14" office:value-type="float" office:value="5689" calcext:value-type="float">
            <text:p>5,689 </text:p>
          </table:table-cell>
          <table:table-cell table:style-name="ce14" office:value-type="float" office:value="10702" calcext:value-type="float">
            <text:p>10,702 </text:p>
          </table:table-cell>
          <table:table-cell table:style-name="ce14" table:formula="of:=[.V32]+[.W32]" office:value-type="float" office:value="23410" calcext:value-type="float">
            <text:p>23,410 </text:p>
          </table:table-cell>
          <table:table-cell table:style-name="ce14" office:value-type="float" office:value="7900" calcext:value-type="float">
            <text:p>7,900 </text:p>
          </table:table-cell>
          <table:table-cell table:style-name="ce14" office:value-type="float" office:value="15510" calcext:value-type="float">
            <text:p>15,510 </text:p>
          </table:table-cell>
          <table:table-cell table:style-name="ce14" table:formula="of:=[.Y32]+[.Z32]" office:value-type="float" office:value="11675" calcext:value-type="float">
            <text:p>11,675 </text:p>
          </table:table-cell>
          <table:table-cell table:style-name="ce14" office:value-type="float" office:value="4531" calcext:value-type="float">
            <text:p>4,531 </text:p>
          </table:table-cell>
          <table:table-cell table:style-name="ce14" office:value-type="float" office:value="7144" calcext:value-type="float">
            <text:p>7,144 </text:p>
          </table:table-cell>
          <table:table-cell table:style-name="ce14" table:formula="of:=[.AB32]+[.AC32]" office:value-type="float" office:value="9286" calcext:value-type="float">
            <text:p>9,286 </text:p>
          </table:table-cell>
          <table:table-cell table:style-name="ce14" office:value-type="float" office:value="4251" calcext:value-type="float">
            <text:p>4,251 </text:p>
          </table:table-cell>
          <table:table-cell table:style-name="ce14" office:value-type="float" office:value="5035" calcext:value-type="float">
            <text:p>5,035 </text:p>
          </table:table-cell>
          <table:table-cell table:style-name="ce23"/>
          <table:table-cell table:number-columns-repeated="994"/>
        </table:table-row>
        <table:table-row table:style-name="ro4">
          <table:covered-table-cell table:style-name="ce4"/>
          <table:table-cell table:style-name="ce11" office:value-type="string" calcext:value-type="string">
            <text:p>歐洲其他地區 Others</text:p>
          </table:table-cell>
          <table:table-cell table:style-name="ce14" table:formula="of:=[.C34]-[.C26]-[.C27]-[.C28]-[.C29]-[.C30]-[.C31]-[.C32]" office:value-type="float" office:value="81187" calcext:value-type="float">
            <text:p>81,187 </text:p>
          </table:table-cell>
          <table:table-cell table:style-name="ce14" table:formula="of:=[.G33]+[.J33]+[.M33]+[.P33]+[.S33]+[.V33]+[.Y33]+[.AB33]" office:value-type="float" office:value="32399" calcext:value-type="float">
            <text:p>32,399 </text:p>
          </table:table-cell>
          <table:table-cell table:style-name="ce14" table:formula="of:=[.H33]+[.K33]+[.N33]+[.Q33]+[.T33]+[.W33]+[.Z33]+[.AC33]" office:value-type="float" office:value="48788" calcext:value-type="float">
            <text:p>48,788 </text:p>
          </table:table-cell>
          <table:table-cell table:style-name="ce14" table:formula="of:=[.F34]-[.F26]-[.F27]-[.F28]-[.F29]-[.F30]-[.F31]-[.F32]" office:value-type="float" office:value="4" calcext:value-type="float">
            <text:p>4 </text:p>
          </table:table-cell>
          <table:table-cell table:style-name="ce14" table:formula="of:=[.G34]-[.G26]-[.G27]-[.G28]-[.G29]-[.G30]-[.G31]-[.G32]" office:value-type="float" office:value="1" calcext:value-type="float">
            <text:p>1 </text:p>
          </table:table-cell>
          <table:table-cell table:style-name="ce14" table:formula="of:=[.H34]-[.H26]-[.H27]-[.H28]-[.H29]-[.H30]-[.H31]-[.H32]" office:value-type="float" office:value="3" calcext:value-type="float">
            <text:p>3 </text:p>
          </table:table-cell>
          <table:table-cell table:style-name="ce14" table:formula="of:=[.I34]-[.I26]-[.I27]-[.I28]-[.I29]-[.I30]-[.I31]-[.I32]" office:value-type="float" office:value="1342" calcext:value-type="float">
            <text:p>1,342 </text:p>
          </table:table-cell>
          <table:table-cell table:style-name="ce14" table:formula="of:=[.J34]-[.J26]-[.J27]-[.J28]-[.J29]-[.J30]-[.J31]-[.J32]" office:value-type="float" office:value="566" calcext:value-type="float">
            <text:p>566 </text:p>
          </table:table-cell>
          <table:table-cell table:style-name="ce14" table:formula="of:=[.K34]-[.K26]-[.K27]-[.K28]-[.K29]-[.K30]-[.K31]-[.K32]" office:value-type="float" office:value="776" calcext:value-type="float">
            <text:p>776 </text:p>
          </table:table-cell>
          <table:table-cell table:style-name="ce14" table:formula="of:=[.L34]-[.L26]-[.L27]-[.L28]-[.L29]-[.L30]-[.L31]-[.L32]" office:value-type="float" office:value="9175" calcext:value-type="float">
            <text:p>9,175 </text:p>
          </table:table-cell>
          <table:table-cell table:style-name="ce14" table:formula="of:=[.M34]-[.M26]-[.M27]-[.M28]-[.M29]-[.M30]-[.M31]-[.M32]" office:value-type="float" office:value="3345" calcext:value-type="float">
            <text:p>3,345 </text:p>
          </table:table-cell>
          <table:table-cell table:style-name="ce14" table:formula="of:=[.N34]-[.N26]-[.N27]-[.N28]-[.N29]-[.N30]-[.N31]-[.N32]" office:value-type="float" office:value="5830" calcext:value-type="float">
            <text:p>5,830 </text:p>
          </table:table-cell>
          <table:table-cell table:style-name="ce14" table:formula="of:=[.O34]-[.O26]-[.O27]-[.O28]-[.O29]-[.O30]-[.O31]-[.O32]" office:value-type="float" office:value="15364" calcext:value-type="float">
            <text:p>15,364 </text:p>
          </table:table-cell>
          <table:table-cell table:style-name="ce14" table:formula="of:=[.P34]-[.P26]-[.P27]-[.P28]-[.P29]-[.P30]-[.P31]-[.P32]" office:value-type="float" office:value="6518" calcext:value-type="float">
            <text:p>6,518 </text:p>
          </table:table-cell>
          <table:table-cell table:style-name="ce14" table:formula="of:=[.Q34]-[.Q26]-[.Q27]-[.Q28]-[.Q29]-[.Q30]-[.Q31]-[.Q32]" office:value-type="float" office:value="8846" calcext:value-type="float">
            <text:p>8,846 </text:p>
          </table:table-cell>
          <table:table-cell table:style-name="ce14" table:formula="of:=[.R34]-[.R26]-[.R27]-[.R28]-[.R29]-[.R30]-[.R31]-[.R32]" office:value-type="float" office:value="14674" calcext:value-type="float">
            <text:p>14,674 </text:p>
          </table:table-cell>
          <table:table-cell table:style-name="ce14" table:formula="of:=[.S34]-[.S26]-[.S27]-[.S28]-[.S29]-[.S30]-[.S31]-[.S32]" office:value-type="float" office:value="5515" calcext:value-type="float">
            <text:p>5,515 </text:p>
          </table:table-cell>
          <table:table-cell table:style-name="ce14" table:formula="of:=[.T34]-[.T26]-[.T27]-[.T28]-[.T29]-[.T30]-[.T31]-[.T32]" office:value-type="float" office:value="9159" calcext:value-type="float">
            <text:p>9,159 </text:p>
          </table:table-cell>
          <table:table-cell table:style-name="ce14" table:formula="of:=[.U34]-[.U26]-[.U27]-[.U28]-[.U29]-[.U30]-[.U31]-[.U32]" office:value-type="float" office:value="20538" calcext:value-type="float">
            <text:p>20,538 </text:p>
          </table:table-cell>
          <table:table-cell table:style-name="ce14" table:formula="of:=[.V34]-[.V26]-[.V27]-[.V28]-[.V29]-[.V30]-[.V31]-[.V32]" office:value-type="float" office:value="7400" calcext:value-type="float">
            <text:p>7,400 </text:p>
          </table:table-cell>
          <table:table-cell table:style-name="ce14" table:formula="of:=[.W34]-[.W26]-[.W27]-[.W28]-[.W29]-[.W30]-[.W31]-[.W32]" office:value-type="float" office:value="13138" calcext:value-type="float">
            <text:p>13,138 </text:p>
          </table:table-cell>
          <table:table-cell table:style-name="ce14" table:formula="of:=[.X34]-[.X26]-[.X27]-[.X28]-[.X29]-[.X30]-[.X31]-[.X32]" office:value-type="float" office:value="11226" calcext:value-type="float">
            <text:p>11,226 </text:p>
          </table:table-cell>
          <table:table-cell table:style-name="ce14" table:formula="of:=[.Y34]-[.Y26]-[.Y27]-[.Y28]-[.Y29]-[.Y30]-[.Y31]-[.Y32]" office:value-type="float" office:value="4584" calcext:value-type="float">
            <text:p>4,584 </text:p>
          </table:table-cell>
          <table:table-cell table:style-name="ce14" table:formula="of:=[.Z34]-[.Z26]-[.Z27]-[.Z28]-[.Z29]-[.Z30]-[.Z31]-[.Z32]" office:value-type="float" office:value="6642" calcext:value-type="float">
            <text:p>6,642 </text:p>
          </table:table-cell>
          <table:table-cell table:style-name="ce14" table:formula="of:=[.AA34]-[.AA26]-[.AA27]-[.AA28]-[.AA29]-[.AA30]-[.AA31]-[.AA32]" office:value-type="float" office:value="8864" calcext:value-type="float">
            <text:p>8,864 </text:p>
          </table:table-cell>
          <table:table-cell table:style-name="ce14" table:formula="of:=[.AB34]-[.AB26]-[.AB27]-[.AB28]-[.AB29]-[.AB30]-[.AB31]-[.AB32]" office:value-type="float" office:value="4470" calcext:value-type="float">
            <text:p>4,470 </text:p>
          </table:table-cell>
          <table:table-cell table:style-name="ce14" table:formula="of:=[.AC34]-[.AC26]-[.AC27]-[.AC28]-[.AC29]-[.AC30]-[.AC31]-[.AC32]" office:value-type="float" office:value="4394" calcext:value-type="float">
            <text:p>4,394 </text:p>
          </table:table-cell>
          <table:table-cell table:style-name="ce23"/>
          <table:table-cell table:number-columns-repeated="994"/>
        </table:table-row>
        <table:table-row table:style-name="ro4">
          <table:covered-table-cell table:style-name="ce5"/>
          <table:table-cell table:style-name="ce11" office:value-type="string" calcext:value-type="string">
            <text:p>歐洲合計 Total</text:p>
          </table:table-cell>
          <table:table-cell table:style-name="ce14" table:formula="of:=[.D34]+[.E34]" office:value-type="float" office:value="537777" calcext:value-type="float">
            <text:p>537,777 </text:p>
          </table:table-cell>
          <table:table-cell table:style-name="ce14" table:formula="of:=[.G34]+[.J34]+[.M34]+[.P34]+[.S34]+[.V34]+[.Y34]+[.AB34]" office:value-type="float" office:value="217499" calcext:value-type="float">
            <text:p>217,499 </text:p>
          </table:table-cell>
          <table:table-cell table:style-name="ce14" table:formula="of:=[.H34]+[.K34]+[.N34]+[.Q34]+[.T34]+[.W34]+[.Z34]+[.AC34]" office:value-type="float" office:value="320278" calcext:value-type="float">
            <text:p>320,278 </text:p>
          </table:table-cell>
          <table:table-cell table:style-name="ce14" table:formula="of:=[.G34]+[.H34]" office:value-type="float" office:value="11508" calcext:value-type="float">
            <text:p>11,508 </text:p>
          </table:table-cell>
          <table:table-cell table:style-name="ce14" office:value-type="float" office:value="5716" calcext:value-type="float">
            <text:p>5,716 </text:p>
          </table:table-cell>
          <table:table-cell table:style-name="ce14" office:value-type="float" office:value="5792" calcext:value-type="float">
            <text:p>5,792 </text:p>
          </table:table-cell>
          <table:table-cell table:style-name="ce14" table:formula="of:=[.J34]+[.K34]" office:value-type="float" office:value="16719" calcext:value-type="float">
            <text:p>16,719 </text:p>
          </table:table-cell>
          <table:table-cell table:style-name="ce14" office:value-type="float" office:value="7565" calcext:value-type="float">
            <text:p>7,565 </text:p>
          </table:table-cell>
          <table:table-cell table:style-name="ce14" office:value-type="float" office:value="9154" calcext:value-type="float">
            <text:p>9,154 </text:p>
          </table:table-cell>
          <table:table-cell table:style-name="ce14" table:formula="of:=[.M34]+[.N34]" office:value-type="float" office:value="74283" calcext:value-type="float">
            <text:p>74,283 </text:p>
          </table:table-cell>
          <table:table-cell table:style-name="ce14" office:value-type="float" office:value="25801" calcext:value-type="float">
            <text:p>25,801 </text:p>
          </table:table-cell>
          <table:table-cell table:style-name="ce14" office:value-type="float" office:value="48482" calcext:value-type="float">
            <text:p>48,482 </text:p>
          </table:table-cell>
          <table:table-cell table:style-name="ce14" table:formula="of:=[.P34]+[.Q34]" office:value-type="float" office:value="118307" calcext:value-type="float">
            <text:p>118,307 </text:p>
          </table:table-cell>
          <table:table-cell table:style-name="ce14" office:value-type="float" office:value="49800" calcext:value-type="float">
            <text:p>49,800 </text:p>
          </table:table-cell>
          <table:table-cell table:style-name="ce14" office:value-type="float" office:value="68507" calcext:value-type="float">
            <text:p>68,507 </text:p>
          </table:table-cell>
          <table:table-cell table:style-name="ce14" table:formula="of:=[.S34]+[.T34]" office:value-type="float" office:value="104385" calcext:value-type="float">
            <text:p>104,385 </text:p>
          </table:table-cell>
          <table:table-cell table:style-name="ce14" office:value-type="float" office:value="41915" calcext:value-type="float">
            <text:p>41,915 </text:p>
          </table:table-cell>
          <table:table-cell table:style-name="ce14" office:value-type="float" office:value="62470" calcext:value-type="float">
            <text:p>62,470 </text:p>
          </table:table-cell>
          <table:table-cell table:style-name="ce14" table:formula="of:=[.V34]+[.W34]" office:value-type="float" office:value="116989" calcext:value-type="float">
            <text:p>116,989 </text:p>
          </table:table-cell>
          <table:table-cell table:style-name="ce14" office:value-type="float" office:value="44074" calcext:value-type="float">
            <text:p>44,074 </text:p>
          </table:table-cell>
          <table:table-cell table:style-name="ce14" office:value-type="float" office:value="72915" calcext:value-type="float">
            <text:p>72,915 </text:p>
          </table:table-cell>
          <table:table-cell table:style-name="ce14" table:formula="of:=[.Y34]+[.Z34]" office:value-type="float" office:value="54420" calcext:value-type="float">
            <text:p>54,420 </text:p>
          </table:table-cell>
          <table:table-cell table:style-name="ce14" office:value-type="float" office:value="22790" calcext:value-type="float">
            <text:p>22,790 </text:p>
          </table:table-cell>
          <table:table-cell table:style-name="ce14" office:value-type="float" office:value="31630" calcext:value-type="float">
            <text:p>31,630 </text:p>
          </table:table-cell>
          <table:table-cell table:style-name="ce14" table:formula="of:=[.AB34]+[.AC34]" office:value-type="float" office:value="41166" calcext:value-type="float">
            <text:p>41,166 </text:p>
          </table:table-cell>
          <table:table-cell table:style-name="ce14" office:value-type="float" office:value="19838" calcext:value-type="float">
            <text:p>19,838 </text:p>
          </table:table-cell>
          <table:table-cell table:style-name="ce14" office:value-type="float" office:value="21328" calcext:value-type="float">
            <text:p>21,328 </text:p>
          </table:table-cell>
          <table:table-cell table:style-name="ce23"/>
          <table:table-cell table:number-columns-repeated="994"/>
        </table:table-row>
        <table:table-row table:style-name="ro4">
          <table:table-cell table:style-name="ce3" office:value-type="string" calcext:value-type="string" table:number-columns-spanned="1" table:number-rows-spanned="5">
            <text:p>大洋洲</text:p>
          </table:table-cell>
          <table:table-cell table:style-name="ce11" office:value-type="string" calcext:value-type="string">
            <text:p>澳大利亞 Australia</text:p>
          </table:table-cell>
          <table:table-cell table:style-name="ce14" table:formula="of:=[.D35]+[.E35]" office:value-type="float" office:value="190163" calcext:value-type="float">
            <text:p>190,163 </text:p>
          </table:table-cell>
          <table:table-cell table:style-name="ce14" table:formula="of:=[.G35]+[.J35]+[.M35]+[.P35]+[.S35]+[.V35]+[.Y35]+[.AB35]" office:value-type="float" office:value="77115" calcext:value-type="float">
            <text:p>77,115 </text:p>
          </table:table-cell>
          <table:table-cell table:style-name="ce14" table:formula="of:=[.H35]+[.K35]+[.N35]+[.Q35]+[.T35]+[.W35]+[.Z35]+[.AC35]" office:value-type="float" office:value="113048" calcext:value-type="float">
            <text:p>113,048 </text:p>
          </table:table-cell>
          <table:table-cell table:style-name="ce14" table:formula="of:=[.G35]+[.H35]" office:value-type="float" office:value="12513" calcext:value-type="float">
            <text:p>12,513 </text:p>
          </table:table-cell>
          <table:table-cell table:style-name="ce14" office:value-type="float" office:value="6395" calcext:value-type="float">
            <text:p>6,395 </text:p>
          </table:table-cell>
          <table:table-cell table:style-name="ce14" office:value-type="float" office:value="6118" calcext:value-type="float">
            <text:p>6,118 </text:p>
          </table:table-cell>
          <table:table-cell table:style-name="ce14" table:formula="of:=[.J35]+[.K35]" office:value-type="float" office:value="10581" calcext:value-type="float">
            <text:p>10,581 </text:p>
          </table:table-cell>
          <table:table-cell table:style-name="ce14" office:value-type="float" office:value="5065" calcext:value-type="float">
            <text:p>5,065 </text:p>
          </table:table-cell>
          <table:table-cell table:style-name="ce14" office:value-type="float" office:value="5516" calcext:value-type="float">
            <text:p>5,516 </text:p>
          </table:table-cell>
          <table:table-cell table:style-name="ce14" table:formula="of:=[.M35]+[.N35]" office:value-type="float" office:value="36641" calcext:value-type="float">
            <text:p>36,641 </text:p>
          </table:table-cell>
          <table:table-cell table:style-name="ce14" office:value-type="float" office:value="13764" calcext:value-type="float">
            <text:p>13,764 </text:p>
          </table:table-cell>
          <table:table-cell table:style-name="ce14" office:value-type="float" office:value="22877" calcext:value-type="float">
            <text:p>22,877 </text:p>
          </table:table-cell>
          <table:table-cell table:style-name="ce14" table:formula="of:=[.P35]+[.Q35]" office:value-type="float" office:value="35918" calcext:value-type="float">
            <text:p>35,918 </text:p>
          </table:table-cell>
          <table:table-cell table:style-name="ce14" office:value-type="float" office:value="13982" calcext:value-type="float">
            <text:p>13,982 </text:p>
          </table:table-cell>
          <table:table-cell table:style-name="ce14" office:value-type="float" office:value="21936" calcext:value-type="float">
            <text:p>21,936 </text:p>
          </table:table-cell>
          <table:table-cell table:style-name="ce14" table:formula="of:=[.S35]+[.T35]" office:value-type="float" office:value="30855" calcext:value-type="float">
            <text:p>30,855 </text:p>
          </table:table-cell>
          <table:table-cell table:style-name="ce14" office:value-type="float" office:value="11812" calcext:value-type="float">
            <text:p>11,812 </text:p>
          </table:table-cell>
          <table:table-cell table:style-name="ce14" office:value-type="float" office:value="19043" calcext:value-type="float">
            <text:p>19,043 </text:p>
          </table:table-cell>
          <table:table-cell table:style-name="ce14" table:formula="of:=[.V35]+[.W35]" office:value-type="float" office:value="29988" calcext:value-type="float">
            <text:p>29,988 </text:p>
          </table:table-cell>
          <table:table-cell table:style-name="ce14" office:value-type="float" office:value="11111" calcext:value-type="float">
            <text:p>11,111 </text:p>
          </table:table-cell>
          <table:table-cell table:style-name="ce14" office:value-type="float" office:value="18877" calcext:value-type="float">
            <text:p>18,877 </text:p>
          </table:table-cell>
          <table:table-cell table:style-name="ce14" table:formula="of:=[.Y35]+[.Z35]" office:value-type="float" office:value="16420" calcext:value-type="float">
            <text:p>16,420 </text:p>
          </table:table-cell>
          <table:table-cell table:style-name="ce14" office:value-type="float" office:value="6667" calcext:value-type="float">
            <text:p>6,667 </text:p>
          </table:table-cell>
          <table:table-cell table:style-name="ce14" office:value-type="float" office:value="9753" calcext:value-type="float">
            <text:p>9,753 </text:p>
          </table:table-cell>
          <table:table-cell table:style-name="ce14" table:formula="of:=[.AB35]+[.AC35]" office:value-type="float" office:value="17247" calcext:value-type="float">
            <text:p>17,247 </text:p>
          </table:table-cell>
          <table:table-cell table:style-name="ce14" office:value-type="float" office:value="8319" calcext:value-type="float">
            <text:p>8,319 </text:p>
          </table:table-cell>
          <table:table-cell table:style-name="ce14" office:value-type="float" office:value="8928" calcext:value-type="float">
            <text:p>8,928 </text:p>
          </table:table-cell>
          <table:table-cell table:style-name="ce23"/>
          <table:table-cell table:number-columns-repeated="994"/>
        </table:table-row>
        <table:table-row table:style-name="ro4">
          <table:covered-table-cell table:style-name="ce4"/>
          <table:table-cell table:style-name="ce11" office:value-type="string" calcext:value-type="string">
            <text:p>紐西蘭 New Zealand</text:p>
          </table:table-cell>
          <table:table-cell table:style-name="ce14" table:formula="of:=[.D36]+[.E36]" office:value-type="float" office:value="20901" calcext:value-type="float">
            <text:p>20,901 </text:p>
          </table:table-cell>
          <table:table-cell table:style-name="ce14" table:formula="of:=[.G36]+[.J36]+[.M36]+[.P36]+[.S36]+[.V36]+[.Y36]+[.AB36]" office:value-type="float" office:value="8686" calcext:value-type="float">
            <text:p>8,686 </text:p>
          </table:table-cell>
          <table:table-cell table:style-name="ce14" table:formula="of:=[.H36]+[.K36]+[.N36]+[.Q36]+[.T36]+[.W36]+[.Z36]+[.AC36]" office:value-type="float" office:value="12215" calcext:value-type="float">
            <text:p>12,215 </text:p>
          </table:table-cell>
          <table:table-cell table:style-name="ce14" table:formula="of:=[.G36]+[.H36]" office:value-type="float" office:value="227" calcext:value-type="float">
            <text:p>227 </text:p>
          </table:table-cell>
          <table:table-cell table:style-name="ce14" office:value-type="float" office:value="125" calcext:value-type="float">
            <text:p>125 </text:p>
          </table:table-cell>
          <table:table-cell table:style-name="ce14" office:value-type="float" office:value="102" calcext:value-type="float">
            <text:p>102 </text:p>
          </table:table-cell>
          <table:table-cell table:style-name="ce14" table:formula="of:=[.J36]+[.K36]" office:value-type="float" office:value="489" calcext:value-type="float">
            <text:p>489 </text:p>
          </table:table-cell>
          <table:table-cell table:style-name="ce14" office:value-type="float" office:value="241" calcext:value-type="float">
            <text:p>241 </text:p>
          </table:table-cell>
          <table:table-cell table:style-name="ce14" office:value-type="float" office:value="248" calcext:value-type="float">
            <text:p>248 </text:p>
          </table:table-cell>
          <table:table-cell table:style-name="ce14" table:formula="of:=[.M36]+[.N36]" office:value-type="float" office:value="2297" calcext:value-type="float">
            <text:p>2,297 </text:p>
          </table:table-cell>
          <table:table-cell table:style-name="ce14" office:value-type="float" office:value="833" calcext:value-type="float">
            <text:p>833 </text:p>
          </table:table-cell>
          <table:table-cell table:style-name="ce14" office:value-type="float" office:value="1464" calcext:value-type="float">
            <text:p>1,464 </text:p>
          </table:table-cell>
          <table:table-cell table:style-name="ce14" table:formula="of:=[.P36]+[.Q36]" office:value-type="float" office:value="3479" calcext:value-type="float">
            <text:p>3,479 </text:p>
          </table:table-cell>
          <table:table-cell table:style-name="ce14" office:value-type="float" office:value="1439" calcext:value-type="float">
            <text:p>1,439 </text:p>
          </table:table-cell>
          <table:table-cell table:style-name="ce14" office:value-type="float" office:value="2040" calcext:value-type="float">
            <text:p>2,040 </text:p>
          </table:table-cell>
          <table:table-cell table:style-name="ce14" table:formula="of:=[.S36]+[.T36]" office:value-type="float" office:value="2590" calcext:value-type="float">
            <text:p>2,590 </text:p>
          </table:table-cell>
          <table:table-cell table:style-name="ce14" office:value-type="float" office:value="1018" calcext:value-type="float">
            <text:p>1,018 </text:p>
          </table:table-cell>
          <table:table-cell table:style-name="ce14" office:value-type="float" office:value="1572" calcext:value-type="float">
            <text:p>1,572 </text:p>
          </table:table-cell>
          <table:table-cell table:style-name="ce14" table:formula="of:=[.V36]+[.W36]" office:value-type="float" office:value="5093" calcext:value-type="float">
            <text:p>5,093 </text:p>
          </table:table-cell>
          <table:table-cell table:style-name="ce14" office:value-type="float" office:value="1885" calcext:value-type="float">
            <text:p>1,885 </text:p>
          </table:table-cell>
          <table:table-cell table:style-name="ce14" office:value-type="float" office:value="3208" calcext:value-type="float">
            <text:p>3,208 </text:p>
          </table:table-cell>
          <table:table-cell table:style-name="ce14" table:formula="of:=[.Y36]+[.Z36]" office:value-type="float" office:value="3586" calcext:value-type="float">
            <text:p>3,586 </text:p>
          </table:table-cell>
          <table:table-cell table:style-name="ce14" office:value-type="float" office:value="1504" calcext:value-type="float">
            <text:p>1,504 </text:p>
          </table:table-cell>
          <table:table-cell table:style-name="ce14" office:value-type="float" office:value="2082" calcext:value-type="float">
            <text:p>2,082 </text:p>
          </table:table-cell>
          <table:table-cell table:style-name="ce14" table:formula="of:=[.AB36]+[.AC36]" office:value-type="float" office:value="3140" calcext:value-type="float">
            <text:p>3,140 </text:p>
          </table:table-cell>
          <table:table-cell table:style-name="ce14" office:value-type="float" office:value="1641" calcext:value-type="float">
            <text:p>1,641 </text:p>
          </table:table-cell>
          <table:table-cell table:style-name="ce14" office:value-type="float" office:value="1499" calcext:value-type="float">
            <text:p>1,499 </text:p>
          </table:table-cell>
          <table:table-cell table:style-name="ce23"/>
          <table:table-cell table:number-columns-repeated="994"/>
        </table:table-row>
        <table:table-row table:style-name="ro4">
          <table:covered-table-cell table:style-name="ce4"/>
          <table:table-cell table:style-name="ce11" office:value-type="string" calcext:value-type="string">
            <text:p>帛琉 Palau</text:p>
          </table:table-cell>
          <table:table-cell table:style-name="ce14" table:formula="of:=[.D37]+[.E37]" office:value-type="float" office:value="11524" calcext:value-type="float">
            <text:p>11,524 </text:p>
          </table:table-cell>
          <table:table-cell table:style-name="ce14" table:formula="of:=[.G37]+[.J37]+[.M37]+[.P37]+[.S37]+[.V37]+[.Y37]+[.AB37]" office:value-type="float" office:value="5797" calcext:value-type="float">
            <text:p>5,797 </text:p>
          </table:table-cell>
          <table:table-cell table:style-name="ce14" table:formula="of:=[.H37]+[.K37]+[.N37]+[.Q37]+[.T37]+[.W37]+[.Z37]+[.AC37]" office:value-type="float" office:value="5727" calcext:value-type="float">
            <text:p>5,727 </text:p>
          </table:table-cell>
          <table:table-cell table:style-name="ce14" table:formula="of:=[.G37]+[.H37]" office:value-type="float" office:value="641" calcext:value-type="float">
            <text:p>641 </text:p>
          </table:table-cell>
          <table:table-cell table:style-name="ce14" office:value-type="float" office:value="346" calcext:value-type="float">
            <text:p>346 </text:p>
          </table:table-cell>
          <table:table-cell table:style-name="ce14" office:value-type="float" office:value="295" calcext:value-type="float">
            <text:p>295 </text:p>
          </table:table-cell>
          <table:table-cell table:style-name="ce14" table:formula="of:=[.J37]+[.K37]" office:value-type="float" office:value="760" calcext:value-type="float">
            <text:p>760 </text:p>
          </table:table-cell>
          <table:table-cell table:style-name="ce14" office:value-type="float" office:value="426" calcext:value-type="float">
            <text:p>426 </text:p>
          </table:table-cell>
          <table:table-cell table:style-name="ce14" office:value-type="float" office:value="334" calcext:value-type="float">
            <text:p>334 </text:p>
          </table:table-cell>
          <table:table-cell table:style-name="ce14" table:formula="of:=[.M37]+[.N37]" office:value-type="float" office:value="2299" calcext:value-type="float">
            <text:p>2,299 </text:p>
          </table:table-cell>
          <table:table-cell table:style-name="ce14" office:value-type="float" office:value="899" calcext:value-type="float">
            <text:p>899 </text:p>
          </table:table-cell>
          <table:table-cell table:style-name="ce14" office:value-type="float" office:value="1400" calcext:value-type="float">
            <text:p>1,400 </text:p>
          </table:table-cell>
          <table:table-cell table:style-name="ce14" table:formula="of:=[.P37]+[.Q37]" office:value-type="float" office:value="2753" calcext:value-type="float">
            <text:p>2,753 </text:p>
          </table:table-cell>
          <table:table-cell table:style-name="ce14" office:value-type="float" office:value="1350" calcext:value-type="float">
            <text:p>1,350 </text:p>
          </table:table-cell>
          <table:table-cell table:style-name="ce14" office:value-type="float" office:value="1403" calcext:value-type="float">
            <text:p>1,403 </text:p>
          </table:table-cell>
          <table:table-cell table:style-name="ce14" table:formula="of:=[.S37]+[.T37]" office:value-type="float" office:value="2549" calcext:value-type="float">
            <text:p>2,549 </text:p>
          </table:table-cell>
          <table:table-cell table:style-name="ce14" office:value-type="float" office:value="1319" calcext:value-type="float">
            <text:p>1,319 </text:p>
          </table:table-cell>
          <table:table-cell table:style-name="ce14" office:value-type="float" office:value="1230" calcext:value-type="float">
            <text:p>1,230 </text:p>
          </table:table-cell>
          <table:table-cell table:style-name="ce14" table:formula="of:=[.V37]+[.W37]" office:value-type="float" office:value="1664" calcext:value-type="float">
            <text:p>1,664 </text:p>
          </table:table-cell>
          <table:table-cell table:style-name="ce14" office:value-type="float" office:value="955" calcext:value-type="float">
            <text:p>955 </text:p>
          </table:table-cell>
          <table:table-cell table:style-name="ce14" office:value-type="float" office:value="709" calcext:value-type="float">
            <text:p>709 </text:p>
          </table:table-cell>
          <table:table-cell table:style-name="ce14" table:formula="of:=[.Y37]+[.Z37]" office:value-type="float" office:value="506" calcext:value-type="float">
            <text:p>506 </text:p>
          </table:table-cell>
          <table:table-cell table:style-name="ce14" office:value-type="float" office:value="313" calcext:value-type="float">
            <text:p>313 </text:p>
          </table:table-cell>
          <table:table-cell table:style-name="ce14" office:value-type="float" office:value="193" calcext:value-type="float">
            <text:p>193 </text:p>
          </table:table-cell>
          <table:table-cell table:style-name="ce14" table:formula="of:=[.AB37]+[.AC37]" office:value-type="float" office:value="352" calcext:value-type="float">
            <text:p>352 </text:p>
          </table:table-cell>
          <table:table-cell table:style-name="ce14" office:value-type="float" office:value="189" calcext:value-type="float">
            <text:p>189 </text:p>
          </table:table-cell>
          <table:table-cell table:style-name="ce14" office:value-type="float" office:value="163" calcext:value-type="float">
            <text:p>163 </text:p>
          </table:table-cell>
          <table:table-cell table:style-name="ce23"/>
          <table:table-cell table:number-columns-repeated="994"/>
        </table:table-row>
        <table:table-row table:style-name="ro4">
          <table:covered-table-cell table:style-name="ce4"/>
          <table:table-cell table:style-name="ce11" office:value-type="string" calcext:value-type="string">
            <text:p>大洋洲其他地區 Others</text:p>
          </table:table-cell>
          <table:table-cell table:style-name="ce14" table:formula="of:=[.C39]-[.C35]-[.C36]-[.C37]" office:value-type="float" office:value="1686" calcext:value-type="float">
            <text:p>1,686 </text:p>
          </table:table-cell>
          <table:table-cell table:style-name="ce14" table:formula="of:=[.G38]+[.J38]+[.M38]+[.P38]+[.S38]+[.V38]+[.Y38]+[.AB38]" office:value-type="float" office:value="1142" calcext:value-type="float">
            <text:p>1,142 </text:p>
          </table:table-cell>
          <table:table-cell table:style-name="ce14" table:formula="of:=[.H38]+[.K38]+[.N38]+[.Q38]+[.T38]+[.W38]+[.Z38]+[.AC38]" office:value-type="float" office:value="544" calcext:value-type="float">
            <text:p>544 </text:p>
          </table:table-cell>
          <table:table-cell table:style-name="ce14" table:formula="of:=[.F39]-[.F35]-[.F36]-[.F37]" office:value-type="float" office:value="2" calcext:value-type="float">
            <text:p>2 </text:p>
          </table:table-cell>
          <table:table-cell table:style-name="ce14" table:formula="of:=[.G39]-[.G35]-[.G36]-[.G37]" office:value-type="float" office:value="1" calcext:value-type="float">
            <text:p>1 </text:p>
          </table:table-cell>
          <table:table-cell table:style-name="ce14" table:formula="of:=[.H39]-[.H35]-[.H36]-[.H37]" office:value-type="float" office:value="1" calcext:value-type="float">
            <text:p>1 </text:p>
          </table:table-cell>
          <table:table-cell table:style-name="ce14" table:formula="of:=[.I39]-[.I35]-[.I36]-[.I37]" office:value-type="float" office:value="28" calcext:value-type="float">
            <text:p>28 </text:p>
          </table:table-cell>
          <table:table-cell table:style-name="ce14" table:formula="of:=[.J39]-[.J35]-[.J36]-[.J37]" office:value-type="float" office:value="18" calcext:value-type="float">
            <text:p>18 </text:p>
          </table:table-cell>
          <table:table-cell table:style-name="ce14" table:formula="of:=[.K39]-[.K35]-[.K36]-[.K37]" office:value-type="float" office:value="10" calcext:value-type="float">
            <text:p>10 </text:p>
          </table:table-cell>
          <table:table-cell table:style-name="ce14" table:formula="of:=[.L39]-[.L35]-[.L36]-[.L37]" office:value-type="float" office:value="202" calcext:value-type="float">
            <text:p>202 </text:p>
          </table:table-cell>
          <table:table-cell table:style-name="ce14" table:formula="of:=[.M39]-[.M35]-[.M36]-[.M37]" office:value-type="float" office:value="93" calcext:value-type="float">
            <text:p>93 </text:p>
          </table:table-cell>
          <table:table-cell table:style-name="ce14" table:formula="of:=[.N39]-[.N35]-[.N36]-[.N37]" office:value-type="float" office:value="109" calcext:value-type="float">
            <text:p>109 </text:p>
          </table:table-cell>
          <table:table-cell table:style-name="ce14" table:formula="of:=[.O39]-[.O35]-[.O36]-[.O37]" office:value-type="float" office:value="430" calcext:value-type="float">
            <text:p>430 </text:p>
          </table:table-cell>
          <table:table-cell table:style-name="ce14" table:formula="of:=[.P39]-[.P35]-[.P36]-[.P37]" office:value-type="float" office:value="261" calcext:value-type="float">
            <text:p>261 </text:p>
          </table:table-cell>
          <table:table-cell table:style-name="ce14" table:formula="of:=[.Q39]-[.Q35]-[.Q36]-[.Q37]" office:value-type="float" office:value="169" calcext:value-type="float">
            <text:p>169 </text:p>
          </table:table-cell>
          <table:table-cell table:style-name="ce14" table:formula="of:=[.R39]-[.R35]-[.R36]-[.R37]" office:value-type="float" office:value="430" calcext:value-type="float">
            <text:p>430 </text:p>
          </table:table-cell>
          <table:table-cell table:style-name="ce14" table:formula="of:=[.S39]-[.S35]-[.S36]-[.S37]" office:value-type="float" office:value="309" calcext:value-type="float">
            <text:p>309 </text:p>
          </table:table-cell>
          <table:table-cell table:style-name="ce14" table:formula="of:=[.T39]-[.T35]-[.T36]-[.T37]" office:value-type="float" office:value="121" calcext:value-type="float">
            <text:p>121 </text:p>
          </table:table-cell>
          <table:table-cell table:style-name="ce14" table:formula="of:=[.U39]-[.U35]-[.U36]-[.U37]" office:value-type="float" office:value="399" calcext:value-type="float">
            <text:p>399 </text:p>
          </table:table-cell>
          <table:table-cell table:style-name="ce14" table:formula="of:=[.V39]-[.V35]-[.V36]-[.V37]" office:value-type="float" office:value="306" calcext:value-type="float">
            <text:p>306 </text:p>
          </table:table-cell>
          <table:table-cell table:style-name="ce14" table:formula="of:=[.W39]-[.W35]-[.W36]-[.W37]" office:value-type="float" office:value="93" calcext:value-type="float">
            <text:p>93 </text:p>
          </table:table-cell>
          <table:table-cell table:style-name="ce14" table:formula="of:=[.X39]-[.X35]-[.X36]-[.X37]" office:value-type="float" office:value="133" calcext:value-type="float">
            <text:p>133 </text:p>
          </table:table-cell>
          <table:table-cell table:style-name="ce14" table:formula="of:=[.Y39]-[.Y35]-[.Y36]-[.Y37]" office:value-type="float" office:value="104" calcext:value-type="float">
            <text:p>104 </text:p>
          </table:table-cell>
          <table:table-cell table:style-name="ce14" table:formula="of:=[.Z39]-[.Z35]-[.Z36]-[.Z37]" office:value-type="float" office:value="29" calcext:value-type="float">
            <text:p>29 </text:p>
          </table:table-cell>
          <table:table-cell table:style-name="ce14" table:formula="of:=[.AA39]-[.AA35]-[.AA36]-[.AA37]" office:value-type="float" office:value="62" calcext:value-type="float">
            <text:p>62 </text:p>
          </table:table-cell>
          <table:table-cell table:style-name="ce14" table:formula="of:=[.AB39]-[.AB35]-[.AB36]-[.AB37]" office:value-type="float" office:value="50" calcext:value-type="float">
            <text:p>50 </text:p>
          </table:table-cell>
          <table:table-cell table:style-name="ce14" table:formula="of:=[.AC39]-[.AC35]-[.AC36]-[.AC37]" office:value-type="float" office:value="12" calcext:value-type="float">
            <text:p>12 </text:p>
          </table:table-cell>
          <table:table-cell table:style-name="ce23"/>
          <table:table-cell table:number-columns-repeated="994"/>
        </table:table-row>
        <table:table-row table:style-name="ro4">
          <table:covered-table-cell table:style-name="ce5"/>
          <table:table-cell table:style-name="ce12" office:value-type="string" calcext:value-type="string">
            <text:p>大洋洲合計 Total</text:p>
          </table:table-cell>
          <table:table-cell table:style-name="ce14" table:formula="of:=[.D39]+[.E39]" office:value-type="float" office:value="224274" calcext:value-type="float">
            <text:p>224,274 </text:p>
          </table:table-cell>
          <table:table-cell table:style-name="ce14" table:formula="of:=[.G39]+[.J39]+[.M39]+[.P39]+[.S39]+[.V39]+[.Y39]+[.AB39]" office:value-type="float" office:value="92740" calcext:value-type="float">
            <text:p>92,740 </text:p>
          </table:table-cell>
          <table:table-cell table:style-name="ce14" table:formula="of:=[.H39]+[.K39]+[.N39]+[.Q39]+[.T39]+[.W39]+[.Z39]+[.AC39]" office:value-type="float" office:value="131534" calcext:value-type="float">
            <text:p>131,534 </text:p>
          </table:table-cell>
          <table:table-cell table:style-name="ce14" table:formula="of:=[.G39]+[.H39]" office:value-type="float" office:value="13383" calcext:value-type="float">
            <text:p>13,383 </text:p>
          </table:table-cell>
          <table:table-cell table:style-name="ce14" office:value-type="float" office:value="6867" calcext:value-type="float">
            <text:p>6,867 </text:p>
          </table:table-cell>
          <table:table-cell table:style-name="ce14" office:value-type="float" office:value="6516" calcext:value-type="float">
            <text:p>6,516 </text:p>
          </table:table-cell>
          <table:table-cell table:style-name="ce14" table:formula="of:=[.J39]+[.K39]" office:value-type="float" office:value="11858" calcext:value-type="float">
            <text:p>11,858 </text:p>
          </table:table-cell>
          <table:table-cell table:style-name="ce14" office:value-type="float" office:value="5750" calcext:value-type="float">
            <text:p>5,750 </text:p>
          </table:table-cell>
          <table:table-cell table:style-name="ce14" office:value-type="float" office:value="6108" calcext:value-type="float">
            <text:p>6,108 </text:p>
          </table:table-cell>
          <table:table-cell table:style-name="ce14" table:formula="of:=[.M39]+[.N39]" office:value-type="float" office:value="41439" calcext:value-type="float">
            <text:p>41,439 </text:p>
          </table:table-cell>
          <table:table-cell table:style-name="ce14" office:value-type="float" office:value="15589" calcext:value-type="float">
            <text:p>15,589 </text:p>
          </table:table-cell>
          <table:table-cell table:style-name="ce14" office:value-type="float" office:value="25850" calcext:value-type="float">
            <text:p>25,850 </text:p>
          </table:table-cell>
          <table:table-cell table:style-name="ce14" table:formula="of:=[.P39]+[.Q39]" office:value-type="float" office:value="42580" calcext:value-type="float">
            <text:p>42,580 </text:p>
          </table:table-cell>
          <table:table-cell table:style-name="ce14" office:value-type="float" office:value="17032" calcext:value-type="float">
            <text:p>17,032 </text:p>
          </table:table-cell>
          <table:table-cell table:style-name="ce14" office:value-type="float" office:value="25548" calcext:value-type="float">
            <text:p>25,548 </text:p>
          </table:table-cell>
          <table:table-cell table:style-name="ce14" table:formula="of:=[.S39]+[.T39]" office:value-type="float" office:value="36424" calcext:value-type="float">
            <text:p>36,424 </text:p>
          </table:table-cell>
          <table:table-cell table:style-name="ce14" office:value-type="float" office:value="14458" calcext:value-type="float">
            <text:p>14,458 </text:p>
          </table:table-cell>
          <table:table-cell table:style-name="ce14" office:value-type="float" office:value="21966" calcext:value-type="float">
            <text:p>21,966 </text:p>
          </table:table-cell>
          <table:table-cell table:style-name="ce14" table:formula="of:=[.V39]+[.W39]" office:value-type="float" office:value="37144" calcext:value-type="float">
            <text:p>37,144 </text:p>
          </table:table-cell>
          <table:table-cell table:style-name="ce14" office:value-type="float" office:value="14257" calcext:value-type="float">
            <text:p>14,257 </text:p>
          </table:table-cell>
          <table:table-cell table:style-name="ce14" office:value-type="float" office:value="22887" calcext:value-type="float">
            <text:p>22,887 </text:p>
          </table:table-cell>
          <table:table-cell table:style-name="ce14" table:formula="of:=[.Y39]+[.Z39]" office:value-type="float" office:value="20645" calcext:value-type="float">
            <text:p>20,645 </text:p>
          </table:table-cell>
          <table:table-cell table:style-name="ce14" office:value-type="float" office:value="8588" calcext:value-type="float">
            <text:p>8,588 </text:p>
          </table:table-cell>
          <table:table-cell table:style-name="ce14" office:value-type="float" office:value="12057" calcext:value-type="float">
            <text:p>12,057 </text:p>
          </table:table-cell>
          <table:table-cell table:style-name="ce14" table:formula="of:=[.AB39]+[.AC39]" office:value-type="float" office:value="20801" calcext:value-type="float">
            <text:p>20,801 </text:p>
          </table:table-cell>
          <table:table-cell table:style-name="ce14" office:value-type="float" office:value="10199" calcext:value-type="float">
            <text:p>10,199 </text:p>
          </table:table-cell>
          <table:table-cell table:style-name="ce14" office:value-type="float" office:value="10602" calcext:value-type="float">
            <text:p>10,602 </text:p>
          </table:table-cell>
          <table:table-cell table:style-name="ce23"/>
          <table:table-cell table:number-columns-repeated="994"/>
        </table:table-row>
        <table:table-row table:style-name="ro4">
          <table:table-cell table:style-name="ce6" office:value-type="string" calcext:value-type="string" table:number-columns-spanned="1" table:number-rows-spanned="3">
            <text:p>非洲地區</text:p>
          </table:table-cell>
          <table:table-cell table:style-name="ce13" office:value-type="string" calcext:value-type="string">
            <text:p>南非 S.Africa</text:p>
          </table:table-cell>
          <table:table-cell table:style-name="ce14" table:formula="of:=[.D40]+[.E40]" office:value-type="float" office:value="2967" calcext:value-type="float">
            <text:p>2,967 </text:p>
          </table:table-cell>
          <table:table-cell table:style-name="ce14" table:formula="of:=[.G40]+[.J40]+[.M40]+[.P40]+[.S40]+[.V40]+[.Y40]+[.AB40]" office:value-type="float" office:value="1555" calcext:value-type="float">
            <text:p>1,555 </text:p>
          </table:table-cell>
          <table:table-cell table:style-name="ce14" table:formula="of:=[.H40]+[.K40]+[.N40]+[.Q40]+[.T40]+[.W40]+[.Z40]+[.AC40]" office:value-type="float" office:value="1412" calcext:value-type="float">
            <text:p>1,412 </text:p>
          </table:table-cell>
          <table:table-cell table:style-name="ce14" table:formula="of:=[.G40]+[.H40]" office:value-type="float" office:value="0" calcext:value-type="float">
            <text:p>0 </text:p>
          </table:table-cell>
          <table:table-cell table:number-columns-repeated="2" table:style-name="ce14" office:value-type="float" office:value="0" calcext:value-type="float">
            <text:p>0 </text:p>
          </table:table-cell>
          <table:table-cell table:style-name="ce14" table:formula="of:=[.J40]+[.K40]" office:value-type="float" office:value="65" calcext:value-type="float">
            <text:p>65 </text:p>
          </table:table-cell>
          <table:table-cell table:style-name="ce14" office:value-type="float" office:value="32" calcext:value-type="float">
            <text:p>32 </text:p>
          </table:table-cell>
          <table:table-cell table:style-name="ce14" office:value-type="float" office:value="33" calcext:value-type="float">
            <text:p>33 </text:p>
          </table:table-cell>
          <table:table-cell table:style-name="ce14" table:formula="of:=[.M40]+[.N40]" office:value-type="float" office:value="334" calcext:value-type="float">
            <text:p>334 </text:p>
          </table:table-cell>
          <table:table-cell table:style-name="ce14" office:value-type="float" office:value="146" calcext:value-type="float">
            <text:p>146 </text:p>
          </table:table-cell>
          <table:table-cell table:style-name="ce14" office:value-type="float" office:value="188" calcext:value-type="float">
            <text:p>188 </text:p>
          </table:table-cell>
          <table:table-cell table:style-name="ce14" table:formula="of:=[.P40]+[.Q40]" office:value-type="float" office:value="574" calcext:value-type="float">
            <text:p>574 </text:p>
          </table:table-cell>
          <table:table-cell table:style-name="ce14" office:value-type="float" office:value="311" calcext:value-type="float">
            <text:p>311 </text:p>
          </table:table-cell>
          <table:table-cell table:style-name="ce14" office:value-type="float" office:value="263" calcext:value-type="float">
            <text:p>263 </text:p>
          </table:table-cell>
          <table:table-cell table:style-name="ce14" table:formula="of:=[.S40]+[.T40]" office:value-type="float" office:value="520" calcext:value-type="float">
            <text:p>520 </text:p>
          </table:table-cell>
          <table:table-cell table:style-name="ce14" office:value-type="float" office:value="284" calcext:value-type="float">
            <text:p>284 </text:p>
          </table:table-cell>
          <table:table-cell table:style-name="ce14" office:value-type="float" office:value="236" calcext:value-type="float">
            <text:p>236 </text:p>
          </table:table-cell>
          <table:table-cell table:style-name="ce14" table:formula="of:=[.V40]+[.W40]" office:value-type="float" office:value="696" calcext:value-type="float">
            <text:p>696 </text:p>
          </table:table-cell>
          <table:table-cell table:style-name="ce14" office:value-type="float" office:value="315" calcext:value-type="float">
            <text:p>315 </text:p>
          </table:table-cell>
          <table:table-cell table:style-name="ce14" office:value-type="float" office:value="381" calcext:value-type="float">
            <text:p>381 </text:p>
          </table:table-cell>
          <table:table-cell table:style-name="ce14" table:formula="of:=[.Y40]+[.Z40]" office:value-type="float" office:value="455" calcext:value-type="float">
            <text:p>455 </text:p>
          </table:table-cell>
          <table:table-cell table:style-name="ce14" office:value-type="float" office:value="262" calcext:value-type="float">
            <text:p>262 </text:p>
          </table:table-cell>
          <table:table-cell table:style-name="ce14" office:value-type="float" office:value="193" calcext:value-type="float">
            <text:p>193 </text:p>
          </table:table-cell>
          <table:table-cell table:style-name="ce14" table:formula="of:=[.AB40]+[.AC40]" office:value-type="float" office:value="323" calcext:value-type="float">
            <text:p>323 </text:p>
          </table:table-cell>
          <table:table-cell table:style-name="ce14" office:value-type="float" office:value="205" calcext:value-type="float">
            <text:p>205 </text:p>
          </table:table-cell>
          <table:table-cell table:style-name="ce14" office:value-type="float" office:value="118" calcext:value-type="float">
            <text:p>118 </text:p>
          </table:table-cell>
          <table:table-cell table:style-name="ce23"/>
          <table:table-cell table:number-columns-repeated="994"/>
        </table:table-row>
        <table:table-row table:style-name="ro4">
          <table:covered-table-cell table:style-name="ce4"/>
          <table:table-cell table:style-name="ce13" office:value-type="string" calcext:value-type="string">
            <text:p>非洲其他地區 Others</text:p>
          </table:table-cell>
          <table:table-cell table:style-name="ce14" table:formula="of:=[.C42]-[.C40]" office:value-type="float" office:value="13682" calcext:value-type="float">
            <text:p>13,682 </text:p>
          </table:table-cell>
          <table:table-cell table:style-name="ce14" table:formula="of:=[.G41]+[.J41]+[.M41]+[.P41]+[.S41]+[.V41]+[.Y41]+[.AB41]" office:value-type="float" office:value="5821" calcext:value-type="float">
            <text:p>5,821 </text:p>
          </table:table-cell>
          <table:table-cell table:style-name="ce14" table:formula="of:=[.H41]+[.K41]+[.N41]+[.Q41]+[.T41]+[.W41]+[.Z41]+[.AC41]" office:value-type="float" office:value="7861" calcext:value-type="float">
            <text:p>7,861 </text:p>
          </table:table-cell>
          <table:table-cell table:style-name="ce14" table:formula="of:=[.F42]-[.F40]" office:value-type="float" office:value="0" calcext:value-type="float">
            <text:p>0 </text:p>
          </table:table-cell>
          <table:table-cell table:style-name="ce14" table:formula="of:=[.G42]-[.G40]" office:value-type="float" office:value="0" calcext:value-type="float">
            <text:p>0 </text:p>
          </table:table-cell>
          <table:table-cell table:style-name="ce14" table:formula="of:=[.H42]-[.H40]" office:value-type="float" office:value="0" calcext:value-type="float">
            <text:p>0 </text:p>
          </table:table-cell>
          <table:table-cell table:style-name="ce14" table:formula="of:=[.I42]-[.I40]" office:value-type="float" office:value="207" calcext:value-type="float">
            <text:p>207 </text:p>
          </table:table-cell>
          <table:table-cell table:style-name="ce14" table:formula="of:=[.J42]-[.J40]" office:value-type="float" office:value="102" calcext:value-type="float">
            <text:p>102 </text:p>
          </table:table-cell>
          <table:table-cell table:style-name="ce14" table:formula="of:=[.K42]-[.K40]" office:value-type="float" office:value="105" calcext:value-type="float">
            <text:p>105 </text:p>
          </table:table-cell>
          <table:table-cell table:style-name="ce14" table:formula="of:=[.L42]-[.L40]" office:value-type="float" office:value="1273" calcext:value-type="float">
            <text:p>1,273 </text:p>
          </table:table-cell>
          <table:table-cell table:style-name="ce14" table:formula="of:=[.M42]-[.M40]" office:value-type="float" office:value="467" calcext:value-type="float">
            <text:p>467 </text:p>
          </table:table-cell>
          <table:table-cell table:style-name="ce14" table:formula="of:=[.N42]-[.N40]" office:value-type="float" office:value="806" calcext:value-type="float">
            <text:p>806 </text:p>
          </table:table-cell>
          <table:table-cell table:style-name="ce14" table:formula="of:=[.O42]-[.O40]" office:value-type="float" office:value="2657" calcext:value-type="float">
            <text:p>2,657 </text:p>
          </table:table-cell>
          <table:table-cell table:style-name="ce14" table:formula="of:=[.P42]-[.P40]" office:value-type="float" office:value="1180" calcext:value-type="float">
            <text:p>1,180 </text:p>
          </table:table-cell>
          <table:table-cell table:style-name="ce14" table:formula="of:=[.Q42]-[.Q40]" office:value-type="float" office:value="1477" calcext:value-type="float">
            <text:p>1,477 </text:p>
          </table:table-cell>
          <table:table-cell table:style-name="ce14" table:formula="of:=[.R42]-[.R40]" office:value-type="float" office:value="2605" calcext:value-type="float">
            <text:p>2,605 </text:p>
          </table:table-cell>
          <table:table-cell table:style-name="ce14" table:formula="of:=[.S42]-[.S40]" office:value-type="float" office:value="1084" calcext:value-type="float">
            <text:p>1,084 </text:p>
          </table:table-cell>
          <table:table-cell table:style-name="ce14" table:formula="of:=[.T42]-[.T40]" office:value-type="float" office:value="1521" calcext:value-type="float">
            <text:p>1,521 </text:p>
          </table:table-cell>
          <table:table-cell table:style-name="ce14" table:formula="of:=[.U42]-[.U40]" office:value-type="float" office:value="3396" calcext:value-type="float">
            <text:p>3,396 </text:p>
          </table:table-cell>
          <table:table-cell table:style-name="ce14" table:formula="of:=[.V42]-[.V40]" office:value-type="float" office:value="1317" calcext:value-type="float">
            <text:p>1,317 </text:p>
          </table:table-cell>
          <table:table-cell table:style-name="ce14" table:formula="of:=[.W42]-[.W40]" office:value-type="float" office:value="2079" calcext:value-type="float">
            <text:p>2,079 </text:p>
          </table:table-cell>
          <table:table-cell table:style-name="ce14" table:formula="of:=[.X42]-[.X40]" office:value-type="float" office:value="1985" calcext:value-type="float">
            <text:p>1,985 </text:p>
          </table:table-cell>
          <table:table-cell table:style-name="ce14" table:formula="of:=[.Y42]-[.Y40]" office:value-type="float" office:value="853" calcext:value-type="float">
            <text:p>853 </text:p>
          </table:table-cell>
          <table:table-cell table:style-name="ce14" table:formula="of:=[.Z42]-[.Z40]" office:value-type="float" office:value="1132" calcext:value-type="float">
            <text:p>1,132 </text:p>
          </table:table-cell>
          <table:table-cell table:style-name="ce14" table:formula="of:=[.AA42]-[.AA40]" office:value-type="float" office:value="1559" calcext:value-type="float">
            <text:p>1,559 </text:p>
          </table:table-cell>
          <table:table-cell table:style-name="ce14" table:formula="of:=[.AB42]-[.AB40]" office:value-type="float" office:value="818" calcext:value-type="float">
            <text:p>818 </text:p>
          </table:table-cell>
          <table:table-cell table:style-name="ce14" table:formula="of:=[.AC42]-[.AC40]" office:value-type="float" office:value="741" calcext:value-type="float">
            <text:p>741 </text:p>
          </table:table-cell>
          <table:table-cell table:style-name="ce23"/>
          <table:table-cell table:number-columns-repeated="994"/>
        </table:table-row>
        <table:table-row table:style-name="ro4">
          <table:covered-table-cell table:style-name="ce5"/>
          <table:table-cell table:style-name="ce11" office:value-type="string" calcext:value-type="string">
            <text:p>非洲合計 Total</text:p>
          </table:table-cell>
          <table:table-cell table:style-name="ce15" table:formula="of:=[.D42]+[.E42]" office:value-type="float" office:value="16649" calcext:value-type="float">
            <text:p>16,649 </text:p>
          </table:table-cell>
          <table:table-cell table:style-name="ce14" table:formula="of:=[.G42]+[.J42]+[.M42]+[.P42]+[.S42]+[.V42]+[.Y42]+[.AB42]" office:value-type="float" office:value="7376" calcext:value-type="float">
            <text:p>7,376 </text:p>
          </table:table-cell>
          <table:table-cell table:style-name="ce14" table:formula="of:=[.H42]+[.K42]+[.N42]+[.Q42]+[.T42]+[.W42]+[.Z42]+[.AC42]" office:value-type="float" office:value="9273" calcext:value-type="float">
            <text:p>9,273 </text:p>
          </table:table-cell>
          <table:table-cell table:style-name="ce14" table:formula="of:=[.G42]+[.H42]" office:value-type="float" office:value="0" calcext:value-type="float">
            <text:p>0 </text:p>
          </table:table-cell>
          <table:table-cell table:number-columns-repeated="2" table:style-name="ce14" office:value-type="float" office:value="0" calcext:value-type="float">
            <text:p>0 </text:p>
          </table:table-cell>
          <table:table-cell table:style-name="ce14" table:formula="of:=[.J42]+[.K42]" office:value-type="float" office:value="272" calcext:value-type="float">
            <text:p>272 </text:p>
          </table:table-cell>
          <table:table-cell table:style-name="ce14" office:value-type="float" office:value="134" calcext:value-type="float">
            <text:p>134 </text:p>
          </table:table-cell>
          <table:table-cell table:style-name="ce14" office:value-type="float" office:value="138" calcext:value-type="float">
            <text:p>138 </text:p>
          </table:table-cell>
          <table:table-cell table:style-name="ce14" table:formula="of:=[.M42]+[.N42]" office:value-type="float" office:value="1607" calcext:value-type="float">
            <text:p>1,607 </text:p>
          </table:table-cell>
          <table:table-cell table:style-name="ce14" office:value-type="float" office:value="613" calcext:value-type="float">
            <text:p>613 </text:p>
          </table:table-cell>
          <table:table-cell table:style-name="ce14" office:value-type="float" office:value="994" calcext:value-type="float">
            <text:p>994 </text:p>
          </table:table-cell>
          <table:table-cell table:style-name="ce14" table:formula="of:=[.P42]+[.Q42]" office:value-type="float" office:value="3231" calcext:value-type="float">
            <text:p>3,231 </text:p>
          </table:table-cell>
          <table:table-cell table:style-name="ce14" office:value-type="float" office:value="1491" calcext:value-type="float">
            <text:p>1,491 </text:p>
          </table:table-cell>
          <table:table-cell table:style-name="ce14" office:value-type="float" office:value="1740" calcext:value-type="float">
            <text:p>1,740 </text:p>
          </table:table-cell>
          <table:table-cell table:style-name="ce14" table:formula="of:=[.S42]+[.T42]" office:value-type="float" office:value="3125" calcext:value-type="float">
            <text:p>3,125 </text:p>
          </table:table-cell>
          <table:table-cell table:style-name="ce14" office:value-type="float" office:value="1368" calcext:value-type="float">
            <text:p>1,368 </text:p>
          </table:table-cell>
          <table:table-cell table:style-name="ce14" office:value-type="float" office:value="1757" calcext:value-type="float">
            <text:p>1,757 </text:p>
          </table:table-cell>
          <table:table-cell table:style-name="ce14" table:formula="of:=[.V42]+[.W42]" office:value-type="float" office:value="4092" calcext:value-type="float">
            <text:p>4,092 </text:p>
          </table:table-cell>
          <table:table-cell table:style-name="ce14" office:value-type="float" office:value="1632" calcext:value-type="float">
            <text:p>1,632 </text:p>
          </table:table-cell>
          <table:table-cell table:style-name="ce14" office:value-type="float" office:value="2460" calcext:value-type="float">
            <text:p>2,460 </text:p>
          </table:table-cell>
          <table:table-cell table:style-name="ce14" table:formula="of:=[.Y42]+[.Z42]" office:value-type="float" office:value="2440" calcext:value-type="float">
            <text:p>2,440 </text:p>
          </table:table-cell>
          <table:table-cell table:style-name="ce14" office:value-type="float" office:value="1115" calcext:value-type="float">
            <text:p>1,115 </text:p>
          </table:table-cell>
          <table:table-cell table:style-name="ce14" office:value-type="float" office:value="1325" calcext:value-type="float">
            <text:p>1,325 </text:p>
          </table:table-cell>
          <table:table-cell table:style-name="ce14" table:formula="of:=[.AB42]+[.AC42]" office:value-type="float" office:value="1882" calcext:value-type="float">
            <text:p>1,882 </text:p>
          </table:table-cell>
          <table:table-cell table:style-name="ce14" office:value-type="float" office:value="1023" calcext:value-type="float">
            <text:p>1,023 </text:p>
          </table:table-cell>
          <table:table-cell table:style-name="ce14" office:value-type="float" office:value="859" calcext:value-type="float">
            <text:p>859 </text:p>
          </table:table-cell>
          <table:table-cell table:style-name="ce23"/>
          <table:table-cell table:number-columns-repeated="994"/>
        </table:table-row>
        <table:table-row table:style-name="ro4">
          <table:table-cell table:style-name="ce7"/>
          <table:table-cell table:style-name="ce11" office:value-type="string" calcext:value-type="string">
            <text:p>其他 Others</text:p>
          </table:table-cell>
          <table:table-cell table:style-name="ce15" table:formula="of:=[.D43]+[.E43]" office:value-type="float" office:value="3398" calcext:value-type="float">
            <text:p>3,398 </text:p>
          </table:table-cell>
          <table:table-cell table:style-name="ce14" table:formula="of:=[.G43]+[.J43]+[.M43]+[.P43]+[.S43]+[.V43]+[.Y43]+[.AB43]" office:value-type="float" office:value="2146" calcext:value-type="float">
            <text:p>2,146 </text:p>
          </table:table-cell>
          <table:table-cell table:style-name="ce14" table:formula="of:=[.H43]+[.K43]+[.N43]+[.Q43]+[.T43]+[.W43]+[.Z43]+[.AC43]" office:value-type="float" office:value="1252" calcext:value-type="float">
            <text:p>1,252 </text:p>
          </table:table-cell>
          <table:table-cell table:style-name="ce14" table:formula="of:=[.G43]+[.H43]" office:value-type="float" office:value="11" calcext:value-type="float">
            <text:p>11 </text:p>
          </table:table-cell>
          <table:table-cell table:style-name="ce14" office:value-type="float" office:value="2" calcext:value-type="float">
            <text:p>2 </text:p>
          </table:table-cell>
          <table:table-cell table:style-name="ce14" office:value-type="float" office:value="9" calcext:value-type="float">
            <text:p>9 </text:p>
          </table:table-cell>
          <table:table-cell table:style-name="ce14" table:formula="of:=[.J43]+[.K43]" office:value-type="float" office:value="85" calcext:value-type="float">
            <text:p>85 </text:p>
          </table:table-cell>
          <table:table-cell table:style-name="ce14" office:value-type="float" office:value="53" calcext:value-type="float">
            <text:p>53 </text:p>
          </table:table-cell>
          <table:table-cell table:style-name="ce14" office:value-type="float" office:value="32" calcext:value-type="float">
            <text:p>32 </text:p>
          </table:table-cell>
          <table:table-cell table:style-name="ce14" table:formula="of:=[.M43]+[.N43]" office:value-type="float" office:value="427" calcext:value-type="float">
            <text:p>427 </text:p>
          </table:table-cell>
          <table:table-cell table:style-name="ce14" office:value-type="float" office:value="226" calcext:value-type="float">
            <text:p>226 </text:p>
          </table:table-cell>
          <table:table-cell table:style-name="ce14" office:value-type="float" office:value="201" calcext:value-type="float">
            <text:p>201 </text:p>
          </table:table-cell>
          <table:table-cell table:style-name="ce14" table:formula="of:=[.P43]+[.Q43]" office:value-type="float" office:value="546" calcext:value-type="float">
            <text:p>546 </text:p>
          </table:table-cell>
          <table:table-cell table:style-name="ce14" office:value-type="float" office:value="334" calcext:value-type="float">
            <text:p>334 </text:p>
          </table:table-cell>
          <table:table-cell table:style-name="ce14" office:value-type="float" office:value="212" calcext:value-type="float">
            <text:p>212 </text:p>
          </table:table-cell>
          <table:table-cell table:style-name="ce14" table:formula="of:=[.S43]+[.T43]" office:value-type="float" office:value="696" calcext:value-type="float">
            <text:p>696 </text:p>
          </table:table-cell>
          <table:table-cell table:style-name="ce14" office:value-type="float" office:value="440" calcext:value-type="float">
            <text:p>440 </text:p>
          </table:table-cell>
          <table:table-cell table:style-name="ce14" office:value-type="float" office:value="256" calcext:value-type="float">
            <text:p>256 </text:p>
          </table:table-cell>
          <table:table-cell table:style-name="ce14" table:formula="of:=[.V43]+[.W43]" office:value-type="float" office:value="897" calcext:value-type="float">
            <text:p>897 </text:p>
          </table:table-cell>
          <table:table-cell table:style-name="ce14" office:value-type="float" office:value="585" calcext:value-type="float">
            <text:p>585 </text:p>
          </table:table-cell>
          <table:table-cell table:style-name="ce14" office:value-type="float" office:value="312" calcext:value-type="float">
            <text:p>312 </text:p>
          </table:table-cell>
          <table:table-cell table:style-name="ce14" table:formula="of:=[.Y43]+[.Z43]" office:value-type="float" office:value="436" calcext:value-type="float">
            <text:p>436 </text:p>
          </table:table-cell>
          <table:table-cell table:style-name="ce14" office:value-type="float" office:value="288" calcext:value-type="float">
            <text:p>288 </text:p>
          </table:table-cell>
          <table:table-cell table:style-name="ce14" office:value-type="float" office:value="148" calcext:value-type="float">
            <text:p>148 </text:p>
          </table:table-cell>
          <table:table-cell table:style-name="ce14" table:formula="of:=[.AB43]+[.AC43]" office:value-type="float" office:value="300" calcext:value-type="float">
            <text:p>300 </text:p>
          </table:table-cell>
          <table:table-cell table:style-name="ce14" office:value-type="float" office:value="218" calcext:value-type="float">
            <text:p>218 </text:p>
          </table:table-cell>
          <table:table-cell table:style-name="ce14" office:value-type="float" office:value="82" calcext:value-type="float">
            <text:p>82 </text:p>
          </table:table-cell>
          <table:table-cell table:style-name="ce23"/>
          <table:table-cell table:number-columns-repeated="994"/>
        </table:table-row>
        <table:table-row table:style-name="ro4">
          <table:table-cell table:style-name="ce6"/>
          <table:table-cell table:style-name="ce11" office:value-type="string" calcext:value-type="string">
            <text:p>總計 Grand Total</text:p>
          </table:table-cell>
          <table:table-cell table:style-name="ce16" table:formula="of:=[.C21]+[.C25]+[.C34]+[.C39]+[.C42]+[.C43]" office:value-type="float" office:value="16644684" calcext:value-type="float">
            <text:p>16,644,684 </text:p>
          </table:table-cell>
          <table:table-cell table:style-name="ce16" table:formula="of:=[.D21]+[.D25]+[.D34]+[.D39]+[.D42]+[.D43]" office:value-type="float" office:value="8204781" calcext:value-type="float">
            <text:p>8,204,781 </text:p>
          </table:table-cell>
          <table:table-cell table:style-name="ce16" table:formula="of:=[.E21]+[.E25]+[.E34]+[.E39]+[.E42]+[.E43]" office:value-type="float" office:value="8439903" calcext:value-type="float">
            <text:p>8,439,903 </text:p>
          </table:table-cell>
          <table:table-cell table:style-name="ce14" table:formula="of:=[.G44]+[.H44]" office:value-type="float" office:value="1084016" calcext:value-type="float">
            <text:p>1,084,016 </text:p>
          </table:table-cell>
          <table:table-cell table:style-name="ce14" table:formula="of:=[.G43]+[.G42]+[.G39]+[.G34]+[.G25]+[.G21]" office:value-type="float" office:value="551105" calcext:value-type="float">
            <text:p>551,105 </text:p>
          </table:table-cell>
          <table:table-cell table:style-name="ce14" table:formula="of:=[.H43]+[.H42]+[.H39]+[.H34]+[.H25]+[.H21]" office:value-type="float" office:value="532911" calcext:value-type="float">
            <text:p>532,911 </text:p>
          </table:table-cell>
          <table:table-cell table:style-name="ce14" table:formula="of:=[.J44]+[.K44]" office:value-type="float" office:value="623356" calcext:value-type="float">
            <text:p>623,356 </text:p>
          </table:table-cell>
          <table:table-cell table:style-name="ce14" table:formula="of:=[.J43]+[.J42]+[.J39]+[.J34]+[.J25]+[.J21]" office:value-type="float" office:value="290737" calcext:value-type="float">
            <text:p>290,737 </text:p>
          </table:table-cell>
          <table:table-cell table:style-name="ce14" table:formula="of:=[.K43]+[.K42]+[.K39]+[.K34]+[.K25]+[.K21]" office:value-type="float" office:value="332619" calcext:value-type="float">
            <text:p>332,619 </text:p>
          </table:table-cell>
          <table:table-cell table:style-name="ce14" table:formula="of:=[.M44]+[.N44]" office:value-type="float" office:value="2356899" calcext:value-type="float">
            <text:p>2,356,899 </text:p>
          </table:table-cell>
          <table:table-cell table:style-name="ce14" table:formula="of:=[.M43]+[.M42]+[.M39]+[.M34]+[.M25]+[.M21]" office:value-type="float" office:value="963457" calcext:value-type="float">
            <text:p>963,457 </text:p>
          </table:table-cell>
          <table:table-cell table:style-name="ce14" table:formula="of:=[.N43]+[.N42]+[.N39]+[.N34]+[.N25]+[.N21]" office:value-type="float" office:value="1393442" calcext:value-type="float">
            <text:p>1,393,442 </text:p>
          </table:table-cell>
          <table:table-cell table:style-name="ce14" table:formula="of:=[.P44]+[.Q44]" office:value-type="float" office:value="3486372" calcext:value-type="float">
            <text:p>3,486,372 </text:p>
          </table:table-cell>
          <table:table-cell table:style-name="ce14" table:formula="of:=[.P43]+[.P42]+[.P39]+[.P34]+[.P25]+[.P21]" office:value-type="float" office:value="1678808" calcext:value-type="float">
            <text:p>1,678,808 </text:p>
          </table:table-cell>
          <table:table-cell table:style-name="ce14" table:formula="of:=[.Q43]+[.Q42]+[.Q39]+[.Q34]+[.Q25]+[.Q21]" office:value-type="float" office:value="1807564" calcext:value-type="float">
            <text:p>1,807,564 </text:p>
          </table:table-cell>
          <table:table-cell table:style-name="ce14" table:formula="of:=[.S44]+[.T44]" office:value-type="float" office:value="3441500" calcext:value-type="float">
            <text:p>3,441,500 </text:p>
          </table:table-cell>
          <table:table-cell table:style-name="ce14" table:formula="of:=[.S43]+[.S42]+[.S39]+[.S34]+[.S25]+[.S21]" office:value-type="float" office:value="1795636" calcext:value-type="float">
            <text:p>1,795,636 </text:p>
          </table:table-cell>
          <table:table-cell table:style-name="ce14" table:formula="of:=[.T43]+[.T42]+[.T39]+[.T34]+[.T25]+[.T21]" office:value-type="float" office:value="1645864" calcext:value-type="float">
            <text:p>1,645,864 </text:p>
          </table:table-cell>
          <table:table-cell table:style-name="ce14" table:formula="of:=[.V44]+[.W44]" office:value-type="float" office:value="3003342" calcext:value-type="float">
            <text:p>3,003,342 </text:p>
          </table:table-cell>
          <table:table-cell table:style-name="ce14" table:formula="of:=[.V43]+[.V42]+[.V39]+[.V34]+[.V25]+[.V21]" office:value-type="float" office:value="1536252" calcext:value-type="float">
            <text:p>1,536,252 </text:p>
          </table:table-cell>
          <table:table-cell table:style-name="ce14" table:formula="of:=[.W43]+[.W42]+[.W39]+[.W34]+[.W25]+[.W21]" office:value-type="float" office:value="1467090" calcext:value-type="float">
            <text:p>1,467,090 </text:p>
          </table:table-cell>
          <table:table-cell table:style-name="ce14" table:formula="of:=[.Y44]+[.Z44]" office:value-type="float" office:value="1379011" calcext:value-type="float">
            <text:p>1,379,011 </text:p>
          </table:table-cell>
          <table:table-cell table:style-name="ce14" table:formula="of:=[.Y43]+[.Y42]+[.Y39]+[.Y34]+[.Y25]+[.Y21]" office:value-type="float" office:value="713943" calcext:value-type="float">
            <text:p>713,943 </text:p>
          </table:table-cell>
          <table:table-cell table:style-name="ce14" table:formula="of:=[.Z43]+[.Z42]+[.Z39]+[.Z34]+[.Z25]+[.Z21]" office:value-type="float" office:value="665068" calcext:value-type="float">
            <text:p>665,068 </text:p>
          </table:table-cell>
          <table:table-cell table:style-name="ce14" table:formula="of:=[.AB44]+[.AC44]" office:value-type="float" office:value="1270188" calcext:value-type="float">
            <text:p>1,270,188 </text:p>
          </table:table-cell>
          <table:table-cell table:style-name="ce14" table:formula="of:=[.AB43]+[.AB42]+[.AB39]+[.AB34]+[.AB25]+[.AB21]" office:value-type="float" office:value="674843" calcext:value-type="float">
            <text:p>674,843 </text:p>
          </table:table-cell>
          <table:table-cell table:style-name="ce14" table:formula="of:=[.AC43]+[.AC42]+[.AC39]+[.AC34]+[.AC25]+[.AC21]" office:value-type="float" office:value="595345" calcext:value-type="float">
            <text:p>595,345 </text:p>
          </table:table-cell>
          <table:table-cell table:style-name="ce23"/>
          <table:table-cell table:number-columns-repeated="994"/>
        </table:table-row>
        <table:table-row table:style-name="ro4">
          <table:table-cell table:style-name="ce8"/>
          <table:table-cell table:style-name="ce12" office:value-type="string" calcext:value-type="string">
            <text:p>百分比 Share（%）</text:p>
          </table:table-cell>
          <table:table-cell table:style-name="ce17" table:formula="of:=[.C44]/[.$C44]*100" office:value-type="float" office:value="100" calcext:value-type="float">
            <text:p>100.00 </text:p>
          </table:table-cell>
          <table:table-cell table:style-name="ce17" table:formula="of:=[.D44]/[.$C44]*100" office:value-type="float" office:value="49.2937024217462" calcext:value-type="float">
            <text:p>49.29 </text:p>
          </table:table-cell>
          <table:table-cell table:style-name="ce17" table:formula="of:=[.E44]/[.$C44]*100" office:value-type="float" office:value="50.7062975782538" calcext:value-type="float">
            <text:p>50.71 </text:p>
          </table:table-cell>
          <table:table-cell table:style-name="ce17" table:formula="of:=[.F44]/[.$C44]*100" office:value-type="float" office:value="6.51268597229001" calcext:value-type="float">
            <text:p>6.51 </text:p>
          </table:table-cell>
          <table:table-cell table:style-name="ce17" table:formula="of:=[.G44]/[.$C44]*100" office:value-type="float" office:value="3.31099707269901" calcext:value-type="float">
            <text:p>3.31 </text:p>
          </table:table-cell>
          <table:table-cell table:style-name="ce17" table:formula="of:=[.H44]/[.$C44]*100" office:value-type="float" office:value="3.201688899591" calcext:value-type="float">
            <text:p>3.20 </text:p>
          </table:table-cell>
          <table:table-cell table:style-name="ce17" table:formula="of:=[.I44]/[.$C44]*100" office:value-type="float" office:value="3.74507560491987" calcext:value-type="float">
            <text:p>3.75 </text:p>
          </table:table-cell>
          <table:table-cell table:style-name="ce17" table:formula="of:=[.J44]/[.$C44]*100" office:value-type="float" office:value="1.74672586154234" calcext:value-type="float">
            <text:p>1.75 </text:p>
          </table:table-cell>
          <table:table-cell table:style-name="ce17" table:formula="of:=[.K44]/[.$C44]*100" office:value-type="float" office:value="1.99834974337753" calcext:value-type="float">
            <text:p>2.00 </text:p>
          </table:table-cell>
          <table:table-cell table:style-name="ce17" table:formula="of:=[.L44]/[.$C44]*100" office:value-type="float" office:value="14.1600705666746" calcext:value-type="float">
            <text:p>14.16 </text:p>
          </table:table-cell>
          <table:table-cell table:style-name="ce17" table:formula="of:=[.M44]/[.$C44]*100" office:value-type="float" office:value="5.78837663724947" calcext:value-type="float">
            <text:p>5.79 </text:p>
          </table:table-cell>
          <table:table-cell table:style-name="ce17" table:formula="of:=[.N44]/[.$C44]*100" office:value-type="float" office:value="8.37169392942515" calcext:value-type="float">
            <text:p>8.37 </text:p>
          </table:table-cell>
          <table:table-cell table:style-name="ce17" table:formula="of:=[.O44]/[.$C44]*100" office:value-type="float" office:value="20.9458587498567" calcext:value-type="float">
            <text:p>20.95 </text:p>
          </table:table-cell>
          <table:table-cell table:style-name="ce17" table:formula="of:=[.P44]/[.$C44]*100" office:value-type="float" office:value="10.0861512300264" calcext:value-type="float">
            <text:p>10.09 </text:p>
          </table:table-cell>
          <table:table-cell table:style-name="ce17" table:formula="of:=[.Q44]/[.$C44]*100" office:value-type="float" office:value="10.8597075198304" calcext:value-type="float">
            <text:p>10.86 </text:p>
          </table:table-cell>
          <table:table-cell table:style-name="ce17" table:formula="of:=[.R44]/[.$C44]*100" office:value-type="float" office:value="20.6762711746285" calcext:value-type="float">
            <text:p>20.68 </text:p>
          </table:table-cell>
          <table:table-cell table:style-name="ce17" table:formula="of:=[.S44]/[.$C44]*100" office:value-type="float" office:value="10.788044999833" calcext:value-type="float">
            <text:p>10.79 </text:p>
          </table:table-cell>
          <table:table-cell table:style-name="ce17" table:formula="of:=[.T44]/[.$C44]*100" office:value-type="float" office:value="9.88822617479551" calcext:value-type="float">
            <text:p>9.89 </text:p>
          </table:table-cell>
          <table:table-cell table:style-name="ce17" table:formula="of:=[.U44]/[.$C44]*100" office:value-type="float" office:value="18.0438511178704" calcext:value-type="float">
            <text:p>18.04 </text:p>
          </table:table-cell>
          <table:table-cell table:style-name="ce17" table:formula="of:=[.V44]/[.$C44]*100" office:value-type="float" office:value="9.22968558610064" calcext:value-type="float">
            <text:p>9.23 </text:p>
          </table:table-cell>
          <table:table-cell table:style-name="ce17" table:formula="of:=[.W44]/[.$C44]*100" office:value-type="float" office:value="8.81416553176978" calcext:value-type="float">
            <text:p>8.81 </text:p>
          </table:table-cell>
          <table:table-cell table:style-name="ce17" table:formula="of:=[.X44]/[.$C44]*100" office:value-type="float" office:value="8.28499357512585" calcext:value-type="float">
            <text:p>8.28 </text:p>
          </table:table-cell>
          <table:table-cell table:style-name="ce17" table:formula="of:=[.Y44]/[.$C44]*100" office:value-type="float" office:value="4.28931543548679" calcext:value-type="float">
            <text:p>4.29 </text:p>
          </table:table-cell>
          <table:table-cell table:style-name="ce17" table:formula="of:=[.Z44]/[.$C44]*100" office:value-type="float" office:value="3.99567813963906" calcext:value-type="float">
            <text:p>4.00 </text:p>
          </table:table-cell>
          <table:table-cell table:style-name="ce17" table:formula="of:=[.AA44]/[.$C44]*100" office:value-type="float" office:value="7.63119323863403" calcext:value-type="float">
            <text:p>7.63 </text:p>
          </table:table-cell>
          <table:table-cell table:style-name="ce17" table:formula="of:=[.AB44]/[.$C44]*100" office:value-type="float" office:value="4.0544055988086" calcext:value-type="float">
            <text:p>4.05 </text:p>
          </table:table-cell>
          <table:table-cell table:style-name="ce17" table:formula="of:=[.AC44]/[.$C44]*100" office:value-type="float" office:value="3.57678763982542" calcext:value-type="float">
            <text:p>3.58 </text:p>
          </table:table-cell>
          <table:table-cell table:style-name="ce23"/>
          <table:table-cell table:number-columns-repeated="994"/>
        </table:table-row>
        <table:table-row table:style-name="ro4" table:number-rows-repeated="104853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新細明體" svg:font-family="新細明體" style:font-family-generic="roman"/>
    <style:font-face style:name="標楷體" svg:font-family="標楷體" style:font-family-generic="script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">
      <number:number number:decimal-places="0" loext:min-decimal-places="0" number:min-integer-digits="1" number:grouping="true"/>
      <number:text> </number:text>
    </number:number-style>
    <number:number-style style:name="N142">
      <number:number number:decimal-places="2" loext:min-decimal-places="2" number:min-integer-digits="1"/>
      <number:text> </number:text>
    </number:number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month/>
      <number:text>/</number:text>
      <number:day/>
      <number:text>/</number:text>
      <number:year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middle"/>
      <style:text-properties fo:color="#000000"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420mm" fo:page-height="297mm" style:num-format="1" style:print-orientation="landscape" fo:margin-top="9mm" fo:margin-bottom="11.68mm" fo:margin-left="8.01mm" fo:margin-right="10mm" style:print-page-order="ttb" style:first-page-number="continue" loext:scale-to-X="1" loext:scale-to-Y="1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8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出國按目的地及性別及年齡" style:display-name="PageStyle_出國按目的地及性別及年齡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mi</meta:initial-creator>
    <dc:creator>任建功</dc:creator>
    <meta:print-date>2018-08-27T07:11:52</meta:print-date>
    <meta:creation-date>2018-08-16T05:50:32</meta:creation-date>
    <dc:date>2019-01-28T06:23:11</dc:date>
    <meta:generator>LibreOffice/5.1.3.2$Windows_x86 LibreOffice_project/644e4637d1d8544fd9f56425bd6cec110e49301b</meta:generator>
    <meta:document-statistic meta:table-count="1" meta:cell-count="1219" meta:object-count="1"/>
    <meta:user-defined meta:name="AppVersion">14.0300</meta:user-defined>
    <meta:user-defined meta:name="Company">mor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